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94.2pt" svg:height="254.92pt" svg:x="135.24pt" svg:y="5.33pt">
            <loext:p draw:notify-on-update-of-ranges="Sheet1.A1:Sheet1.A9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92.13pt" svg:height="254.92pt" svg:x="133.17pt" svg:y="268.78pt">
            <loext:p draw:notify-on-update-of-ranges="Sheet1.B1:Sheet1.B9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86785" calcext:value-type="float">
            <text:p>186785</text:p>
          </table:table-cell>
          <table:table-cell office:value-type="float" office:value="189608" calcext:value-type="float">
            <text:p>189608</text:p>
          </table:table-cell>
        </table:table-row>
        <table:table-row table:style-name="ro1">
          <table:table-cell office:value-type="float" office:value="91237" calcext:value-type="float">
            <text:p>91237</text:p>
          </table:table-cell>
          <table:table-cell office:value-type="float" office:value="207244" calcext:value-type="float">
            <text:p>207244</text:p>
          </table:table-cell>
        </table:table-row>
        <table:table-row table:style-name="ro1">
          <table:table-cell office:value-type="float" office:value="90907" calcext:value-type="float">
            <text:p>90907</text:p>
          </table:table-cell>
          <table:table-cell office:value-type="float" office:value="199639" calcext:value-type="float">
            <text:p>199639</text:p>
          </table:table-cell>
        </table:table-row>
        <table:table-row table:style-name="ro1">
          <table:table-cell office:value-type="float" office:value="83870" calcext:value-type="float">
            <text:p>83870</text:p>
          </table:table-cell>
          <table:table-cell office:value-type="float" office:value="188058" calcext:value-type="float">
            <text:p>188058</text:p>
          </table:table-cell>
        </table:table-row>
        <table:table-row table:style-name="ro1">
          <table:table-cell office:value-type="float" office:value="93881" calcext:value-type="float">
            <text:p>93881</text:p>
          </table:table-cell>
          <table:table-cell office:value-type="float" office:value="200208" calcext:value-type="float">
            <text:p>200208</text:p>
          </table:table-cell>
        </table:table-row>
        <table:table-row table:style-name="ro1">
          <table:table-cell office:value-type="float" office:value="90931" calcext:value-type="float">
            <text:p>90931</text:p>
          </table:table-cell>
          <table:table-cell office:value-type="float" office:value="222302" calcext:value-type="float">
            <text:p>222302</text:p>
          </table:table-cell>
        </table:table-row>
        <table:table-row table:style-name="ro1">
          <table:table-cell office:value-type="float" office:value="93289" calcext:value-type="float">
            <text:p>93289</text:p>
          </table:table-cell>
          <table:table-cell office:value-type="float" office:value="215973" calcext:value-type="float">
            <text:p>215973</text:p>
          </table:table-cell>
        </table:table-row>
        <table:table-row table:style-name="ro1">
          <table:table-cell office:value-type="float" office:value="92240" calcext:value-type="float">
            <text:p>92240</text:p>
          </table:table-cell>
          <table:table-cell office:value-type="float" office:value="213100" calcext:value-type="float">
            <text:p>213100</text:p>
          </table:table-cell>
        </table:table-row>
        <table:table-row table:style-name="ro1">
          <table:table-cell office:value-type="float" office:value="85048" calcext:value-type="float">
            <text:p>85048</text:p>
          </table:table-cell>
          <table:table-cell office:value-type="float" office:value="215287" calcext:value-type="float">
            <text:p>215287</text:p>
          </table:table-cell>
        </table:table-row>
        <table:table-row table:style-name="ro1">
          <table:table-cell office:value-type="float" office:value="84335" calcext:value-type="float">
            <text:p>84335</text:p>
          </table:table-cell>
          <table:table-cell office:value-type="float" office:value="169027" calcext:value-type="float">
            <text:p>169027</text:p>
          </table:table-cell>
        </table:table-row>
        <table:table-row table:style-name="ro1">
          <table:table-cell office:value-type="float" office:value="86962" calcext:value-type="float">
            <text:p>86962</text:p>
          </table:table-cell>
          <table:table-cell office:value-type="float" office:value="173021" calcext:value-type="float">
            <text:p>173021</text:p>
          </table:table-cell>
        </table:table-row>
        <table:table-row table:style-name="ro1">
          <table:table-cell office:value-type="float" office:value="85613" calcext:value-type="float">
            <text:p>85613</text:p>
          </table:table-cell>
          <table:table-cell office:value-type="float" office:value="176764" calcext:value-type="float">
            <text:p>176764</text:p>
          </table:table-cell>
        </table:table-row>
        <table:table-row table:style-name="ro1">
          <table:table-cell office:value-type="float" office:value="84469" calcext:value-type="float">
            <text:p>84469</text:p>
          </table:table-cell>
          <table:table-cell office:value-type="float" office:value="161415" calcext:value-type="float">
            <text:p>161415</text:p>
          </table:table-cell>
        </table:table-row>
        <table:table-row table:style-name="ro1">
          <table:table-cell office:value-type="float" office:value="86640" calcext:value-type="float">
            <text:p>86640</text:p>
          </table:table-cell>
          <table:table-cell office:value-type="float" office:value="163539" calcext:value-type="float">
            <text:p>163539</text:p>
          </table:table-cell>
        </table:table-row>
        <table:table-row table:style-name="ro1">
          <table:table-cell office:value-type="float" office:value="86463" calcext:value-type="float">
            <text:p>86463</text:p>
          </table:table-cell>
          <table:table-cell office:value-type="float" office:value="165811" calcext:value-type="float">
            <text:p>165811</text:p>
          </table:table-cell>
        </table:table-row>
        <table:table-row table:style-name="ro1">
          <table:table-cell office:value-type="float" office:value="85105" calcext:value-type="float">
            <text:p>85105</text:p>
          </table:table-cell>
          <table:table-cell office:value-type="float" office:value="156016" calcext:value-type="float">
            <text:p>156016</text:p>
          </table:table-cell>
        </table:table-row>
        <table:table-row table:style-name="ro1">
          <table:table-cell office:value-type="float" office:value="87746" calcext:value-type="float">
            <text:p>87746</text:p>
          </table:table-cell>
          <table:table-cell office:value-type="float" office:value="149671" calcext:value-type="float">
            <text:p>149671</text:p>
          </table:table-cell>
        </table:table-row>
        <table:table-row table:style-name="ro1">
          <table:table-cell office:value-type="float" office:value="111895" calcext:value-type="float">
            <text:p>111895</text:p>
          </table:table-cell>
          <table:table-cell office:value-type="float" office:value="149618" calcext:value-type="float">
            <text:p>149618</text:p>
          </table:table-cell>
        </table:table-row>
        <table:table-row table:style-name="ro1">
          <table:table-cell office:value-type="float" office:value="118486" calcext:value-type="float">
            <text:p>118486</text:p>
          </table:table-cell>
          <table:table-cell office:value-type="float" office:value="157810" calcext:value-type="float">
            <text:p>157810</text:p>
          </table:table-cell>
        </table:table-row>
        <table:table-row table:style-name="ro1">
          <table:table-cell office:value-type="float" office:value="122439" calcext:value-type="float">
            <text:p>122439</text:p>
          </table:table-cell>
          <table:table-cell office:value-type="float" office:value="162538" calcext:value-type="float">
            <text:p>162538</text:p>
          </table:table-cell>
        </table:table-row>
        <table:table-row table:style-name="ro1">
          <table:table-cell office:value-type="float" office:value="123532" calcext:value-type="float">
            <text:p>123532</text:p>
          </table:table-cell>
          <table:table-cell office:value-type="float" office:value="147467" calcext:value-type="float">
            <text:p>147467</text:p>
          </table:table-cell>
        </table:table-row>
        <table:table-row table:style-name="ro1">
          <table:table-cell office:value-type="float" office:value="153416" calcext:value-type="float">
            <text:p>153416</text:p>
          </table:table-cell>
          <table:table-cell office:value-type="float" office:value="146061" calcext:value-type="float">
            <text:p>146061</text:p>
          </table:table-cell>
        </table:table-row>
        <table:table-row table:style-name="ro1">
          <table:table-cell office:value-type="float" office:value="149663" calcext:value-type="float">
            <text:p>149663</text:p>
          </table:table-cell>
          <table:table-cell office:value-type="float" office:value="146537" calcext:value-type="float">
            <text:p>146537</text:p>
          </table:table-cell>
        </table:table-row>
        <table:table-row table:style-name="ro1">
          <table:table-cell office:value-type="float" office:value="149487" calcext:value-type="float">
            <text:p>149487</text:p>
          </table:table-cell>
          <table:table-cell office:value-type="float" office:value="150268" calcext:value-type="float">
            <text:p>150268</text:p>
          </table:table-cell>
        </table:table-row>
        <table:table-row table:style-name="ro1">
          <table:table-cell office:value-type="float" office:value="156381" calcext:value-type="float">
            <text:p>156381</text:p>
          </table:table-cell>
          <table:table-cell office:value-type="float" office:value="157934" calcext:value-type="float">
            <text:p>157934</text:p>
          </table:table-cell>
        </table:table-row>
        <table:table-row table:style-name="ro1">
          <table:table-cell office:value-type="float" office:value="151351" calcext:value-type="float">
            <text:p>151351</text:p>
          </table:table-cell>
          <table:table-cell office:value-type="float" office:value="143214" calcext:value-type="float">
            <text:p>143214</text:p>
          </table:table-cell>
        </table:table-row>
        <table:table-row table:style-name="ro1">
          <table:table-cell office:value-type="float" office:value="148061" calcext:value-type="float">
            <text:p>148061</text:p>
          </table:table-cell>
          <table:table-cell office:value-type="float" office:value="139547" calcext:value-type="float">
            <text:p>139547</text:p>
          </table:table-cell>
        </table:table-row>
        <table:table-row table:style-name="ro1">
          <table:table-cell office:value-type="float" office:value="149481" calcext:value-type="float">
            <text:p>149481</text:p>
          </table:table-cell>
          <table:table-cell office:value-type="float" office:value="138266" calcext:value-type="float">
            <text:p>138266</text:p>
          </table:table-cell>
        </table:table-row>
        <table:table-row table:style-name="ro1">
          <table:table-cell office:value-type="float" office:value="145483" calcext:value-type="float">
            <text:p>145483</text:p>
          </table:table-cell>
          <table:table-cell office:value-type="float" office:value="139999" calcext:value-type="float">
            <text:p>139999</text:p>
          </table:table-cell>
        </table:table-row>
        <table:table-row table:style-name="ro1">
          <table:table-cell office:value-type="float" office:value="151223" calcext:value-type="float">
            <text:p>151223</text:p>
          </table:table-cell>
          <table:table-cell office:value-type="float" office:value="143767" calcext:value-type="float">
            <text:p>143767</text:p>
          </table:table-cell>
        </table:table-row>
        <table:table-row table:style-name="ro1">
          <table:table-cell office:value-type="float" office:value="149533" calcext:value-type="float">
            <text:p>149533</text:p>
          </table:table-cell>
          <table:table-cell office:value-type="float" office:value="137698" calcext:value-type="float">
            <text:p>137698</text:p>
          </table:table-cell>
        </table:table-row>
        <table:table-row table:style-name="ro1">
          <table:table-cell office:value-type="float" office:value="147631" calcext:value-type="float">
            <text:p>147631</text:p>
          </table:table-cell>
          <table:table-cell office:value-type="float" office:value="135910" calcext:value-type="float">
            <text:p>135910</text:p>
          </table:table-cell>
        </table:table-row>
        <table:table-row table:style-name="ro1">
          <table:table-cell office:value-type="float" office:value="150144" calcext:value-type="float">
            <text:p>150144</text:p>
          </table:table-cell>
          <table:table-cell office:value-type="float" office:value="137953" calcext:value-type="float">
            <text:p>137953</text:p>
          </table:table-cell>
        </table:table-row>
        <table:table-row table:style-name="ro1">
          <table:table-cell office:value-type="float" office:value="153429" calcext:value-type="float">
            <text:p>153429</text:p>
          </table:table-cell>
          <table:table-cell office:value-type="float" office:value="138347" calcext:value-type="float">
            <text:p>138347</text:p>
          </table:table-cell>
        </table:table-row>
        <table:table-row table:style-name="ro1">
          <table:table-cell office:value-type="float" office:value="151396" calcext:value-type="float">
            <text:p>151396</text:p>
          </table:table-cell>
          <table:table-cell office:value-type="float" office:value="137755" calcext:value-type="float">
            <text:p>137755</text:p>
          </table:table-cell>
        </table:table-row>
        <table:table-row table:style-name="ro1">
          <table:table-cell office:value-type="float" office:value="159884" calcext:value-type="float">
            <text:p>159884</text:p>
          </table:table-cell>
          <table:table-cell office:value-type="float" office:value="141544" calcext:value-type="float">
            <text:p>141544</text:p>
          </table:table-cell>
        </table:table-row>
        <table:table-row table:style-name="ro1">
          <table:table-cell office:value-type="float" office:value="160492" calcext:value-type="float">
            <text:p>160492</text:p>
          </table:table-cell>
          <table:table-cell office:value-type="float" office:value="139147" calcext:value-type="float">
            <text:p>139147</text:p>
          </table:table-cell>
        </table:table-row>
        <table:table-row table:style-name="ro1">
          <table:table-cell office:value-type="float" office:value="157861" calcext:value-type="float">
            <text:p>157861</text:p>
          </table:table-cell>
          <table:table-cell office:value-type="float" office:value="139271" calcext:value-type="float">
            <text:p>139271</text:p>
          </table:table-cell>
        </table:table-row>
        <table:table-row table:style-name="ro1">
          <table:table-cell office:value-type="float" office:value="146807" calcext:value-type="float">
            <text:p>146807</text:p>
          </table:table-cell>
          <table:table-cell office:value-type="float" office:value="143037" calcext:value-type="float">
            <text:p>143037</text:p>
          </table:table-cell>
        </table:table-row>
        <table:table-row table:style-name="ro1">
          <table:table-cell office:value-type="float" office:value="154468" calcext:value-type="float">
            <text:p>154468</text:p>
          </table:table-cell>
          <table:table-cell office:value-type="float" office:value="144130" calcext:value-type="float">
            <text:p>144130</text:p>
          </table:table-cell>
        </table:table-row>
        <table:table-row table:style-name="ro1">
          <table:table-cell office:value-type="float" office:value="152129" calcext:value-type="float">
            <text:p>152129</text:p>
          </table:table-cell>
          <table:table-cell office:value-type="float" office:value="140624" calcext:value-type="float">
            <text:p>140624</text:p>
          </table:table-cell>
        </table:table-row>
        <table:table-row table:style-name="ro1">
          <table:table-cell office:value-type="float" office:value="157452" calcext:value-type="float">
            <text:p>157452</text:p>
          </table:table-cell>
          <table:table-cell office:value-type="float" office:value="141165" calcext:value-type="float">
            <text:p>141165</text:p>
          </table:table-cell>
        </table:table-row>
        <table:table-row table:style-name="ro1">
          <table:table-cell office:value-type="float" office:value="147704" calcext:value-type="float">
            <text:p>147704</text:p>
          </table:table-cell>
          <table:table-cell office:value-type="float" office:value="139828" calcext:value-type="float">
            <text:p>139828</text:p>
          </table:table-cell>
        </table:table-row>
        <table:table-row table:style-name="ro1">
          <table:table-cell office:value-type="float" office:value="153588" calcext:value-type="float">
            <text:p>153588</text:p>
          </table:table-cell>
          <table:table-cell office:value-type="float" office:value="140880" calcext:value-type="float">
            <text:p>140880</text:p>
          </table:table-cell>
        </table:table-row>
        <table:table-row table:style-name="ro1">
          <table:table-cell office:value-type="float" office:value="161713" calcext:value-type="float">
            <text:p>161713</text:p>
          </table:table-cell>
          <table:table-cell office:value-type="float" office:value="139304" calcext:value-type="float">
            <text:p>139304</text:p>
          </table:table-cell>
        </table:table-row>
        <table:table-row table:style-name="ro1">
          <table:table-cell office:value-type="float" office:value="160692" calcext:value-type="float">
            <text:p>160692</text:p>
          </table:table-cell>
          <table:table-cell office:value-type="float" office:value="143590" calcext:value-type="float">
            <text:p>143590</text:p>
          </table:table-cell>
        </table:table-row>
        <table:table-row table:style-name="ro1">
          <table:table-cell office:value-type="float" office:value="153211" calcext:value-type="float">
            <text:p>153211</text:p>
          </table:table-cell>
          <table:table-cell office:value-type="float" office:value="160654" calcext:value-type="float">
            <text:p>160654</text:p>
          </table:table-cell>
        </table:table-row>
        <table:table-row table:style-name="ro1">
          <table:table-cell office:value-type="float" office:value="161602" calcext:value-type="float">
            <text:p>161602</text:p>
          </table:table-cell>
          <table:table-cell office:value-type="float" office:value="137920" calcext:value-type="float">
            <text:p>137920</text:p>
          </table:table-cell>
        </table:table-row>
        <table:table-row table:style-name="ro1">
          <table:table-cell office:value-type="float" office:value="208836" calcext:value-type="float">
            <text:p>208836</text:p>
          </table:table-cell>
          <table:table-cell office:value-type="float" office:value="138960" calcext:value-type="float">
            <text:p>138960</text:p>
          </table:table-cell>
        </table:table-row>
        <table:table-row table:style-name="ro1">
          <table:table-cell office:value-type="float" office:value="186429" calcext:value-type="float">
            <text:p>186429</text:p>
          </table:table-cell>
          <table:table-cell office:value-type="float" office:value="141137" calcext:value-type="float">
            <text:p>141137</text:p>
          </table:table-cell>
        </table:table-row>
        <table:table-row table:style-name="ro1">
          <table:table-cell office:value-type="float" office:value="186650" calcext:value-type="float">
            <text:p>186650</text:p>
          </table:table-cell>
          <table:table-cell office:value-type="float" office:value="139070" calcext:value-type="float">
            <text:p>139070</text:p>
          </table:table-cell>
        </table:table-row>
        <table:table-row table:style-name="ro1">
          <table:table-cell office:value-type="float" office:value="173452" calcext:value-type="float">
            <text:p>173452</text:p>
          </table:table-cell>
          <table:table-cell office:value-type="float" office:value="139296" calcext:value-type="float">
            <text:p>139296</text:p>
          </table:table-cell>
        </table:table-row>
        <table:table-row table:style-name="ro1">
          <table:table-cell office:value-type="float" office:value="173664" calcext:value-type="float">
            <text:p>173664</text:p>
          </table:table-cell>
          <table:table-cell office:value-type="float" office:value="139331" calcext:value-type="float">
            <text:p>139331</text:p>
          </table:table-cell>
        </table:table-row>
        <table:table-row table:style-name="ro1">
          <table:table-cell office:value-type="float" office:value="185854" calcext:value-type="float">
            <text:p>185854</text:p>
          </table:table-cell>
          <table:table-cell office:value-type="float" office:value="140857" calcext:value-type="float">
            <text:p>140857</text:p>
          </table:table-cell>
        </table:table-row>
        <table:table-row table:style-name="ro1">
          <table:table-cell office:value-type="float" office:value="165625" calcext:value-type="float">
            <text:p>165625</text:p>
          </table:table-cell>
          <table:table-cell office:value-type="float" office:value="138139" calcext:value-type="float">
            <text:p>138139</text:p>
          </table:table-cell>
        </table:table-row>
        <table:table-row table:style-name="ro1">
          <table:table-cell office:value-type="float" office:value="153229" calcext:value-type="float">
            <text:p>153229</text:p>
          </table:table-cell>
          <table:table-cell office:value-type="float" office:value="137504" calcext:value-type="float">
            <text:p>137504</text:p>
          </table:table-cell>
        </table:table-row>
        <table:table-row table:style-name="ro1">
          <table:table-cell office:value-type="float" office:value="156936" calcext:value-type="float">
            <text:p>156936</text:p>
          </table:table-cell>
          <table:table-cell office:value-type="float" office:value="140882" calcext:value-type="float">
            <text:p>140882</text:p>
          </table:table-cell>
        </table:table-row>
        <table:table-row table:style-name="ro1">
          <table:table-cell office:value-type="float" office:value="161883" calcext:value-type="float">
            <text:p>161883</text:p>
          </table:table-cell>
          <table:table-cell office:value-type="float" office:value="138581" calcext:value-type="float">
            <text:p>138581</text:p>
          </table:table-cell>
        </table:table-row>
        <table:table-row table:style-name="ro1">
          <table:table-cell office:value-type="float" office:value="153356" calcext:value-type="float">
            <text:p>153356</text:p>
          </table:table-cell>
          <table:table-cell office:value-type="float" office:value="137025" calcext:value-type="float">
            <text:p>137025</text:p>
          </table:table-cell>
        </table:table-row>
        <table:table-row table:style-name="ro1">
          <table:table-cell office:value-type="float" office:value="160589" calcext:value-type="float">
            <text:p>160589</text:p>
          </table:table-cell>
          <table:table-cell office:value-type="float" office:value="137700" calcext:value-type="float">
            <text:p>137700</text:p>
          </table:table-cell>
        </table:table-row>
        <table:table-row table:style-name="ro1">
          <table:table-cell office:value-type="float" office:value="157710" calcext:value-type="float">
            <text:p>157710</text:p>
          </table:table-cell>
          <table:table-cell office:value-type="float" office:value="137091" calcext:value-type="float">
            <text:p>137091</text:p>
          </table:table-cell>
        </table:table-row>
        <table:table-row table:style-name="ro1">
          <table:table-cell office:value-type="float" office:value="156163" calcext:value-type="float">
            <text:p>156163</text:p>
          </table:table-cell>
          <table:table-cell office:value-type="float" office:value="140223" calcext:value-type="float">
            <text:p>140223</text:p>
          </table:table-cell>
        </table:table-row>
        <table:table-row table:style-name="ro1">
          <table:table-cell office:value-type="float" office:value="153213" calcext:value-type="float">
            <text:p>153213</text:p>
          </table:table-cell>
          <table:table-cell office:value-type="float" office:value="137896" calcext:value-type="float">
            <text:p>137896</text:p>
          </table:table-cell>
        </table:table-row>
        <table:table-row table:style-name="ro1">
          <table:table-cell office:value-type="float" office:value="148196" calcext:value-type="float">
            <text:p>148196</text:p>
          </table:table-cell>
          <table:table-cell office:value-type="float" office:value="136486" calcext:value-type="float">
            <text:p>136486</text:p>
          </table:table-cell>
        </table:table-row>
        <table:table-row table:style-name="ro1">
          <table:table-cell office:value-type="float" office:value="152235" calcext:value-type="float">
            <text:p>152235</text:p>
          </table:table-cell>
          <table:table-cell office:value-type="float" office:value="137334" calcext:value-type="float">
            <text:p>137334</text:p>
          </table:table-cell>
        </table:table-row>
        <table:table-row table:style-name="ro1">
          <table:table-cell office:value-type="float" office:value="152526" calcext:value-type="float">
            <text:p>152526</text:p>
          </table:table-cell>
          <table:table-cell office:value-type="float" office:value="137771" calcext:value-type="float">
            <text:p>137771</text:p>
          </table:table-cell>
        </table:table-row>
        <table:table-row table:style-name="ro1">
          <table:table-cell office:value-type="float" office:value="145392" calcext:value-type="float">
            <text:p>145392</text:p>
          </table:table-cell>
          <table:table-cell office:value-type="float" office:value="136532" calcext:value-type="float">
            <text:p>136532</text:p>
          </table:table-cell>
        </table:table-row>
        <table:table-row table:style-name="ro1">
          <table:table-cell office:value-type="float" office:value="143562" calcext:value-type="float">
            <text:p>143562</text:p>
          </table:table-cell>
          <table:table-cell office:value-type="float" office:value="142475" calcext:value-type="float">
            <text:p>142475</text:p>
          </table:table-cell>
        </table:table-row>
        <table:table-row table:style-name="ro1">
          <table:table-cell office:value-type="float" office:value="149195" calcext:value-type="float">
            <text:p>149195</text:p>
          </table:table-cell>
          <table:table-cell office:value-type="float" office:value="139275" calcext:value-type="float">
            <text:p>139275</text:p>
          </table:table-cell>
        </table:table-row>
        <table:table-row table:style-name="ro1">
          <table:table-cell office:value-type="float" office:value="161305" calcext:value-type="float">
            <text:p>161305</text:p>
          </table:table-cell>
          <table:table-cell office:value-type="float" office:value="140953" calcext:value-type="float">
            <text:p>140953</text:p>
          </table:table-cell>
        </table:table-row>
        <table:table-row table:style-name="ro1">
          <table:table-cell office:value-type="float" office:value="143418" calcext:value-type="float">
            <text:p>143418</text:p>
          </table:table-cell>
          <table:table-cell office:value-type="float" office:value="140578" calcext:value-type="float">
            <text:p>140578</text:p>
          </table:table-cell>
        </table:table-row>
        <table:table-row table:style-name="ro1">
          <table:table-cell office:value-type="float" office:value="143359" calcext:value-type="float">
            <text:p>143359</text:p>
          </table:table-cell>
          <table:table-cell office:value-type="float" office:value="137418" calcext:value-type="float">
            <text:p>137418</text:p>
          </table:table-cell>
        </table:table-row>
        <table:table-row table:style-name="ro1">
          <table:table-cell office:value-type="float" office:value="150768" calcext:value-type="float">
            <text:p>150768</text:p>
          </table:table-cell>
          <table:table-cell office:value-type="float" office:value="139403" calcext:value-type="float">
            <text:p>139403</text:p>
          </table:table-cell>
        </table:table-row>
        <table:table-row table:style-name="ro1">
          <table:table-cell office:value-type="float" office:value="147983" calcext:value-type="float">
            <text:p>147983</text:p>
          </table:table-cell>
          <table:table-cell office:value-type="float" office:value="144207" calcext:value-type="float">
            <text:p>144207</text:p>
          </table:table-cell>
        </table:table-row>
        <table:table-row table:style-name="ro1">
          <table:table-cell office:value-type="float" office:value="149455" calcext:value-type="float">
            <text:p>149455</text:p>
          </table:table-cell>
          <table:table-cell office:value-type="float" office:value="136495" calcext:value-type="float">
            <text:p>136495</text:p>
          </table:table-cell>
        </table:table-row>
        <table:table-row table:style-name="ro1">
          <table:table-cell office:value-type="float" office:value="146849" calcext:value-type="float">
            <text:p>146849</text:p>
          </table:table-cell>
          <table:table-cell office:value-type="float" office:value="137376" calcext:value-type="float">
            <text:p>137376</text:p>
          </table:table-cell>
        </table:table-row>
        <table:table-row table:style-name="ro1">
          <table:table-cell office:value-type="float" office:value="153861" calcext:value-type="float">
            <text:p>153861</text:p>
          </table:table-cell>
          <table:table-cell office:value-type="float" office:value="139683" calcext:value-type="float">
            <text:p>139683</text:p>
          </table:table-cell>
        </table:table-row>
        <table:table-row table:style-name="ro1">
          <table:table-cell office:value-type="float" office:value="148304" calcext:value-type="float">
            <text:p>148304</text:p>
          </table:table-cell>
          <table:table-cell office:value-type="float" office:value="139300" calcext:value-type="float">
            <text:p>139300</text:p>
          </table:table-cell>
        </table:table-row>
        <table:table-row table:style-name="ro1">
          <table:table-cell office:value-type="float" office:value="160843" calcext:value-type="float">
            <text:p>160843</text:p>
          </table:table-cell>
          <table:table-cell office:value-type="float" office:value="136902" calcext:value-type="float">
            <text:p>136902</text:p>
          </table:table-cell>
        </table:table-row>
        <table:table-row table:style-name="ro1">
          <table:table-cell office:value-type="float" office:value="146968" calcext:value-type="float">
            <text:p>146968</text:p>
          </table:table-cell>
          <table:table-cell office:value-type="float" office:value="140865" calcext:value-type="float">
            <text:p>140865</text:p>
          </table:table-cell>
        </table:table-row>
        <table:table-row table:style-name="ro1">
          <table:table-cell office:value-type="float" office:value="143750" calcext:value-type="float">
            <text:p>143750</text:p>
          </table:table-cell>
          <table:table-cell office:value-type="float" office:value="138756" calcext:value-type="float">
            <text:p>138756</text:p>
          </table:table-cell>
        </table:table-row>
        <table:table-row table:style-name="ro1">
          <table:table-cell office:value-type="float" office:value="146958" calcext:value-type="float">
            <text:p>146958</text:p>
          </table:table-cell>
          <table:table-cell office:value-type="float" office:value="138205" calcext:value-type="float">
            <text:p>138205</text:p>
          </table:table-cell>
        </table:table-row>
        <table:table-row table:style-name="ro1">
          <table:table-cell office:value-type="float" office:value="144565" calcext:value-type="float">
            <text:p>144565</text:p>
          </table:table-cell>
          <table:table-cell office:value-type="float" office:value="137635" calcext:value-type="float">
            <text:p>137635</text:p>
          </table:table-cell>
        </table:table-row>
        <table:table-row table:style-name="ro1">
          <table:table-cell office:value-type="float" office:value="149333" calcext:value-type="float">
            <text:p>149333</text:p>
          </table:table-cell>
          <table:table-cell office:value-type="float" office:value="142965" calcext:value-type="float">
            <text:p>142965</text:p>
          </table:table-cell>
        </table:table-row>
        <table:table-row table:style-name="ro1">
          <table:table-cell office:value-type="float" office:value="145452" calcext:value-type="float">
            <text:p>145452</text:p>
          </table:table-cell>
          <table:table-cell office:value-type="float" office:value="140642" calcext:value-type="float">
            <text:p>140642</text:p>
          </table:table-cell>
        </table:table-row>
        <table:table-row table:style-name="ro1">
          <table:table-cell office:value-type="float" office:value="152114" calcext:value-type="float">
            <text:p>152114</text:p>
          </table:table-cell>
          <table:table-cell office:value-type="float" office:value="142516" calcext:value-type="float">
            <text:p>142516</text:p>
          </table:table-cell>
        </table:table-row>
        <table:table-row table:style-name="ro1">
          <table:table-cell office:value-type="float" office:value="145095" calcext:value-type="float">
            <text:p>145095</text:p>
          </table:table-cell>
          <table:table-cell office:value-type="float" office:value="136334" calcext:value-type="float">
            <text:p>136334</text:p>
          </table:table-cell>
        </table:table-row>
        <table:table-row table:style-name="ro1">
          <table:table-cell office:value-type="float" office:value="149406" calcext:value-type="float">
            <text:p>149406</text:p>
          </table:table-cell>
          <table:table-cell office:value-type="float" office:value="136307" calcext:value-type="float">
            <text:p>136307</text:p>
          </table:table-cell>
        </table:table-row>
        <table:table-row table:style-name="ro1">
          <table:table-cell office:value-type="float" office:value="158941" calcext:value-type="float">
            <text:p>158941</text:p>
          </table:table-cell>
          <table:table-cell office:value-type="float" office:value="136292" calcext:value-type="float">
            <text:p>136292</text:p>
          </table:table-cell>
        </table:table-row>
        <table:table-row table:style-name="ro1">
          <table:table-cell office:value-type="float" office:value="159229" calcext:value-type="float">
            <text:p>159229</text:p>
          </table:table-cell>
          <table:table-cell office:value-type="float" office:value="136164" calcext:value-type="float">
            <text:p>136164</text:p>
          </table:table-cell>
        </table:table-row>
        <table:table-row table:style-name="ro1">
          <table:table-cell office:value-type="float" office:value="148935" calcext:value-type="float">
            <text:p>148935</text:p>
          </table:table-cell>
          <table:table-cell office:value-type="float" office:value="141349" calcext:value-type="float">
            <text:p>141349</text:p>
          </table:table-cell>
        </table:table-row>
        <table:table-row table:style-name="ro1">
          <table:table-cell office:value-type="float" office:value="147800" calcext:value-type="float">
            <text:p>147800</text:p>
          </table:table-cell>
          <table:table-cell office:value-type="float" office:value="135672" calcext:value-type="float">
            <text:p>135672</text:p>
          </table:table-cell>
        </table:table-row>
        <table:table-row table:style-name="ro1">
          <table:table-cell office:value-type="float" office:value="153115" calcext:value-type="float">
            <text:p>153115</text:p>
          </table:table-cell>
          <table:table-cell office:value-type="float" office:value="137851" calcext:value-type="float">
            <text:p>137851</text:p>
          </table:table-cell>
        </table:table-row>
        <table:table-row table:style-name="ro1">
          <table:table-cell office:value-type="float" office:value="156316" calcext:value-type="float">
            <text:p>156316</text:p>
          </table:table-cell>
          <table:table-cell office:value-type="float" office:value="139149" calcext:value-type="float">
            <text:p>139149</text:p>
          </table:table-cell>
        </table:table-row>
        <table:table-row table:style-name="ro1">
          <table:table-cell office:value-type="float" office:value="147125" calcext:value-type="float">
            <text:p>147125</text:p>
          </table:table-cell>
          <table:table-cell office:value-type="float" office:value="139720" calcext:value-type="float">
            <text:p>139720</text:p>
          </table:table-cell>
        </table:table-row>
        <table:table-row table:style-name="ro1">
          <table:table-cell office:value-type="float" office:value="143834" calcext:value-type="float">
            <text:p>143834</text:p>
          </table:table-cell>
          <table:table-cell office:value-type="float" office:value="137561" calcext:value-type="float">
            <text:p>137561</text:p>
          </table:table-cell>
        </table:table-row>
        <table:table-row table:style-name="ro1">
          <table:table-cell office:value-type="float" office:value="145471" calcext:value-type="float">
            <text:p>145471</text:p>
          </table:table-cell>
          <table:table-cell office:value-type="float" office:value="136633" calcext:value-type="float">
            <text:p>136633</text:p>
          </table:table-cell>
        </table:table-row>
        <table:table-row table:style-name="ro1">
          <table:table-cell office:value-type="float" office:value="153933" calcext:value-type="float">
            <text:p>153933</text:p>
          </table:table-cell>
          <table:table-cell office:value-type="float" office:value="136589" calcext:value-type="float">
            <text:p>136589</text:p>
          </table:table-cell>
        </table:table-row>
        <table:table-row table:style-name="ro1">
          <table:table-cell office:value-type="float" office:value="158962" calcext:value-type="float">
            <text:p>158962</text:p>
          </table:table-cell>
          <table:table-cell office:value-type="float" office:value="139841" calcext:value-type="float">
            <text:p>139841</text:p>
          </table:table-cell>
        </table:table-row>
        <table:table-row table:style-name="ro1">
          <table:table-cell office:value-type="float" office:value="155716" calcext:value-type="float">
            <text:p>155716</text:p>
          </table:table-cell>
          <table:table-cell office:value-type="float" office:value="139227" calcext:value-type="float">
            <text:p>139227</text:p>
          </table:table-cell>
        </table:table-row>
        <table:table-row table:style-name="ro1">
          <table:table-cell office:value-type="float" office:value="151463" calcext:value-type="float">
            <text:p>151463</text:p>
          </table:table-cell>
          <table:table-cell office:value-type="float" office:value="138904" calcext:value-type="float">
            <text:p>138904</text:p>
          </table:table-cell>
        </table:table-row>
        <table:table-row table:style-name="ro1">
          <table:table-cell office:value-type="float" office:value="165805" calcext:value-type="float">
            <text:p>165805</text:p>
          </table:table-cell>
          <table:table-cell office:value-type="float" office:value="135752" calcext:value-type="float">
            <text:p>135752</text:p>
          </table:table-cell>
        </table:table-row>
        <table:table-row table:style-name="ro1">
          <table:table-cell office:value-type="float" office:value="151820" calcext:value-type="float">
            <text:p>151820</text:p>
          </table:table-cell>
          <table:table-cell office:value-type="float" office:value="140263" calcext:value-type="float">
            <text:p>140263</text:p>
          </table:table-cell>
        </table:table-row>
        <table:table-row table:style-name="ro1">
          <table:table-cell office:value-type="float" office:value="150636" calcext:value-type="float">
            <text:p>150636</text:p>
          </table:table-cell>
          <table:table-cell office:value-type="float" office:value="138779" calcext:value-type="float">
            <text:p>138779</text:p>
          </table:table-cell>
        </table:table-row>
        <table:table-row table:style-name="ro1">
          <table:table-cell office:value-type="float" office:value="150180" calcext:value-type="float">
            <text:p>150180</text:p>
          </table:table-cell>
          <table:table-cell office:value-type="float" office:value="139670" calcext:value-type="float">
            <text:p>139670</text:p>
          </table:table-cell>
        </table:table-row>
        <table:table-row table:style-name="ro1">
          <table:table-cell office:value-type="float" office:value="152363" calcext:value-type="float">
            <text:p>152363</text:p>
          </table:table-cell>
          <table:table-cell office:value-type="float" office:value="139873" calcext:value-type="float">
            <text:p>139873</text:p>
          </table:table-cell>
        </table:table-row>
        <table:table-row table:style-name="ro1">
          <table:table-cell office:value-type="float" office:value="148703" calcext:value-type="float">
            <text:p>148703</text:p>
          </table:table-cell>
          <table:table-cell office:value-type="float" office:value="141761" calcext:value-type="float">
            <text:p>141761</text:p>
          </table:table-cell>
        </table:table-row>
        <table:table-row table:style-name="ro1">
          <table:table-cell office:value-type="float" office:value="148268" calcext:value-type="float">
            <text:p>148268</text:p>
          </table:table-cell>
          <table:table-cell office:value-type="float" office:value="139360" calcext:value-type="float">
            <text:p>139360</text:p>
          </table:table-cell>
        </table:table-row>
        <table:table-row table:style-name="ro1">
          <table:table-cell office:value-type="float" office:value="149151" calcext:value-type="float">
            <text:p>149151</text:p>
          </table:table-cell>
          <table:table-cell office:value-type="float" office:value="138526" calcext:value-type="float">
            <text:p>138526</text:p>
          </table:table-cell>
        </table:table-row>
        <table:table-row table:style-name="ro1">
          <table:table-cell office:value-type="float" office:value="150812" calcext:value-type="float">
            <text:p>150812</text:p>
          </table:table-cell>
          <table:table-cell office:value-type="float" office:value="135953" calcext:value-type="float">
            <text:p>135953</text:p>
          </table:table-cell>
        </table:table-row>
        <table:table-row table:style-name="ro1">
          <table:table-cell office:value-type="float" office:value="145828" calcext:value-type="float">
            <text:p>145828</text:p>
          </table:table-cell>
          <table:table-cell office:value-type="float" office:value="138342" calcext:value-type="float">
            <text:p>138342</text:p>
          </table:table-cell>
        </table:table-row>
        <table:table-row table:style-name="ro1">
          <table:table-cell office:value-type="float" office:value="151327" calcext:value-type="float">
            <text:p>151327</text:p>
          </table:table-cell>
          <table:table-cell office:value-type="float" office:value="135470" calcext:value-type="float">
            <text:p>135470</text:p>
          </table:table-cell>
        </table:table-row>
        <table:table-row table:style-name="ro1">
          <table:table-cell office:value-type="float" office:value="155523" calcext:value-type="float">
            <text:p>155523</text:p>
          </table:table-cell>
          <table:table-cell office:value-type="float" office:value="137181" calcext:value-type="float">
            <text:p>137181</text:p>
          </table:table-cell>
        </table:table-row>
        <table:table-row table:style-name="ro1">
          <table:table-cell office:value-type="float" office:value="148169" calcext:value-type="float">
            <text:p>148169</text:p>
          </table:table-cell>
          <table:table-cell office:value-type="float" office:value="143372" calcext:value-type="float">
            <text:p>143372</text:p>
          </table:table-cell>
        </table:table-row>
        <table:table-row table:style-name="ro1">
          <table:table-cell office:value-type="float" office:value="156855" calcext:value-type="float">
            <text:p>156855</text:p>
          </table:table-cell>
          <table:table-cell office:value-type="float" office:value="138632" calcext:value-type="float">
            <text:p>138632</text:p>
          </table:table-cell>
        </table:table-row>
        <table:table-row table:style-name="ro1">
          <table:table-cell office:value-type="float" office:value="147462" calcext:value-type="float">
            <text:p>147462</text:p>
          </table:table-cell>
          <table:table-cell office:value-type="float" office:value="138050" calcext:value-type="float">
            <text:p>138050</text:p>
          </table:table-cell>
        </table:table-row>
        <table:table-row table:style-name="ro1">
          <table:table-cell office:value-type="float" office:value="150867" calcext:value-type="float">
            <text:p>150867</text:p>
          </table:table-cell>
          <table:table-cell office:value-type="float" office:value="137246" calcext:value-type="float">
            <text:p>137246</text:p>
          </table:table-cell>
        </table:table-row>
        <table:table-row table:style-name="ro1">
          <table:table-cell office:value-type="float" office:value="151124" calcext:value-type="float">
            <text:p>151124</text:p>
          </table:table-cell>
          <table:table-cell office:value-type="float" office:value="137840" calcext:value-type="float">
            <text:p>137840</text:p>
          </table:table-cell>
        </table:table-row>
        <table:table-row table:style-name="ro1">
          <table:table-cell office:value-type="float" office:value="154207" calcext:value-type="float">
            <text:p>154207</text:p>
          </table:table-cell>
          <table:table-cell office:value-type="float" office:value="139326" calcext:value-type="float">
            <text:p>139326</text:p>
          </table:table-cell>
        </table:table-row>
        <table:table-row table:style-name="ro1">
          <table:table-cell office:value-type="float" office:value="155293" calcext:value-type="float">
            <text:p>155293</text:p>
          </table:table-cell>
          <table:table-cell office:value-type="float" office:value="137925" calcext:value-type="float">
            <text:p>137925</text:p>
          </table:table-cell>
        </table:table-row>
        <table:table-row table:style-name="ro1">
          <table:table-cell office:value-type="float" office:value="151270" calcext:value-type="float">
            <text:p>151270</text:p>
          </table:table-cell>
          <table:table-cell office:value-type="float" office:value="139810" calcext:value-type="float">
            <text:p>139810</text:p>
          </table:table-cell>
        </table:table-row>
        <table:table-row table:style-name="ro1">
          <table:table-cell office:value-type="float" office:value="146701" calcext:value-type="float">
            <text:p>146701</text:p>
          </table:table-cell>
          <table:table-cell office:value-type="float" office:value="136414" calcext:value-type="float">
            <text:p>136414</text:p>
          </table:table-cell>
        </table:table-row>
        <table:table-row table:style-name="ro1">
          <table:table-cell office:value-type="float" office:value="156923" calcext:value-type="float">
            <text:p>156923</text:p>
          </table:table-cell>
          <table:table-cell office:value-type="float" office:value="136340" calcext:value-type="float">
            <text:p>136340</text:p>
          </table:table-cell>
        </table:table-row>
        <table:table-row table:style-name="ro1">
          <table:table-cell office:value-type="float" office:value="148050" calcext:value-type="float">
            <text:p>148050</text:p>
          </table:table-cell>
          <table:table-cell office:value-type="float" office:value="135443" calcext:value-type="float">
            <text:p>135443</text:p>
          </table:table-cell>
        </table:table-row>
        <table:table-row table:style-name="ro1">
          <table:table-cell office:value-type="float" office:value="150327" calcext:value-type="float">
            <text:p>150327</text:p>
          </table:table-cell>
          <table:table-cell office:value-type="float" office:value="137156" calcext:value-type="float">
            <text:p>137156</text:p>
          </table:table-cell>
        </table:table-row>
        <table:table-row table:style-name="ro1">
          <table:table-cell office:value-type="float" office:value="145576" calcext:value-type="float">
            <text:p>145576</text:p>
          </table:table-cell>
          <table:table-cell office:value-type="float" office:value="137520" calcext:value-type="float">
            <text:p>137520</text:p>
          </table:table-cell>
        </table:table-row>
        <table:table-row table:style-name="ro1">
          <table:table-cell office:value-type="float" office:value="154615" calcext:value-type="float">
            <text:p>154615</text:p>
          </table:table-cell>
          <table:table-cell office:value-type="float" office:value="138898" calcext:value-type="float">
            <text:p>138898</text:p>
          </table:table-cell>
        </table:table-row>
        <table:table-row table:style-name="ro1">
          <table:table-cell office:value-type="float" office:value="153145" calcext:value-type="float">
            <text:p>153145</text:p>
          </table:table-cell>
          <table:table-cell office:value-type="float" office:value="143783" calcext:value-type="float">
            <text:p>143783</text:p>
          </table:table-cell>
        </table:table-row>
        <table:table-row table:style-name="ro1">
          <table:table-cell office:value-type="float" office:value="150770" calcext:value-type="float">
            <text:p>150770</text:p>
          </table:table-cell>
          <table:table-cell office:value-type="float" office:value="144078" calcext:value-type="float">
            <text:p>144078</text:p>
          </table:table-cell>
        </table:table-row>
        <table:table-row table:style-name="ro1">
          <table:table-cell office:value-type="float" office:value="164452" calcext:value-type="float">
            <text:p>164452</text:p>
          </table:table-cell>
          <table:table-cell office:value-type="float" office:value="139104" calcext:value-type="float">
            <text:p>139104</text:p>
          </table:table-cell>
        </table:table-row>
        <table:table-row table:style-name="ro1">
          <table:table-cell office:value-type="float" office:value="153855" calcext:value-type="float">
            <text:p>153855</text:p>
          </table:table-cell>
          <table:table-cell office:value-type="float" office:value="137073" calcext:value-type="float">
            <text:p>137073</text:p>
          </table:table-cell>
        </table:table-row>
        <table:table-row table:style-name="ro1">
          <table:table-cell office:value-type="float" office:value="147704" calcext:value-type="float">
            <text:p>147704</text:p>
          </table:table-cell>
          <table:table-cell office:value-type="float" office:value="141957" calcext:value-type="float">
            <text:p>141957</text:p>
          </table:table-cell>
        </table:table-row>
        <table:table-row table:style-name="ro1">
          <table:table-cell office:value-type="float" office:value="150931" calcext:value-type="float">
            <text:p>150931</text:p>
          </table:table-cell>
          <table:table-cell office:value-type="float" office:value="137407" calcext:value-type="float">
            <text:p>137407</text:p>
          </table:table-cell>
        </table:table-row>
        <table:table-row table:style-name="ro1">
          <table:table-cell office:value-type="float" office:value="154120" calcext:value-type="float">
            <text:p>154120</text:p>
          </table:table-cell>
          <table:table-cell office:value-type="float" office:value="137267" calcext:value-type="float">
            <text:p>137267</text:p>
          </table:table-cell>
        </table:table-row>
        <table:table-row table:style-name="ro1">
          <table:table-cell office:value-type="float" office:value="144373" calcext:value-type="float">
            <text:p>144373</text:p>
          </table:table-cell>
          <table:table-cell office:value-type="float" office:value="136149" calcext:value-type="float">
            <text:p>136149</text:p>
          </table:table-cell>
        </table:table-row>
        <table:table-row table:style-name="ro1">
          <table:table-cell office:value-type="float" office:value="148341" calcext:value-type="float">
            <text:p>148341</text:p>
          </table:table-cell>
          <table:table-cell office:value-type="float" office:value="137654" calcext:value-type="float">
            <text:p>137654</text:p>
          </table:table-cell>
        </table:table-row>
        <table:table-row table:style-name="ro1">
          <table:table-cell office:value-type="float" office:value="143654" calcext:value-type="float">
            <text:p>143654</text:p>
          </table:table-cell>
          <table:table-cell office:value-type="float" office:value="140099" calcext:value-type="float">
            <text:p>140099</text:p>
          </table:table-cell>
        </table:table-row>
        <table:table-row table:style-name="ro1">
          <table:table-cell office:value-type="float" office:value="159082" calcext:value-type="float">
            <text:p>159082</text:p>
          </table:table-cell>
          <table:table-cell office:value-type="float" office:value="139134" calcext:value-type="float">
            <text:p>139134</text:p>
          </table:table-cell>
        </table:table-row>
        <table:table-row table:style-name="ro1">
          <table:table-cell office:value-type="float" office:value="145341" calcext:value-type="float">
            <text:p>145341</text:p>
          </table:table-cell>
          <table:table-cell office:value-type="float" office:value="137896" calcext:value-type="float">
            <text:p>137896</text:p>
          </table:table-cell>
        </table:table-row>
        <table:table-row table:style-name="ro1">
          <table:table-cell office:value-type="float" office:value="146606" calcext:value-type="float">
            <text:p>146606</text:p>
          </table:table-cell>
          <table:table-cell office:value-type="float" office:value="145756" calcext:value-type="float">
            <text:p>145756</text:p>
          </table:table-cell>
        </table:table-row>
        <table:table-row table:style-name="ro1">
          <table:table-cell office:value-type="float" office:value="153149" calcext:value-type="float">
            <text:p>153149</text:p>
          </table:table-cell>
          <table:table-cell office:value-type="float" office:value="138550" calcext:value-type="float">
            <text:p>138550</text:p>
          </table:table-cell>
        </table:table-row>
        <table:table-row table:style-name="ro1">
          <table:table-cell office:value-type="float" office:value="155514" calcext:value-type="float">
            <text:p>155514</text:p>
          </table:table-cell>
          <table:table-cell office:value-type="float" office:value="140007" calcext:value-type="float">
            <text:p>140007</text:p>
          </table:table-cell>
        </table:table-row>
        <table:table-row table:style-name="ro1">
          <table:table-cell office:value-type="float" office:value="151764" calcext:value-type="float">
            <text:p>151764</text:p>
          </table:table-cell>
          <table:table-cell office:value-type="float" office:value="137945" calcext:value-type="float">
            <text:p>137945</text:p>
          </table:table-cell>
        </table:table-row>
        <table:table-row table:style-name="ro1">
          <table:table-cell office:value-type="float" office:value="158009" calcext:value-type="float">
            <text:p>158009</text:p>
          </table:table-cell>
          <table:table-cell office:value-type="float" office:value="140735" calcext:value-type="float">
            <text:p>140735</text:p>
          </table:table-cell>
        </table:table-row>
        <table:table-row table:style-name="ro1">
          <table:table-cell office:value-type="float" office:value="146664" calcext:value-type="float">
            <text:p>146664</text:p>
          </table:table-cell>
          <table:table-cell office:value-type="float" office:value="146163" calcext:value-type="float">
            <text:p>146163</text:p>
          </table:table-cell>
        </table:table-row>
        <table:table-row table:style-name="ro1">
          <table:table-cell office:value-type="float" office:value="147161" calcext:value-type="float">
            <text:p>147161</text:p>
          </table:table-cell>
          <table:table-cell office:value-type="float" office:value="136271" calcext:value-type="float">
            <text:p>136271</text:p>
          </table:table-cell>
        </table:table-row>
        <table:table-row table:style-name="ro1">
          <table:table-cell office:value-type="float" office:value="146160" calcext:value-type="float">
            <text:p>146160</text:p>
          </table:table-cell>
          <table:table-cell office:value-type="float" office:value="137043" calcext:value-type="float">
            <text:p>137043</text:p>
          </table:table-cell>
        </table:table-row>
        <table:table-row table:style-name="ro1">
          <table:table-cell office:value-type="float" office:value="147480" calcext:value-type="float">
            <text:p>147480</text:p>
          </table:table-cell>
          <table:table-cell office:value-type="float" office:value="137226" calcext:value-type="float">
            <text:p>137226</text:p>
          </table:table-cell>
        </table:table-row>
        <table:table-row table:style-name="ro1">
          <table:table-cell office:value-type="float" office:value="146389" calcext:value-type="float">
            <text:p>146389</text:p>
          </table:table-cell>
          <table:table-cell office:value-type="float" office:value="137000" calcext:value-type="float">
            <text:p>137000</text:p>
          </table:table-cell>
        </table:table-row>
        <table:table-row table:style-name="ro1">
          <table:table-cell office:value-type="float" office:value="146049" calcext:value-type="float">
            <text:p>146049</text:p>
          </table:table-cell>
          <table:table-cell office:value-type="float" office:value="139702" calcext:value-type="float">
            <text:p>139702</text:p>
          </table:table-cell>
        </table:table-row>
        <table:table-row table:style-name="ro1">
          <table:table-cell office:value-type="float" office:value="144707" calcext:value-type="float">
            <text:p>144707</text:p>
          </table:table-cell>
          <table:table-cell office:value-type="float" office:value="136916" calcext:value-type="float">
            <text:p>136916</text:p>
          </table:table-cell>
        </table:table-row>
        <table:table-row table:style-name="ro1">
          <table:table-cell office:value-type="float" office:value="145701" calcext:value-type="float">
            <text:p>145701</text:p>
          </table:table-cell>
          <table:table-cell office:value-type="float" office:value="136989" calcext:value-type="float">
            <text:p>136989</text:p>
          </table:table-cell>
        </table:table-row>
        <table:table-row table:style-name="ro1">
          <table:table-cell office:value-type="float" office:value="144611" calcext:value-type="float">
            <text:p>144611</text:p>
          </table:table-cell>
          <table:table-cell office:value-type="float" office:value="137243" calcext:value-type="float">
            <text:p>137243</text:p>
          </table:table-cell>
        </table:table-row>
        <table:table-row table:style-name="ro1">
          <table:table-cell office:value-type="float" office:value="157023" calcext:value-type="float">
            <text:p>157023</text:p>
          </table:table-cell>
          <table:table-cell office:value-type="float" office:value="142228" calcext:value-type="float">
            <text:p>142228</text:p>
          </table:table-cell>
        </table:table-row>
        <table:table-row table:style-name="ro1">
          <table:table-cell office:value-type="float" office:value="150114" calcext:value-type="float">
            <text:p>150114</text:p>
          </table:table-cell>
          <table:table-cell office:value-type="float" office:value="137494" calcext:value-type="float">
            <text:p>137494</text:p>
          </table:table-cell>
        </table:table-row>
        <table:table-row table:style-name="ro1">
          <table:table-cell office:value-type="float" office:value="147793" calcext:value-type="float">
            <text:p>147793</text:p>
          </table:table-cell>
          <table:table-cell office:value-type="float" office:value="142478" calcext:value-type="float">
            <text:p>142478</text:p>
          </table:table-cell>
        </table:table-row>
        <table:table-row table:style-name="ro1">
          <table:table-cell office:value-type="float" office:value="154417" calcext:value-type="float">
            <text:p>154417</text:p>
          </table:table-cell>
          <table:table-cell office:value-type="float" office:value="138110" calcext:value-type="float">
            <text:p>138110</text:p>
          </table:table-cell>
        </table:table-row>
        <table:table-row table:style-name="ro1">
          <table:table-cell office:value-type="float" office:value="147702" calcext:value-type="float">
            <text:p>147702</text:p>
          </table:table-cell>
          <table:table-cell office:value-type="float" office:value="138527" calcext:value-type="float">
            <text:p>138527</text:p>
          </table:table-cell>
        </table:table-row>
        <table:table-row table:style-name="ro1">
          <table:table-cell office:value-type="float" office:value="149559" calcext:value-type="float">
            <text:p>149559</text:p>
          </table:table-cell>
          <table:table-cell office:value-type="float" office:value="146095" calcext:value-type="float">
            <text:p>146095</text:p>
          </table:table-cell>
        </table:table-row>
        <table:table-row table:style-name="ro1">
          <table:table-cell office:value-type="float" office:value="162144" calcext:value-type="float">
            <text:p>162144</text:p>
          </table:table-cell>
          <table:table-cell office:value-type="float" office:value="139746" calcext:value-type="float">
            <text:p>139746</text:p>
          </table:table-cell>
        </table:table-row>
        <table:table-row table:style-name="ro1">
          <table:table-cell office:value-type="float" office:value="160432" calcext:value-type="float">
            <text:p>160432</text:p>
          </table:table-cell>
          <table:table-cell office:value-type="float" office:value="138235" calcext:value-type="float">
            <text:p>138235</text:p>
          </table:table-cell>
        </table:table-row>
        <table:table-row table:style-name="ro1">
          <table:table-cell office:value-type="float" office:value="146183" calcext:value-type="float">
            <text:p>146183</text:p>
          </table:table-cell>
          <table:table-cell office:value-type="float" office:value="136604" calcext:value-type="float">
            <text:p>136604</text:p>
          </table:table-cell>
        </table:table-row>
        <table:table-row table:style-name="ro1">
          <table:table-cell office:value-type="float" office:value="151433" calcext:value-type="float">
            <text:p>151433</text:p>
          </table:table-cell>
          <table:table-cell office:value-type="float" office:value="135516" calcext:value-type="float">
            <text:p>135516</text:p>
          </table:table-cell>
        </table:table-row>
        <table:table-row table:style-name="ro1">
          <table:table-cell office:value-type="float" office:value="155509" calcext:value-type="float">
            <text:p>155509</text:p>
          </table:table-cell>
          <table:table-cell office:value-type="float" office:value="139746" calcext:value-type="float">
            <text:p>139746</text:p>
          </table:table-cell>
        </table:table-row>
        <table:table-row table:style-name="ro1">
          <table:table-cell office:value-type="float" office:value="147117" calcext:value-type="float">
            <text:p>147117</text:p>
          </table:table-cell>
          <table:table-cell office:value-type="float" office:value="137544" calcext:value-type="float">
            <text:p>137544</text:p>
          </table:table-cell>
        </table:table-row>
        <table:table-row table:style-name="ro1">
          <table:table-cell office:value-type="float" office:value="149156" calcext:value-type="float">
            <text:p>149156</text:p>
          </table:table-cell>
          <table:table-cell office:value-type="float" office:value="136691" calcext:value-type="float">
            <text:p>136691</text:p>
          </table:table-cell>
        </table:table-row>
        <table:table-row table:style-name="ro1">
          <table:table-cell office:value-type="float" office:value="147235" calcext:value-type="float">
            <text:p>147235</text:p>
          </table:table-cell>
          <table:table-cell office:value-type="float" office:value="138463" calcext:value-type="float">
            <text:p>138463</text:p>
          </table:table-cell>
        </table:table-row>
        <table:table-row table:style-name="ro1">
          <table:table-cell office:value-type="float" office:value="147551" calcext:value-type="float">
            <text:p>147551</text:p>
          </table:table-cell>
          <table:table-cell office:value-type="float" office:value="139919" calcext:value-type="float">
            <text:p>139919</text:p>
          </table:table-cell>
        </table:table-row>
        <table:table-row table:style-name="ro1">
          <table:table-cell office:value-type="float" office:value="156538" calcext:value-type="float">
            <text:p>156538</text:p>
          </table:table-cell>
          <table:table-cell office:value-type="float" office:value="141183" calcext:value-type="float">
            <text:p>141183</text:p>
          </table:table-cell>
        </table:table-row>
        <table:table-row table:style-name="ro1">
          <table:table-cell office:value-type="float" office:value="153811" calcext:value-type="float">
            <text:p>153811</text:p>
          </table:table-cell>
          <table:table-cell office:value-type="float" office:value="138888" calcext:value-type="float">
            <text:p>138888</text:p>
          </table:table-cell>
        </table:table-row>
        <table:table-row table:style-name="ro1">
          <table:table-cell office:value-type="float" office:value="162983" calcext:value-type="float">
            <text:p>162983</text:p>
          </table:table-cell>
          <table:table-cell office:value-type="float" office:value="138207" calcext:value-type="float">
            <text:p>138207</text:p>
          </table:table-cell>
        </table:table-row>
        <table:table-row table:style-name="ro1">
          <table:table-cell office:value-type="float" office:value="145271" calcext:value-type="float">
            <text:p>145271</text:p>
          </table:table-cell>
          <table:table-cell office:value-type="float" office:value="139773" calcext:value-type="float">
            <text:p>139773</text:p>
          </table:table-cell>
        </table:table-row>
        <table:table-row table:style-name="ro1">
          <table:table-cell office:value-type="float" office:value="144969" calcext:value-type="float">
            <text:p>144969</text:p>
          </table:table-cell>
          <table:table-cell office:value-type="float" office:value="143750" calcext:value-type="float">
            <text:p>143750</text:p>
          </table:table-cell>
        </table:table-row>
        <table:table-row table:style-name="ro1">
          <table:table-cell office:value-type="float" office:value="146948" calcext:value-type="float">
            <text:p>146948</text:p>
          </table:table-cell>
          <table:table-cell office:value-type="float" office:value="146610" calcext:value-type="float">
            <text:p>146610</text:p>
          </table:table-cell>
        </table:table-row>
        <table:table-row table:style-name="ro1">
          <table:table-cell office:value-type="float" office:value="147046" calcext:value-type="float">
            <text:p>147046</text:p>
          </table:table-cell>
          <table:table-cell office:value-type="float" office:value="139351" calcext:value-type="float">
            <text:p>139351</text:p>
          </table:table-cell>
        </table:table-row>
        <table:table-row table:style-name="ro1">
          <table:table-cell office:value-type="float" office:value="145490" calcext:value-type="float">
            <text:p>145490</text:p>
          </table:table-cell>
          <table:table-cell office:value-type="float" office:value="136137" calcext:value-type="float">
            <text:p>136137</text:p>
          </table:table-cell>
        </table:table-row>
        <table:table-row table:style-name="ro1">
          <table:table-cell office:value-type="float" office:value="145160" calcext:value-type="float">
            <text:p>145160</text:p>
          </table:table-cell>
          <table:table-cell office:value-type="float" office:value="136491" calcext:value-type="float">
            <text:p>136491</text:p>
          </table:table-cell>
        </table:table-row>
        <table:table-row table:style-name="ro1">
          <table:table-cell office:value-type="float" office:value="151729" calcext:value-type="float">
            <text:p>151729</text:p>
          </table:table-cell>
          <table:table-cell office:value-type="float" office:value="140419" calcext:value-type="float">
            <text:p>140419</text:p>
          </table:table-cell>
        </table:table-row>
        <table:table-row table:style-name="ro1">
          <table:table-cell office:value-type="float" office:value="156014" calcext:value-type="float">
            <text:p>156014</text:p>
          </table:table-cell>
          <table:table-cell office:value-type="float" office:value="136799" calcext:value-type="float">
            <text:p>136799</text:p>
          </table:table-cell>
        </table:table-row>
        <table:table-row table:style-name="ro1">
          <table:table-cell office:value-type="float" office:value="156178" calcext:value-type="float">
            <text:p>156178</text:p>
          </table:table-cell>
          <table:table-cell office:value-type="float" office:value="136684" calcext:value-type="float">
            <text:p>136684</text:p>
          </table:table-cell>
        </table:table-row>
        <table:table-row table:style-name="ro1">
          <table:table-cell office:value-type="float" office:value="148989" calcext:value-type="float">
            <text:p>148989</text:p>
          </table:table-cell>
          <table:table-cell office:value-type="float" office:value="137832" calcext:value-type="float">
            <text:p>137832</text:p>
          </table:table-cell>
        </table:table-row>
        <table:table-row table:style-name="ro1">
          <table:table-cell office:value-type="float" office:value="149250" calcext:value-type="float">
            <text:p>149250</text:p>
          </table:table-cell>
          <table:table-cell office:value-type="float" office:value="138721" calcext:value-type="float">
            <text:p>138721</text:p>
          </table:table-cell>
        </table:table-row>
        <table:table-row table:style-name="ro1">
          <table:table-cell office:value-type="float" office:value="146168" calcext:value-type="float">
            <text:p>146168</text:p>
          </table:table-cell>
          <table:table-cell office:value-type="float" office:value="138048" calcext:value-type="float">
            <text:p>138048</text:p>
          </table:table-cell>
        </table:table-row>
        <table:table-row table:style-name="ro1">
          <table:table-cell office:value-type="float" office:value="145193" calcext:value-type="float">
            <text:p>145193</text:p>
          </table:table-cell>
          <table:table-cell office:value-type="float" office:value="136799" calcext:value-type="float">
            <text:p>136799</text:p>
          </table:table-cell>
        </table:table-row>
        <table:table-row table:style-name="ro1">
          <table:table-cell office:value-type="float" office:value="163687" calcext:value-type="float">
            <text:p>163687</text:p>
          </table:table-cell>
          <table:table-cell office:value-type="float" office:value="135920" calcext:value-type="float">
            <text:p>135920</text:p>
          </table:table-cell>
        </table:table-row>
        <table:table-row table:style-name="ro1">
          <table:table-cell office:value-type="float" office:value="153315" calcext:value-type="float">
            <text:p>153315</text:p>
          </table:table-cell>
          <table:table-cell office:value-type="float" office:value="138807" calcext:value-type="float">
            <text:p>138807</text:p>
          </table:table-cell>
        </table:table-row>
        <table:table-row table:style-name="ro1">
          <table:table-cell office:value-type="float" office:value="165435" calcext:value-type="float">
            <text:p>165435</text:p>
          </table:table-cell>
          <table:table-cell office:value-type="float" office:value="137022" calcext:value-type="float">
            <text:p>137022</text:p>
          </table:table-cell>
        </table:table-row>
        <table:table-row table:style-name="ro1">
          <table:table-cell office:value-type="float" office:value="156845" calcext:value-type="float">
            <text:p>156845</text:p>
          </table:table-cell>
          <table:table-cell office:value-type="float" office:value="135125" calcext:value-type="float">
            <text:p>135125</text:p>
          </table:table-cell>
        </table:table-row>
        <table:table-row table:style-name="ro1">
          <table:table-cell office:value-type="float" office:value="150366" calcext:value-type="float">
            <text:p>150366</text:p>
          </table:table-cell>
          <table:table-cell office:value-type="float" office:value="146068" calcext:value-type="float">
            <text:p>146068</text:p>
          </table:table-cell>
        </table:table-row>
        <table:table-row table:style-name="ro1">
          <table:table-cell office:value-type="float" office:value="149780" calcext:value-type="float">
            <text:p>149780</text:p>
          </table:table-cell>
          <table:table-cell office:value-type="float" office:value="140920" calcext:value-type="float">
            <text:p>140920</text:p>
          </table:table-cell>
        </table:table-row>
        <table:table-row table:style-name="ro1">
          <table:table-cell office:value-type="float" office:value="155723" calcext:value-type="float">
            <text:p>155723</text:p>
          </table:table-cell>
          <table:table-cell office:value-type="float" office:value="138376" calcext:value-type="float">
            <text:p>138376</text:p>
          </table:table-cell>
        </table:table-row>
        <table:table-row table:style-name="ro1">
          <table:table-cell office:value-type="float" office:value="146798" calcext:value-type="float">
            <text:p>146798</text:p>
          </table:table-cell>
          <table:table-cell office:value-type="float" office:value="138599" calcext:value-type="float">
            <text:p>138599</text:p>
          </table:table-cell>
        </table:table-row>
        <table:table-row table:style-name="ro1">
          <table:table-cell office:value-type="float" office:value="153684" calcext:value-type="float">
            <text:p>153684</text:p>
          </table:table-cell>
          <table:table-cell office:value-type="float" office:value="139465" calcext:value-type="float">
            <text:p>139465</text:p>
          </table:table-cell>
        </table:table-row>
        <table:table-row table:style-name="ro1">
          <table:table-cell office:value-type="float" office:value="161157" calcext:value-type="float">
            <text:p>161157</text:p>
          </table:table-cell>
          <table:table-cell office:value-type="float" office:value="139496" calcext:value-type="float">
            <text:p>139496</text:p>
          </table:table-cell>
        </table:table-row>
        <table:table-row table:style-name="ro1">
          <table:table-cell office:value-type="float" office:value="143408" calcext:value-type="float">
            <text:p>143408</text:p>
          </table:table-cell>
          <table:table-cell office:value-type="float" office:value="139758" calcext:value-type="float">
            <text:p>139758</text:p>
          </table:table-cell>
        </table:table-row>
        <table:table-row table:style-name="ro1">
          <table:table-cell office:value-type="float" office:value="152208" calcext:value-type="float">
            <text:p>152208</text:p>
          </table:table-cell>
          <table:table-cell office:value-type="float" office:value="140946" calcext:value-type="float">
            <text:p>140946</text:p>
          </table:table-cell>
        </table:table-row>
        <table:table-row table:style-name="ro1">
          <table:table-cell office:value-type="float" office:value="149499" calcext:value-type="float">
            <text:p>149499</text:p>
          </table:table-cell>
          <table:table-cell office:value-type="float" office:value="137734" calcext:value-type="float">
            <text:p>137734</text:p>
          </table:table-cell>
        </table:table-row>
        <table:table-row table:style-name="ro1">
          <table:table-cell office:value-type="float" office:value="155186" calcext:value-type="float">
            <text:p>155186</text:p>
          </table:table-cell>
          <table:table-cell office:value-type="float" office:value="136744" calcext:value-type="float">
            <text:p>136744</text:p>
          </table:table-cell>
        </table:table-row>
        <table:table-row table:style-name="ro1">
          <table:table-cell office:value-type="float" office:value="149167" calcext:value-type="float">
            <text:p>149167</text:p>
          </table:table-cell>
          <table:table-cell office:value-type="float" office:value="136877" calcext:value-type="float">
            <text:p>136877</text:p>
          </table:table-cell>
        </table:table-row>
        <table:table-row table:style-name="ro1">
          <table:table-cell office:value-type="float" office:value="146557" calcext:value-type="float">
            <text:p>146557</text:p>
          </table:table-cell>
          <table:table-cell office:value-type="float" office:value="134903" calcext:value-type="float">
            <text:p>134903</text:p>
          </table:table-cell>
        </table:table-row>
        <table:table-row table:style-name="ro1">
          <table:table-cell office:value-type="float" office:value="147380" calcext:value-type="float">
            <text:p>147380</text:p>
          </table:table-cell>
          <table:table-cell office:value-type="float" office:value="137027" calcext:value-type="float">
            <text:p>137027</text:p>
          </table:table-cell>
        </table:table-row>
        <table:table-row table:style-name="ro1">
          <table:table-cell office:value-type="float" office:value="155449" calcext:value-type="float">
            <text:p>155449</text:p>
          </table:table-cell>
          <table:table-cell office:value-type="float" office:value="136483" calcext:value-type="float">
            <text:p>136483</text:p>
          </table:table-cell>
        </table:table-row>
        <table:table-row table:style-name="ro1">
          <table:table-cell office:value-type="float" office:value="158715" calcext:value-type="float">
            <text:p>158715</text:p>
          </table:table-cell>
          <table:table-cell office:value-type="float" office:value="140099" calcext:value-type="float">
            <text:p>140099</text:p>
          </table:table-cell>
        </table:table-row>
        <table:table-row table:style-name="ro1">
          <table:table-cell office:value-type="float" office:value="153940" calcext:value-type="float">
            <text:p>153940</text:p>
          </table:table-cell>
          <table:table-cell office:value-type="float" office:value="138741" calcext:value-type="float">
            <text:p>138741</text:p>
          </table:table-cell>
        </table:table-row>
        <table:table-row table:style-name="ro1">
          <table:table-cell office:value-type="float" office:value="154092" calcext:value-type="float">
            <text:p>154092</text:p>
          </table:table-cell>
          <table:table-cell office:value-type="float" office:value="139427" calcext:value-type="float">
            <text:p>139427</text:p>
          </table:table-cell>
        </table:table-row>
        <table:table-row table:style-name="ro1">
          <table:table-cell office:value-type="float" office:value="177944" calcext:value-type="float">
            <text:p>177944</text:p>
          </table:table-cell>
          <table:table-cell office:value-type="float" office:value="136894" calcext:value-type="float">
            <text:p>136894</text:p>
          </table:table-cell>
        </table:table-row>
        <table:table-row table:style-name="ro1">
          <table:table-cell office:value-type="float" office:value="165601" calcext:value-type="float">
            <text:p>165601</text:p>
          </table:table-cell>
          <table:table-cell office:value-type="float" office:value="138876" calcext:value-type="float">
            <text:p>138876</text:p>
          </table:table-cell>
        </table:table-row>
        <table:table-row table:style-name="ro1">
          <table:table-cell office:value-type="float" office:value="166843" calcext:value-type="float">
            <text:p>166843</text:p>
          </table:table-cell>
          <table:table-cell office:value-type="float" office:value="138054" calcext:value-type="float">
            <text:p>138054</text:p>
          </table:table-cell>
        </table:table-row>
        <table:table-row table:style-name="ro1">
          <table:table-cell office:value-type="float" office:value="164733" calcext:value-type="float">
            <text:p>164733</text:p>
          </table:table-cell>
          <table:table-cell office:value-type="float" office:value="140886" calcext:value-type="float">
            <text:p>140886</text:p>
          </table:table-cell>
        </table:table-row>
        <table:table-row table:style-name="ro1">
          <table:table-cell office:value-type="float" office:value="152608" calcext:value-type="float">
            <text:p>152608</text:p>
          </table:table-cell>
          <table:table-cell office:value-type="float" office:value="137098" calcext:value-type="float">
            <text:p>137098</text:p>
          </table:table-cell>
        </table:table-row>
        <table:table-row table:style-name="ro1">
          <table:table-cell office:value-type="float" office:value="162802" calcext:value-type="float">
            <text:p>162802</text:p>
          </table:table-cell>
          <table:table-cell office:value-type="float" office:value="137875" calcext:value-type="float">
            <text:p>137875</text:p>
          </table:table-cell>
        </table:table-row>
        <table:table-row table:style-name="ro1">
          <table:table-cell office:value-type="float" office:value="158886" calcext:value-type="float">
            <text:p>158886</text:p>
          </table:table-cell>
          <table:table-cell office:value-type="float" office:value="140983" calcext:value-type="float">
            <text:p>140983</text:p>
          </table:table-cell>
        </table:table-row>
        <table:table-row table:style-name="ro1">
          <table:table-cell office:value-type="float" office:value="156756" calcext:value-type="float">
            <text:p>156756</text:p>
          </table:table-cell>
          <table:table-cell office:value-type="float" office:value="140811" calcext:value-type="float">
            <text:p>140811</text:p>
          </table:table-cell>
        </table:table-row>
        <table:table-row table:style-name="ro1">
          <table:table-cell office:value-type="float" office:value="173853" calcext:value-type="float">
            <text:p>173853</text:p>
          </table:table-cell>
          <table:table-cell office:value-type="float" office:value="139700" calcext:value-type="float">
            <text:p>139700</text:p>
          </table:table-cell>
        </table:table-row>
        <table:table-row table:style-name="ro1">
          <table:table-cell office:value-type="float" office:value="148957" calcext:value-type="float">
            <text:p>148957</text:p>
          </table:table-cell>
          <table:table-cell office:value-type="float" office:value="139259" calcext:value-type="float">
            <text:p>139259</text:p>
          </table:table-cell>
        </table:table-row>
        <table:table-row table:style-name="ro1">
          <table:table-cell office:value-type="float" office:value="152608" calcext:value-type="float">
            <text:p>152608</text:p>
          </table:table-cell>
          <table:table-cell office:value-type="float" office:value="142972" calcext:value-type="float">
            <text:p>142972</text:p>
          </table:table-cell>
        </table:table-row>
        <table:table-row table:style-name="ro1">
          <table:table-cell office:value-type="float" office:value="145088" calcext:value-type="float">
            <text:p>145088</text:p>
          </table:table-cell>
          <table:table-cell office:value-type="float" office:value="137333" calcext:value-type="float">
            <text:p>137333</text:p>
          </table:table-cell>
        </table:table-row>
        <table:table-row table:style-name="ro1">
          <table:table-cell office:value-type="float" office:value="152376" calcext:value-type="float">
            <text:p>152376</text:p>
          </table:table-cell>
          <table:table-cell office:value-type="float" office:value="141710" calcext:value-type="float">
            <text:p>141710</text:p>
          </table:table-cell>
        </table:table-row>
        <table:table-row table:style-name="ro1">
          <table:table-cell office:value-type="float" office:value="156733" calcext:value-type="float">
            <text:p>156733</text:p>
          </table:table-cell>
          <table:table-cell office:value-type="float" office:value="139594" calcext:value-type="float">
            <text:p>139594</text:p>
          </table:table-cell>
        </table:table-row>
        <table:table-row table:style-name="ro1">
          <table:table-cell office:value-type="float" office:value="145850" calcext:value-type="float">
            <text:p>145850</text:p>
          </table:table-cell>
          <table:table-cell office:value-type="float" office:value="140434" calcext:value-type="float">
            <text:p>140434</text:p>
          </table:table-cell>
        </table:table-row>
        <table:table-row table:style-name="ro1">
          <table:table-cell office:value-type="float" office:value="145032" calcext:value-type="float">
            <text:p>145032</text:p>
          </table:table-cell>
          <table:table-cell office:value-type="float" office:value="145493" calcext:value-type="float">
            <text:p>145493</text:p>
          </table:table-cell>
        </table:table-row>
        <table:table-row table:style-name="ro1">
          <table:table-cell office:value-type="float" office:value="145367" calcext:value-type="float">
            <text:p>145367</text:p>
          </table:table-cell>
          <table:table-cell office:value-type="float" office:value="159361" calcext:value-type="float">
            <text:p>159361</text:p>
          </table:table-cell>
        </table:table-row>
        <table:table-row table:style-name="ro1">
          <table:table-cell office:value-type="float" office:value="143221" calcext:value-type="float">
            <text:p>143221</text:p>
          </table:table-cell>
          <table:table-cell office:value-type="float" office:value="139686" calcext:value-type="float">
            <text:p>139686</text:p>
          </table:table-cell>
        </table:table-row>
        <table:table-row table:style-name="ro1">
          <table:table-cell office:value-type="float" office:value="150661" calcext:value-type="float">
            <text:p>150661</text:p>
          </table:table-cell>
          <table:table-cell office:value-type="float" office:value="137608" calcext:value-type="float">
            <text:p>137608</text:p>
          </table:table-cell>
        </table:table-row>
        <table:table-row table:style-name="ro1">
          <table:table-cell office:value-type="float" office:value="155390" calcext:value-type="float">
            <text:p>155390</text:p>
          </table:table-cell>
          <table:table-cell office:value-type="float" office:value="140423" calcext:value-type="float">
            <text:p>140423</text:p>
          </table:table-cell>
        </table:table-row>
        <table:table-row table:style-name="ro1">
          <table:table-cell office:value-type="float" office:value="149955" calcext:value-type="float">
            <text:p>149955</text:p>
          </table:table-cell>
          <table:table-cell office:value-type="float" office:value="136403" calcext:value-type="float">
            <text:p>136403</text:p>
          </table:table-cell>
        </table:table-row>
        <table:table-row table:style-name="ro1">
          <table:table-cell office:value-type="float" office:value="157013" calcext:value-type="float">
            <text:p>157013</text:p>
          </table:table-cell>
          <table:table-cell office:value-type="float" office:value="135780" calcext:value-type="float">
            <text:p>135780</text:p>
          </table:table-cell>
        </table:table-row>
        <table:table-row table:style-name="ro1">
          <table:table-cell office:value-type="float" office:value="158556" calcext:value-type="float">
            <text:p>158556</text:p>
          </table:table-cell>
          <table:table-cell office:value-type="float" office:value="137526" calcext:value-type="float">
            <text:p>137526</text:p>
          </table:table-cell>
        </table:table-row>
        <table:table-row table:style-name="ro1">
          <table:table-cell office:value-type="float" office:value="153303" calcext:value-type="float">
            <text:p>153303</text:p>
          </table:table-cell>
          <table:table-cell office:value-type="float" office:value="139770" calcext:value-type="float">
            <text:p>139770</text:p>
          </table:table-cell>
        </table:table-row>
        <table:table-row table:style-name="ro1">
          <table:table-cell office:value-type="float" office:value="150697" calcext:value-type="float">
            <text:p>150697</text:p>
          </table:table-cell>
          <table:table-cell office:value-type="float" office:value="137070" calcext:value-type="float">
            <text:p>137070</text:p>
          </table:table-cell>
        </table:table-row>
        <table:table-row table:style-name="ro1">
          <table:table-cell office:value-type="float" office:value="147962" calcext:value-type="float">
            <text:p>147962</text:p>
          </table:table-cell>
          <table:table-cell office:value-type="float" office:value="138212" calcext:value-type="float">
            <text:p>138212</text:p>
          </table:table-cell>
        </table:table-row>
        <table:table-row table:style-name="ro1">
          <table:table-cell office:value-type="float" office:value="145158" calcext:value-type="float">
            <text:p>145158</text:p>
          </table:table-cell>
          <table:table-cell office:value-type="float" office:value="139097" calcext:value-type="float">
            <text:p>139097</text:p>
          </table:table-cell>
        </table:table-row>
        <table:table-row table:style-name="ro1">
          <table:table-cell office:value-type="float" office:value="142255" calcext:value-type="float">
            <text:p>142255</text:p>
          </table:table-cell>
          <table:table-cell office:value-type="float" office:value="141003" calcext:value-type="float">
            <text:p>141003</text:p>
          </table:table-cell>
        </table:table-row>
        <table:table-row table:style-name="ro1">
          <table:table-cell office:value-type="float" office:value="148851" calcext:value-type="float">
            <text:p>148851</text:p>
          </table:table-cell>
          <table:table-cell office:value-type="float" office:value="139037" calcext:value-type="float">
            <text:p>139037</text:p>
          </table:table-cell>
        </table:table-row>
        <table:table-row table:style-name="ro1">
          <table:table-cell office:value-type="float" office:value="150507" calcext:value-type="float">
            <text:p>150507</text:p>
          </table:table-cell>
          <table:table-cell office:value-type="float" office:value="142619" calcext:value-type="float">
            <text:p>142619</text:p>
          </table:table-cell>
        </table:table-row>
        <table:table-row table:style-name="ro1">
          <table:table-cell office:value-type="float" office:value="143176" calcext:value-type="float">
            <text:p>143176</text:p>
          </table:table-cell>
          <table:table-cell office:value-type="float" office:value="140457" calcext:value-type="float">
            <text:p>140457</text:p>
          </table:table-cell>
        </table:table-row>
        <table:table-row table:style-name="ro1">
          <table:table-cell office:value-type="float" office:value="152099" calcext:value-type="float">
            <text:p>152099</text:p>
          </table:table-cell>
          <table:table-cell office:value-type="float" office:value="140932" calcext:value-type="float">
            <text:p>140932</text:p>
          </table:table-cell>
        </table:table-row>
        <table:table-row table:style-name="ro1">
          <table:table-cell office:value-type="float" office:value="143603" calcext:value-type="float">
            <text:p>143603</text:p>
          </table:table-cell>
          <table:table-cell office:value-type="float" office:value="139885" calcext:value-type="float">
            <text:p>139885</text:p>
          </table:table-cell>
        </table:table-row>
        <table:table-row table:style-name="ro1">
          <table:table-cell office:value-type="float" office:value="157461" calcext:value-type="float">
            <text:p>157461</text:p>
          </table:table-cell>
          <table:table-cell office:value-type="float" office:value="138581" calcext:value-type="float">
            <text:p>138581</text:p>
          </table:table-cell>
        </table:table-row>
        <table:table-row table:style-name="ro1">
          <table:table-cell office:value-type="float" office:value="151289" calcext:value-type="float">
            <text:p>151289</text:p>
          </table:table-cell>
          <table:table-cell office:value-type="float" office:value="141050" calcext:value-type="float">
            <text:p>141050</text:p>
          </table:table-cell>
        </table:table-row>
        <table:table-row table:style-name="ro1">
          <table:table-cell office:value-type="float" office:value="148911" calcext:value-type="float">
            <text:p>148911</text:p>
          </table:table-cell>
          <table:table-cell office:value-type="float" office:value="138517" calcext:value-type="float">
            <text:p>138517</text:p>
          </table:table-cell>
        </table:table-row>
        <table:table-row table:style-name="ro1">
          <table:table-cell office:value-type="float" office:value="146673" calcext:value-type="float">
            <text:p>146673</text:p>
          </table:table-cell>
          <table:table-cell office:value-type="float" office:value="139299" calcext:value-type="float">
            <text:p>139299</text:p>
          </table:table-cell>
        </table:table-row>
        <table:table-row table:style-name="ro1">
          <table:table-cell office:value-type="float" office:value="153329" calcext:value-type="float">
            <text:p>153329</text:p>
          </table:table-cell>
          <table:table-cell office:value-type="float" office:value="136196" calcext:value-type="float">
            <text:p>136196</text:p>
          </table:table-cell>
        </table:table-row>
        <table:table-row table:style-name="ro1">
          <table:table-cell office:value-type="float" office:value="149359" calcext:value-type="float">
            <text:p>149359</text:p>
          </table:table-cell>
          <table:table-cell office:value-type="float" office:value="144669" calcext:value-type="float">
            <text:p>144669</text:p>
          </table:table-cell>
        </table:table-row>
        <table:table-row table:style-name="ro1">
          <table:table-cell office:value-type="float" office:value="148986" calcext:value-type="float">
            <text:p>148986</text:p>
          </table:table-cell>
          <table:table-cell office:value-type="float" office:value="139381" calcext:value-type="float">
            <text:p>139381</text:p>
          </table:table-cell>
        </table:table-row>
        <table:table-row table:style-name="ro1">
          <table:table-cell office:value-type="float" office:value="147215" calcext:value-type="float">
            <text:p>147215</text:p>
          </table:table-cell>
          <table:table-cell office:value-type="float" office:value="140536" calcext:value-type="float">
            <text:p>140536</text:p>
          </table:table-cell>
        </table:table-row>
        <table:table-row table:style-name="ro1">
          <table:table-cell office:value-type="float" office:value="157608" calcext:value-type="float">
            <text:p>157608</text:p>
          </table:table-cell>
          <table:table-cell office:value-type="float" office:value="140209" calcext:value-type="float">
            <text:p>140209</text:p>
          </table:table-cell>
        </table:table-row>
        <table:table-row table:style-name="ro1">
          <table:table-cell office:value-type="float" office:value="147715" calcext:value-type="float">
            <text:p>147715</text:p>
          </table:table-cell>
          <table:table-cell office:value-type="float" office:value="144490" calcext:value-type="float">
            <text:p>144490</text:p>
          </table:table-cell>
        </table:table-row>
        <table:table-row table:style-name="ro1">
          <table:table-cell office:value-type="float" office:value="148367" calcext:value-type="float">
            <text:p>148367</text:p>
          </table:table-cell>
          <table:table-cell office:value-type="float" office:value="138278" calcext:value-type="float">
            <text:p>138278</text:p>
          </table:table-cell>
        </table:table-row>
        <table:table-row table:style-name="ro1">
          <table:table-cell office:value-type="float" office:value="147896" calcext:value-type="float">
            <text:p>147896</text:p>
          </table:table-cell>
          <table:table-cell office:value-type="float" office:value="140976" calcext:value-type="float">
            <text:p>140976</text:p>
          </table:table-cell>
        </table:table-row>
        <table:table-row table:style-name="ro1">
          <table:table-cell office:value-type="float" office:value="150053" calcext:value-type="float">
            <text:p>150053</text:p>
          </table:table-cell>
          <table:table-cell office:value-type="float" office:value="138437" calcext:value-type="float">
            <text:p>138437</text:p>
          </table:table-cell>
        </table:table-row>
        <table:table-row table:style-name="ro1">
          <table:table-cell office:value-type="float" office:value="148778" calcext:value-type="float">
            <text:p>148778</text:p>
          </table:table-cell>
          <table:table-cell office:value-type="float" office:value="137939" calcext:value-type="float">
            <text:p>137939</text:p>
          </table:table-cell>
        </table:table-row>
        <table:table-row table:style-name="ro1">
          <table:table-cell office:value-type="float" office:value="152624" calcext:value-type="float">
            <text:p>152624</text:p>
          </table:table-cell>
          <table:table-cell office:value-type="float" office:value="146617" calcext:value-type="float">
            <text:p>146617</text:p>
          </table:table-cell>
        </table:table-row>
        <table:table-row table:style-name="ro1">
          <table:table-cell office:value-type="float" office:value="150050" calcext:value-type="float">
            <text:p>150050</text:p>
          </table:table-cell>
          <table:table-cell office:value-type="float" office:value="137143" calcext:value-type="float">
            <text:p>137143</text:p>
          </table:table-cell>
        </table:table-row>
        <table:table-row table:style-name="ro1">
          <table:table-cell office:value-type="float" office:value="148897" calcext:value-type="float">
            <text:p>148897</text:p>
          </table:table-cell>
          <table:table-cell office:value-type="float" office:value="136241" calcext:value-type="float">
            <text:p>136241</text:p>
          </table:table-cell>
        </table:table-row>
        <table:table-row table:style-name="ro1">
          <table:table-cell office:value-type="float" office:value="147261" calcext:value-type="float">
            <text:p>147261</text:p>
          </table:table-cell>
          <table:table-cell office:value-type="float" office:value="139341" calcext:value-type="float">
            <text:p>139341</text:p>
          </table:table-cell>
        </table:table-row>
        <table:table-row table:style-name="ro1">
          <table:table-cell office:value-type="float" office:value="148208" calcext:value-type="float">
            <text:p>148208</text:p>
          </table:table-cell>
          <table:table-cell office:value-type="float" office:value="138216" calcext:value-type="float">
            <text:p>138216</text:p>
          </table:table-cell>
        </table:table-row>
        <table:table-row table:style-name="ro1">
          <table:table-cell office:value-type="float" office:value="151201" calcext:value-type="float">
            <text:p>151201</text:p>
          </table:table-cell>
          <table:table-cell office:value-type="float" office:value="142527" calcext:value-type="float">
            <text:p>142527</text:p>
          </table:table-cell>
        </table:table-row>
        <table:table-row table:style-name="ro1">
          <table:table-cell office:value-type="float" office:value="147008" calcext:value-type="float">
            <text:p>147008</text:p>
          </table:table-cell>
          <table:table-cell office:value-type="float" office:value="137592" calcext:value-type="float">
            <text:p>137592</text:p>
          </table:table-cell>
        </table:table-row>
        <table:table-row table:style-name="ro1">
          <table:table-cell office:value-type="float" office:value="150993" calcext:value-type="float">
            <text:p>150993</text:p>
          </table:table-cell>
          <table:table-cell office:value-type="float" office:value="140511" calcext:value-type="float">
            <text:p>140511</text:p>
          </table:table-cell>
        </table:table-row>
        <table:table-row table:style-name="ro1">
          <table:table-cell office:value-type="float" office:value="146819" calcext:value-type="float">
            <text:p>146819</text:p>
          </table:table-cell>
          <table:table-cell office:value-type="float" office:value="138638" calcext:value-type="float">
            <text:p>138638</text:p>
          </table:table-cell>
        </table:table-row>
        <table:table-row table:style-name="ro1">
          <table:table-cell office:value-type="float" office:value="152866" calcext:value-type="float">
            <text:p>152866</text:p>
          </table:table-cell>
          <table:table-cell office:value-type="float" office:value="138996" calcext:value-type="float">
            <text:p>138996</text:p>
          </table:table-cell>
        </table:table-row>
        <table:table-row table:style-name="ro1">
          <table:table-cell office:value-type="float" office:value="147922" calcext:value-type="float">
            <text:p>147922</text:p>
          </table:table-cell>
          <table:table-cell office:value-type="float" office:value="146922" calcext:value-type="float">
            <text:p>146922</text:p>
          </table:table-cell>
        </table:table-row>
        <table:table-row table:style-name="ro1">
          <table:table-cell office:value-type="float" office:value="150872" calcext:value-type="float">
            <text:p>150872</text:p>
          </table:table-cell>
          <table:table-cell office:value-type="float" office:value="138221" calcext:value-type="float">
            <text:p>138221</text:p>
          </table:table-cell>
        </table:table-row>
        <table:table-row table:style-name="ro1">
          <table:table-cell office:value-type="float" office:value="142892" calcext:value-type="float">
            <text:p>142892</text:p>
          </table:table-cell>
          <table:table-cell office:value-type="float" office:value="138772" calcext:value-type="float">
            <text:p>138772</text:p>
          </table:table-cell>
        </table:table-row>
        <table:table-row table:style-name="ro1">
          <table:table-cell office:value-type="float" office:value="154066" calcext:value-type="float">
            <text:p>154066</text:p>
          </table:table-cell>
          <table:table-cell office:value-type="float" office:value="138449" calcext:value-type="float">
            <text:p>138449</text:p>
          </table:table-cell>
        </table:table-row>
        <table:table-row table:style-name="ro1">
          <table:table-cell office:value-type="float" office:value="152275" calcext:value-type="float">
            <text:p>152275</text:p>
          </table:table-cell>
          <table:table-cell office:value-type="float" office:value="138027" calcext:value-type="float">
            <text:p>138027</text:p>
          </table:table-cell>
        </table:table-row>
        <table:table-row table:style-name="ro1">
          <table:table-cell office:value-type="float" office:value="149415" calcext:value-type="float">
            <text:p>149415</text:p>
          </table:table-cell>
          <table:table-cell office:value-type="float" office:value="137649" calcext:value-type="float">
            <text:p>137649</text:p>
          </table:table-cell>
        </table:table-row>
        <table:table-row table:style-name="ro1">
          <table:table-cell office:value-type="float" office:value="147904" calcext:value-type="float">
            <text:p>147904</text:p>
          </table:table-cell>
          <table:table-cell office:value-type="float" office:value="138256" calcext:value-type="float">
            <text:p>138256</text:p>
          </table:table-cell>
        </table:table-row>
        <table:table-row table:style-name="ro1">
          <table:table-cell office:value-type="float" office:value="146303" calcext:value-type="float">
            <text:p>146303</text:p>
          </table:table-cell>
          <table:table-cell office:value-type="float" office:value="138380" calcext:value-type="float">
            <text:p>138380</text:p>
          </table:table-cell>
        </table:table-row>
        <table:table-row table:style-name="ro1">
          <table:table-cell office:value-type="float" office:value="147486" calcext:value-type="float">
            <text:p>147486</text:p>
          </table:table-cell>
          <table:table-cell office:value-type="float" office:value="147055" calcext:value-type="float">
            <text:p>147055</text:p>
          </table:table-cell>
        </table:table-row>
        <table:table-row table:style-name="ro1">
          <table:table-cell office:value-type="float" office:value="150010" calcext:value-type="float">
            <text:p>150010</text:p>
          </table:table-cell>
          <table:table-cell office:value-type="float" office:value="138758" calcext:value-type="float">
            <text:p>138758</text:p>
          </table:table-cell>
        </table:table-row>
        <table:table-row table:style-name="ro1">
          <table:table-cell office:value-type="float" office:value="152002" calcext:value-type="float">
            <text:p>152002</text:p>
          </table:table-cell>
          <table:table-cell office:value-type="float" office:value="136332" calcext:value-type="float">
            <text:p>136332</text:p>
          </table:table-cell>
        </table:table-row>
        <table:table-row table:style-name="ro1">
          <table:table-cell office:value-type="float" office:value="164191" calcext:value-type="float">
            <text:p>164191</text:p>
          </table:table-cell>
          <table:table-cell office:value-type="float" office:value="137473" calcext:value-type="float">
            <text:p>137473</text:p>
          </table:table-cell>
        </table:table-row>
        <table:table-row table:style-name="ro1">
          <table:table-cell office:value-type="float" office:value="156121" calcext:value-type="float">
            <text:p>156121</text:p>
          </table:table-cell>
          <table:table-cell office:value-type="float" office:value="137708" calcext:value-type="float">
            <text:p>137708</text:p>
          </table:table-cell>
        </table:table-row>
        <table:table-row table:style-name="ro1">
          <table:table-cell office:value-type="float" office:value="144815" calcext:value-type="float">
            <text:p>144815</text:p>
          </table:table-cell>
          <table:table-cell office:value-type="float" office:value="137873" calcext:value-type="float">
            <text:p>137873</text:p>
          </table:table-cell>
        </table:table-row>
        <table:table-row table:style-name="ro1">
          <table:table-cell office:value-type="float" office:value="155399" calcext:value-type="float">
            <text:p>155399</text:p>
          </table:table-cell>
          <table:table-cell office:value-type="float" office:value="141182" calcext:value-type="float">
            <text:p>141182</text:p>
          </table:table-cell>
        </table:table-row>
        <table:table-row table:style-name="ro1">
          <table:table-cell office:value-type="float" office:value="155572" calcext:value-type="float">
            <text:p>155572</text:p>
          </table:table-cell>
          <table:table-cell office:value-type="float" office:value="142617" calcext:value-type="float">
            <text:p>142617</text:p>
          </table:table-cell>
        </table:table-row>
        <table:table-row table:style-name="ro1">
          <table:table-cell office:value-type="float" office:value="147114" calcext:value-type="float">
            <text:p>147114</text:p>
          </table:table-cell>
          <table:table-cell office:value-type="float" office:value="142944" calcext:value-type="float">
            <text:p>142944</text:p>
          </table:table-cell>
        </table:table-row>
        <table:table-row table:style-name="ro1">
          <table:table-cell office:value-type="float" office:value="153359" calcext:value-type="float">
            <text:p>153359</text:p>
          </table:table-cell>
          <table:table-cell office:value-type="float" office:value="138347" calcext:value-type="float">
            <text:p>138347</text:p>
          </table:table-cell>
        </table:table-row>
        <table:table-row table:style-name="ro1">
          <table:table-cell office:value-type="float" office:value="150614" calcext:value-type="float">
            <text:p>150614</text:p>
          </table:table-cell>
          <table:table-cell office:value-type="float" office:value="139714" calcext:value-type="float">
            <text:p>139714</text:p>
          </table:table-cell>
        </table:table-row>
        <table:table-row table:style-name="ro1">
          <table:table-cell office:value-type="float" office:value="150867" calcext:value-type="float">
            <text:p>150867</text:p>
          </table:table-cell>
          <table:table-cell office:value-type="float" office:value="146531" calcext:value-type="float">
            <text:p>146531</text:p>
          </table:table-cell>
        </table:table-row>
        <table:table-row table:style-name="ro1">
          <table:table-cell office:value-type="float" office:value="147167" calcext:value-type="float">
            <text:p>147167</text:p>
          </table:table-cell>
          <table:table-cell office:value-type="float" office:value="140060" calcext:value-type="float">
            <text:p>140060</text:p>
          </table:table-cell>
        </table:table-row>
        <table:table-row table:style-name="ro1">
          <table:table-cell office:value-type="float" office:value="168822" calcext:value-type="float">
            <text:p>168822</text:p>
          </table:table-cell>
          <table:table-cell office:value-type="float" office:value="138595" calcext:value-type="float">
            <text:p>138595</text:p>
          </table:table-cell>
        </table:table-row>
        <table:table-row table:style-name="ro1">
          <table:table-cell office:value-type="float" office:value="155890" calcext:value-type="float">
            <text:p>155890</text:p>
          </table:table-cell>
          <table:table-cell office:value-type="float" office:value="141284" calcext:value-type="float">
            <text:p>141284</text:p>
          </table:table-cell>
        </table:table-row>
        <table:table-row table:style-name="ro1">
          <table:table-cell office:value-type="float" office:value="150550" calcext:value-type="float">
            <text:p>150550</text:p>
          </table:table-cell>
          <table:table-cell office:value-type="float" office:value="141659" calcext:value-type="float">
            <text:p>141659</text:p>
          </table:table-cell>
        </table:table-row>
        <table:table-row table:style-name="ro1">
          <table:table-cell office:value-type="float" office:value="146496" calcext:value-type="float">
            <text:p>146496</text:p>
          </table:table-cell>
          <table:table-cell office:value-type="float" office:value="138988" calcext:value-type="float">
            <text:p>138988</text:p>
          </table:table-cell>
        </table:table-row>
        <table:table-row table:style-name="ro1">
          <table:table-cell office:value-type="float" office:value="148930" calcext:value-type="float">
            <text:p>148930</text:p>
          </table:table-cell>
          <table:table-cell office:value-type="float" office:value="137374" calcext:value-type="float">
            <text:p>137374</text:p>
          </table:table-cell>
        </table:table-row>
        <table:table-row table:style-name="ro1">
          <table:table-cell office:value-type="float" office:value="144501" calcext:value-type="float">
            <text:p>144501</text:p>
          </table:table-cell>
          <table:table-cell office:value-type="float" office:value="139716" calcext:value-type="float">
            <text:p>139716</text:p>
          </table:table-cell>
        </table:table-row>
        <table:table-row table:style-name="ro1">
          <table:table-cell office:value-type="float" office:value="154136" calcext:value-type="float">
            <text:p>154136</text:p>
          </table:table-cell>
          <table:table-cell office:value-type="float" office:value="139533" calcext:value-type="float">
            <text:p>139533</text:p>
          </table:table-cell>
        </table:table-row>
        <table:table-row table:style-name="ro1">
          <table:table-cell office:value-type="float" office:value="144757" calcext:value-type="float">
            <text:p>144757</text:p>
          </table:table-cell>
          <table:table-cell office:value-type="float" office:value="139620" calcext:value-type="float">
            <text:p>139620</text:p>
          </table:table-cell>
        </table:table-row>
        <table:table-row table:style-name="ro1">
          <table:table-cell office:value-type="float" office:value="153613" calcext:value-type="float">
            <text:p>153613</text:p>
          </table:table-cell>
          <table:table-cell office:value-type="float" office:value="144096" calcext:value-type="float">
            <text:p>144096</text:p>
          </table:table-cell>
        </table:table-row>
        <table:table-row table:style-name="ro1">
          <table:table-cell office:value-type="float" office:value="147562" calcext:value-type="float">
            <text:p>147562</text:p>
          </table:table-cell>
          <table:table-cell office:value-type="float" office:value="141594" calcext:value-type="float">
            <text:p>141594</text:p>
          </table:table-cell>
        </table:table-row>
        <table:table-row table:style-name="ro1">
          <table:table-cell office:value-type="float" office:value="151116" calcext:value-type="float">
            <text:p>151116</text:p>
          </table:table-cell>
          <table:table-cell office:value-type="float" office:value="144749" calcext:value-type="float">
            <text:p>144749</text:p>
          </table:table-cell>
        </table:table-row>
        <table:table-row table:style-name="ro1">
          <table:table-cell office:value-type="float" office:value="152601" calcext:value-type="float">
            <text:p>152601</text:p>
          </table:table-cell>
          <table:table-cell office:value-type="float" office:value="140689" calcext:value-type="float">
            <text:p>140689</text:p>
          </table:table-cell>
        </table:table-row>
        <table:table-row table:style-name="ro1">
          <table:table-cell office:value-type="float" office:value="147661" calcext:value-type="float">
            <text:p>147661</text:p>
          </table:table-cell>
          <table:table-cell office:value-type="float" office:value="143084" calcext:value-type="float">
            <text:p>143084</text:p>
          </table:table-cell>
        </table:table-row>
        <table:table-row table:style-name="ro1">
          <table:table-cell office:value-type="float" office:value="146553" calcext:value-type="float">
            <text:p>146553</text:p>
          </table:table-cell>
          <table:table-cell office:value-type="float" office:value="137534" calcext:value-type="float">
            <text:p>137534</text:p>
          </table:table-cell>
        </table:table-row>
        <table:table-row table:style-name="ro1">
          <table:table-cell office:value-type="float" office:value="145906" calcext:value-type="float">
            <text:p>145906</text:p>
          </table:table-cell>
          <table:table-cell office:value-type="float" office:value="137753" calcext:value-type="float">
            <text:p>137753</text:p>
          </table:table-cell>
        </table:table-row>
        <table:table-row table:style-name="ro1">
          <table:table-cell office:value-type="float" office:value="150163" calcext:value-type="float">
            <text:p>150163</text:p>
          </table:table-cell>
          <table:table-cell office:value-type="float" office:value="137681" calcext:value-type="float">
            <text:p>137681</text:p>
          </table:table-cell>
        </table:table-row>
        <table:table-row table:style-name="ro1">
          <table:table-cell office:value-type="float" office:value="151244" calcext:value-type="float">
            <text:p>151244</text:p>
          </table:table-cell>
          <table:table-cell office:value-type="float" office:value="139112" calcext:value-type="float">
            <text:p>139112</text:p>
          </table:table-cell>
        </table:table-row>
        <table:table-row table:style-name="ro1">
          <table:table-cell office:value-type="float" office:value="146265" calcext:value-type="float">
            <text:p>146265</text:p>
          </table:table-cell>
          <table:table-cell office:value-type="float" office:value="138294" calcext:value-type="float">
            <text:p>138294</text:p>
          </table:table-cell>
        </table:table-row>
        <table:table-row table:style-name="ro1">
          <table:table-cell office:value-type="float" office:value="151120" calcext:value-type="float">
            <text:p>151120</text:p>
          </table:table-cell>
          <table:table-cell office:value-type="float" office:value="137299" calcext:value-type="float">
            <text:p>137299</text:p>
          </table:table-cell>
        </table:table-row>
        <table:table-row table:style-name="ro1">
          <table:table-cell office:value-type="float" office:value="143975" calcext:value-type="float">
            <text:p>143975</text:p>
          </table:table-cell>
          <table:table-cell office:value-type="float" office:value="139534" calcext:value-type="float">
            <text:p>139534</text:p>
          </table:table-cell>
        </table:table-row>
        <table:table-row table:style-name="ro1">
          <table:table-cell office:value-type="float" office:value="154096" calcext:value-type="float">
            <text:p>154096</text:p>
          </table:table-cell>
          <table:table-cell office:value-type="float" office:value="138378" calcext:value-type="float">
            <text:p>138378</text:p>
          </table:table-cell>
        </table:table-row>
        <table:table-row table:style-name="ro1">
          <table:table-cell office:value-type="float" office:value="155699" calcext:value-type="float">
            <text:p>155699</text:p>
          </table:table-cell>
          <table:table-cell office:value-type="float" office:value="141407" calcext:value-type="float">
            <text:p>141407</text:p>
          </table:table-cell>
        </table:table-row>
        <table:table-row table:style-name="ro1">
          <table:table-cell office:value-type="float" office:value="147148" calcext:value-type="float">
            <text:p>147148</text:p>
          </table:table-cell>
          <table:table-cell office:value-type="float" office:value="143825" calcext:value-type="float">
            <text:p>143825</text:p>
          </table:table-cell>
        </table:table-row>
        <table:table-row table:style-name="ro1">
          <table:table-cell office:value-type="float" office:value="153294" calcext:value-type="float">
            <text:p>153294</text:p>
          </table:table-cell>
          <table:table-cell office:value-type="float" office:value="141552" calcext:value-type="float">
            <text:p>141552</text:p>
          </table:table-cell>
        </table:table-row>
        <table:table-row table:style-name="ro1">
          <table:table-cell office:value-type="float" office:value="151970" calcext:value-type="float">
            <text:p>151970</text:p>
          </table:table-cell>
          <table:table-cell office:value-type="float" office:value="143138" calcext:value-type="float">
            <text:p>143138</text:p>
          </table:table-cell>
        </table:table-row>
        <table:table-row table:style-name="ro1">
          <table:table-cell office:value-type="float" office:value="213989" calcext:value-type="float">
            <text:p>213989</text:p>
          </table:table-cell>
          <table:table-cell office:value-type="float" office:value="138145" calcext:value-type="float">
            <text:p>138145</text:p>
          </table:table-cell>
        </table:table-row>
        <table:table-row table:style-name="ro1">
          <table:table-cell office:value-type="float" office:value="178084" calcext:value-type="float">
            <text:p>178084</text:p>
          </table:table-cell>
          <table:table-cell office:value-type="float" office:value="139844" calcext:value-type="float">
            <text:p>139844</text:p>
          </table:table-cell>
        </table:table-row>
        <table:table-row table:style-name="ro1">
          <table:table-cell office:value-type="float" office:value="161834" calcext:value-type="float">
            <text:p>161834</text:p>
          </table:table-cell>
          <table:table-cell office:value-type="float" office:value="137332" calcext:value-type="float">
            <text:p>137332</text:p>
          </table:table-cell>
        </table:table-row>
        <table:table-row table:style-name="ro1">
          <table:table-cell office:value-type="float" office:value="156962" calcext:value-type="float">
            <text:p>156962</text:p>
          </table:table-cell>
          <table:table-cell office:value-type="float" office:value="136707" calcext:value-type="float">
            <text:p>136707</text:p>
          </table:table-cell>
        </table:table-row>
        <table:table-row table:style-name="ro1">
          <table:table-cell office:value-type="float" office:value="158458" calcext:value-type="float">
            <text:p>158458</text:p>
          </table:table-cell>
          <table:table-cell office:value-type="float" office:value="147443" calcext:value-type="float">
            <text:p>147443</text:p>
          </table:table-cell>
        </table:table-row>
        <table:table-row table:style-name="ro1">
          <table:table-cell office:value-type="float" office:value="155014" calcext:value-type="float">
            <text:p>155014</text:p>
          </table:table-cell>
          <table:table-cell office:value-type="float" office:value="138692" calcext:value-type="float">
            <text:p>138692</text:p>
          </table:table-cell>
        </table:table-row>
        <table:table-row table:style-name="ro1">
          <table:table-cell office:value-type="float" office:value="154156" calcext:value-type="float">
            <text:p>154156</text:p>
          </table:table-cell>
          <table:table-cell office:value-type="float" office:value="138167" calcext:value-type="float">
            <text:p>138167</text:p>
          </table:table-cell>
        </table:table-row>
        <table:table-row table:style-name="ro1">
          <table:table-cell office:value-type="float" office:value="152550" calcext:value-type="float">
            <text:p>152550</text:p>
          </table:table-cell>
          <table:table-cell office:value-type="float" office:value="142486" calcext:value-type="float">
            <text:p>142486</text:p>
          </table:table-cell>
        </table:table-row>
        <table:table-row table:style-name="ro1">
          <table:table-cell office:value-type="float" office:value="158285" calcext:value-type="float">
            <text:p>158285</text:p>
          </table:table-cell>
          <table:table-cell office:value-type="float" office:value="137871" calcext:value-type="float">
            <text:p>137871</text:p>
          </table:table-cell>
        </table:table-row>
        <table:table-row table:style-name="ro1">
          <table:table-cell office:value-type="float" office:value="164313" calcext:value-type="float">
            <text:p>164313</text:p>
          </table:table-cell>
          <table:table-cell office:value-type="float" office:value="138591" calcext:value-type="float">
            <text:p>138591</text:p>
          </table:table-cell>
        </table:table-row>
        <table:table-row table:style-name="ro1">
          <table:table-cell office:value-type="float" office:value="165400" calcext:value-type="float">
            <text:p>165400</text:p>
          </table:table-cell>
          <table:table-cell office:value-type="float" office:value="138227" calcext:value-type="float">
            <text:p>138227</text:p>
          </table:table-cell>
        </table:table-row>
        <table:table-row table:style-name="ro1">
          <table:table-cell office:value-type="float" office:value="154079" calcext:value-type="float">
            <text:p>154079</text:p>
          </table:table-cell>
          <table:table-cell office:value-type="float" office:value="137292" calcext:value-type="float">
            <text:p>137292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142232" calcext:value-type="float">
            <text:p>142232</text:p>
          </table:table-cell>
        </table:table-row>
        <table:table-row table:style-name="ro1">
          <table:table-cell office:value-type="float" office:value="163073" calcext:value-type="float">
            <text:p>163073</text:p>
          </table:table-cell>
          <table:table-cell office:value-type="float" office:value="147481" calcext:value-type="float">
            <text:p>147481</text:p>
          </table:table-cell>
        </table:table-row>
        <table:table-row table:style-name="ro1">
          <table:table-cell office:value-type="float" office:value="155929" calcext:value-type="float">
            <text:p>155929</text:p>
          </table:table-cell>
          <table:table-cell office:value-type="float" office:value="145627" calcext:value-type="float">
            <text:p>145627</text:p>
          </table:table-cell>
        </table:table-row>
        <table:table-row table:style-name="ro1">
          <table:table-cell office:value-type="float" office:value="153876" calcext:value-type="float">
            <text:p>153876</text:p>
          </table:table-cell>
          <table:table-cell office:value-type="float" office:value="143216" calcext:value-type="float">
            <text:p>143216</text:p>
          </table:table-cell>
        </table:table-row>
        <table:table-row table:style-name="ro1">
          <table:table-cell office:value-type="float" office:value="152352" calcext:value-type="float">
            <text:p>152352</text:p>
          </table:table-cell>
          <table:table-cell office:value-type="float" office:value="151617" calcext:value-type="float">
            <text:p>151617</text:p>
          </table:table-cell>
        </table:table-row>
        <table:table-row table:style-name="ro1">
          <table:table-cell office:value-type="float" office:value="162345" calcext:value-type="float">
            <text:p>162345</text:p>
          </table:table-cell>
          <table:table-cell office:value-type="float" office:value="155656" calcext:value-type="float">
            <text:p>155656</text:p>
          </table:table-cell>
        </table:table-row>
        <table:table-row table:style-name="ro1">
          <table:table-cell office:value-type="float" office:value="152997" calcext:value-type="float">
            <text:p>152997</text:p>
          </table:table-cell>
          <table:table-cell office:value-type="float" office:value="147478" calcext:value-type="float">
            <text:p>147478</text:p>
          </table:table-cell>
        </table:table-row>
        <table:table-row table:style-name="ro1">
          <table:table-cell office:value-type="float" office:value="153593" calcext:value-type="float">
            <text:p>153593</text:p>
          </table:table-cell>
          <table:table-cell office:value-type="float" office:value="147498" calcext:value-type="float">
            <text:p>147498</text:p>
          </table:table-cell>
        </table:table-row>
        <table:table-row table:style-name="ro1">
          <table:table-cell office:value-type="float" office:value="151819" calcext:value-type="float">
            <text:p>151819</text:p>
          </table:table-cell>
          <table:table-cell office:value-type="float" office:value="149395" calcext:value-type="float">
            <text:p>149395</text:p>
          </table:table-cell>
        </table:table-row>
        <table:table-row table:style-name="ro1">
          <table:table-cell office:value-type="float" office:value="153410" calcext:value-type="float">
            <text:p>153410</text:p>
          </table:table-cell>
          <table:table-cell office:value-type="float" office:value="151375" calcext:value-type="float">
            <text:p>151375</text:p>
          </table:table-cell>
        </table:table-row>
        <table:table-row table:style-name="ro1">
          <table:table-cell office:value-type="float" office:value="178632" calcext:value-type="float">
            <text:p>178632</text:p>
          </table:table-cell>
          <table:table-cell office:value-type="float" office:value="152413" calcext:value-type="float">
            <text:p>152413</text:p>
          </table:table-cell>
        </table:table-row>
        <table:table-row table:style-name="ro1">
          <table:table-cell office:value-type="float" office:value="163955" calcext:value-type="float">
            <text:p>163955</text:p>
          </table:table-cell>
          <table:table-cell office:value-type="float" office:value="150580" calcext:value-type="float">
            <text:p>150580</text:p>
          </table:table-cell>
        </table:table-row>
        <table:table-row table:style-name="ro1">
          <table:table-cell office:value-type="float" office:value="150229" calcext:value-type="float">
            <text:p>150229</text:p>
          </table:table-cell>
          <table:table-cell office:value-type="float" office:value="149710" calcext:value-type="float">
            <text:p>149710</text:p>
          </table:table-cell>
        </table:table-row>
        <table:table-row table:style-name="ro1">
          <table:table-cell office:value-type="float" office:value="148896" calcext:value-type="float">
            <text:p>148896</text:p>
          </table:table-cell>
          <table:table-cell office:value-type="float" office:value="150002" calcext:value-type="float">
            <text:p>150002</text:p>
          </table:table-cell>
        </table:table-row>
        <table:table-row table:style-name="ro1">
          <table:table-cell office:value-type="float" office:value="154393" calcext:value-type="float">
            <text:p>154393</text:p>
          </table:table-cell>
          <table:table-cell office:value-type="float" office:value="150425" calcext:value-type="float">
            <text:p>150425</text:p>
          </table:table-cell>
        </table:table-row>
        <table:table-row table:style-name="ro1">
          <table:table-cell office:value-type="float" office:value="146364" calcext:value-type="float">
            <text:p>146364</text:p>
          </table:table-cell>
          <table:table-cell office:value-type="float" office:value="151949" calcext:value-type="float">
            <text:p>151949</text:p>
          </table:table-cell>
        </table:table-row>
        <table:table-row table:style-name="ro1">
          <table:table-cell office:value-type="float" office:value="143014" calcext:value-type="float">
            <text:p>143014</text:p>
          </table:table-cell>
          <table:table-cell office:value-type="float" office:value="153299" calcext:value-type="float">
            <text:p>153299</text:p>
          </table:table-cell>
        </table:table-row>
        <table:table-row table:style-name="ro1">
          <table:table-cell office:value-type="float" office:value="144667" calcext:value-type="float">
            <text:p>144667</text:p>
          </table:table-cell>
          <table:table-cell office:value-type="float" office:value="151671" calcext:value-type="float">
            <text:p>151671</text:p>
          </table:table-cell>
        </table:table-row>
        <table:table-row table:style-name="ro1">
          <table:table-cell office:value-type="float" office:value="166529" calcext:value-type="float">
            <text:p>166529</text:p>
          </table:table-cell>
          <table:table-cell office:value-type="float" office:value="153492" calcext:value-type="float">
            <text:p>153492</text:p>
          </table:table-cell>
        </table:table-row>
        <table:table-row table:style-name="ro1">
          <table:table-cell office:value-type="float" office:value="146082" calcext:value-type="float">
            <text:p>146082</text:p>
          </table:table-cell>
          <table:table-cell office:value-type="float" office:value="149009" calcext:value-type="float">
            <text:p>149009</text:p>
          </table:table-cell>
        </table:table-row>
        <table:table-row table:style-name="ro1">
          <table:table-cell office:value-type="float" office:value="146446" calcext:value-type="float">
            <text:p>146446</text:p>
          </table:table-cell>
          <table:table-cell office:value-type="float" office:value="153088" calcext:value-type="float">
            <text:p>153088</text:p>
          </table:table-cell>
        </table:table-row>
        <table:table-row table:style-name="ro1">
          <table:table-cell office:value-type="float" office:value="149900" calcext:value-type="float">
            <text:p>149900</text:p>
          </table:table-cell>
          <table:table-cell office:value-type="float" office:value="150118" calcext:value-type="float">
            <text:p>150118</text:p>
          </table:table-cell>
        </table:table-row>
        <table:table-row table:style-name="ro1">
          <table:table-cell office:value-type="float" office:value="146716" calcext:value-type="float">
            <text:p>146716</text:p>
          </table:table-cell>
          <table:table-cell office:value-type="float" office:value="149738" calcext:value-type="float">
            <text:p>149738</text:p>
          </table:table-cell>
        </table:table-row>
        <table:table-row table:style-name="ro1">
          <table:table-cell office:value-type="float" office:value="145420" calcext:value-type="float">
            <text:p>145420</text:p>
          </table:table-cell>
          <table:table-cell office:value-type="float" office:value="147888" calcext:value-type="float">
            <text:p>147888</text:p>
          </table:table-cell>
        </table:table-row>
        <table:table-row table:style-name="ro1">
          <table:table-cell office:value-type="float" office:value="148921" calcext:value-type="float">
            <text:p>148921</text:p>
          </table:table-cell>
          <table:table-cell office:value-type="float" office:value="147619" calcext:value-type="float">
            <text:p>147619</text:p>
          </table:table-cell>
        </table:table-row>
        <table:table-row table:style-name="ro1">
          <table:table-cell office:value-type="float" office:value="151610" calcext:value-type="float">
            <text:p>151610</text:p>
          </table:table-cell>
          <table:table-cell office:value-type="float" office:value="151558" calcext:value-type="float">
            <text:p>151558</text:p>
          </table:table-cell>
        </table:table-row>
        <table:table-row table:style-name="ro1">
          <table:table-cell office:value-type="float" office:value="145208" calcext:value-type="float">
            <text:p>145208</text:p>
          </table:table-cell>
          <table:table-cell office:value-type="float" office:value="146052" calcext:value-type="float">
            <text:p>146052</text:p>
          </table:table-cell>
        </table:table-row>
        <table:table-row table:style-name="ro1">
          <table:table-cell office:value-type="float" office:value="152243" calcext:value-type="float">
            <text:p>152243</text:p>
          </table:table-cell>
          <table:table-cell office:value-type="float" office:value="151075" calcext:value-type="float">
            <text:p>151075</text:p>
          </table:table-cell>
        </table:table-row>
        <table:table-row table:style-name="ro1">
          <table:table-cell office:value-type="float" office:value="146973" calcext:value-type="float">
            <text:p>146973</text:p>
          </table:table-cell>
          <table:table-cell office:value-type="float" office:value="150153" calcext:value-type="float">
            <text:p>150153</text:p>
          </table:table-cell>
        </table:table-row>
        <table:table-row table:style-name="ro1">
          <table:table-cell office:value-type="float" office:value="146397" calcext:value-type="float">
            <text:p>146397</text:p>
          </table:table-cell>
          <table:table-cell office:value-type="float" office:value="142626" calcext:value-type="float">
            <text:p>142626</text:p>
          </table:table-cell>
        </table:table-row>
        <table:table-row table:style-name="ro1">
          <table:table-cell office:value-type="float" office:value="144362" calcext:value-type="float">
            <text:p>144362</text:p>
          </table:table-cell>
          <table:table-cell office:value-type="float" office:value="144469" calcext:value-type="float">
            <text:p>144469</text:p>
          </table:table-cell>
        </table:table-row>
        <table:table-row table:style-name="ro1">
          <table:table-cell office:value-type="float" office:value="148560" calcext:value-type="float">
            <text:p>148560</text:p>
          </table:table-cell>
          <table:table-cell office:value-type="float" office:value="141583" calcext:value-type="float">
            <text:p>141583</text:p>
          </table:table-cell>
        </table:table-row>
        <table:table-row table:style-name="ro1">
          <table:table-cell office:value-type="float" office:value="147652" calcext:value-type="float">
            <text:p>147652</text:p>
          </table:table-cell>
          <table:table-cell office:value-type="float" office:value="139637" calcext:value-type="float">
            <text:p>139637</text:p>
          </table:table-cell>
        </table:table-row>
        <table:table-row table:style-name="ro1">
          <table:table-cell office:value-type="float" office:value="159709" calcext:value-type="float">
            <text:p>159709</text:p>
          </table:table-cell>
          <table:table-cell office:value-type="float" office:value="145936" calcext:value-type="float">
            <text:p>145936</text:p>
          </table:table-cell>
        </table:table-row>
        <table:table-row table:style-name="ro1">
          <table:table-cell office:value-type="float" office:value="162666" calcext:value-type="float">
            <text:p>162666</text:p>
          </table:table-cell>
          <table:table-cell office:value-type="float" office:value="141126" calcext:value-type="float">
            <text:p>141126</text:p>
          </table:table-cell>
        </table:table-row>
        <table:table-row table:style-name="ro1">
          <table:table-cell office:value-type="float" office:value="147717" calcext:value-type="float">
            <text:p>147717</text:p>
          </table:table-cell>
          <table:table-cell office:value-type="float" office:value="143188" calcext:value-type="float">
            <text:p>143188</text:p>
          </table:table-cell>
        </table:table-row>
        <table:table-row table:style-name="ro1">
          <table:table-cell office:value-type="float" office:value="142652" calcext:value-type="float">
            <text:p>142652</text:p>
          </table:table-cell>
          <table:table-cell office:value-type="float" office:value="141527" calcext:value-type="float">
            <text:p>141527</text:p>
          </table:table-cell>
        </table:table-row>
        <table:table-row table:style-name="ro1">
          <table:table-cell office:value-type="float" office:value="144407" calcext:value-type="float">
            <text:p>144407</text:p>
          </table:table-cell>
          <table:table-cell office:value-type="float" office:value="143180" calcext:value-type="float">
            <text:p>143180</text:p>
          </table:table-cell>
        </table:table-row>
        <table:table-row table:style-name="ro1">
          <table:table-cell office:value-type="float" office:value="156688" calcext:value-type="float">
            <text:p>156688</text:p>
          </table:table-cell>
          <table:table-cell office:value-type="float" office:value="140946" calcext:value-type="float">
            <text:p>140946</text:p>
          </table:table-cell>
        </table:table-row>
        <table:table-row table:style-name="ro1">
          <table:table-cell office:value-type="float" office:value="152695" calcext:value-type="float">
            <text:p>152695</text:p>
          </table:table-cell>
          <table:table-cell office:value-type="float" office:value="143041" calcext:value-type="float">
            <text:p>143041</text:p>
          </table:table-cell>
        </table:table-row>
        <table:table-row table:style-name="ro1">
          <table:table-cell office:value-type="float" office:value="159067" calcext:value-type="float">
            <text:p>159067</text:p>
          </table:table-cell>
          <table:table-cell office:value-type="float" office:value="139473" calcext:value-type="float">
            <text:p>139473</text:p>
          </table:table-cell>
        </table:table-row>
        <table:table-row table:style-name="ro1">
          <table:table-cell office:value-type="float" office:value="158274" calcext:value-type="float">
            <text:p>158274</text:p>
          </table:table-cell>
          <table:table-cell office:value-type="float" office:value="137730" calcext:value-type="float">
            <text:p>137730</text:p>
          </table:table-cell>
        </table:table-row>
        <table:table-row table:style-name="ro1">
          <table:table-cell office:value-type="float" office:value="155822" calcext:value-type="float">
            <text:p>155822</text:p>
          </table:table-cell>
          <table:table-cell office:value-type="float" office:value="136370" calcext:value-type="float">
            <text:p>136370</text:p>
          </table:table-cell>
        </table:table-row>
        <table:table-row table:style-name="ro1">
          <table:table-cell office:value-type="float" office:value="165407" calcext:value-type="float">
            <text:p>165407</text:p>
          </table:table-cell>
          <table:table-cell office:value-type="float" office:value="137945" calcext:value-type="float">
            <text:p>137945</text:p>
          </table:table-cell>
        </table:table-row>
        <table:table-row table:style-name="ro1">
          <table:table-cell office:value-type="float" office:value="158509" calcext:value-type="float">
            <text:p>158509</text:p>
          </table:table-cell>
          <table:table-cell office:value-type="float" office:value="135297" calcext:value-type="float">
            <text:p>135297</text:p>
          </table:table-cell>
        </table:table-row>
        <table:table-row table:style-name="ro1">
          <table:table-cell office:value-type="float" office:value="155550" calcext:value-type="float">
            <text:p>155550</text:p>
          </table:table-cell>
          <table:table-cell office:value-type="float" office:value="137534" calcext:value-type="float">
            <text:p>137534</text:p>
          </table:table-cell>
        </table:table-row>
        <table:table-row table:style-name="ro1">
          <table:table-cell office:value-type="float" office:value="165868" calcext:value-type="float">
            <text:p>165868</text:p>
          </table:table-cell>
          <table:table-cell office:value-type="float" office:value="136471" calcext:value-type="float">
            <text:p>136471</text:p>
          </table:table-cell>
        </table:table-row>
        <table:table-row table:style-name="ro1">
          <table:table-cell office:value-type="float" office:value="159331" calcext:value-type="float">
            <text:p>159331</text:p>
          </table:table-cell>
          <table:table-cell office:value-type="float" office:value="137975" calcext:value-type="float">
            <text:p>137975</text:p>
          </table:table-cell>
        </table:table-row>
        <table:table-row table:style-name="ro1">
          <table:table-cell office:value-type="float" office:value="163677" calcext:value-type="float">
            <text:p>163677</text:p>
          </table:table-cell>
          <table:table-cell office:value-type="float" office:value="139439" calcext:value-type="float">
            <text:p>139439</text:p>
          </table:table-cell>
        </table:table-row>
        <table:table-row table:style-name="ro1">
          <table:table-cell office:value-type="float" office:value="158160" calcext:value-type="float">
            <text:p>158160</text:p>
          </table:table-cell>
          <table:table-cell office:value-type="float" office:value="138757" calcext:value-type="float">
            <text:p>138757</text:p>
          </table:table-cell>
        </table:table-row>
        <table:table-row table:style-name="ro1">
          <table:table-cell office:value-type="float" office:value="165692" calcext:value-type="float">
            <text:p>165692</text:p>
          </table:table-cell>
          <table:table-cell office:value-type="float" office:value="141274" calcext:value-type="float">
            <text:p>141274</text:p>
          </table:table-cell>
        </table:table-row>
        <table:table-row table:style-name="ro1">
          <table:table-cell office:value-type="float" office:value="155975" calcext:value-type="float">
            <text:p>155975</text:p>
          </table:table-cell>
          <table:table-cell office:value-type="float" office:value="139543" calcext:value-type="float">
            <text:p>139543</text:p>
          </table:table-cell>
        </table:table-row>
        <table:table-row table:style-name="ro1">
          <table:table-cell office:value-type="float" office:value="163491" calcext:value-type="float">
            <text:p>163491</text:p>
          </table:table-cell>
          <table:table-cell office:value-type="float" office:value="139205" calcext:value-type="float">
            <text:p>139205</text:p>
          </table:table-cell>
        </table:table-row>
        <table:table-row table:style-name="ro1">
          <table:table-cell office:value-type="float" office:value="155251" calcext:value-type="float">
            <text:p>155251</text:p>
          </table:table-cell>
          <table:table-cell office:value-type="float" office:value="139026" calcext:value-type="float">
            <text:p>139026</text:p>
          </table:table-cell>
        </table:table-row>
        <table:table-row table:style-name="ro1">
          <table:table-cell office:value-type="float" office:value="177103" calcext:value-type="float">
            <text:p>177103</text:p>
          </table:table-cell>
          <table:table-cell office:value-type="float" office:value="138116" calcext:value-type="float">
            <text:p>138116</text:p>
          </table:table-cell>
        </table:table-row>
        <table:table-row table:style-name="ro1">
          <table:table-cell office:value-type="float" office:value="155804" calcext:value-type="float">
            <text:p>155804</text:p>
          </table:table-cell>
          <table:table-cell office:value-type="float" office:value="140801" calcext:value-type="float">
            <text:p>140801</text:p>
          </table:table-cell>
        </table:table-row>
        <table:table-row table:style-name="ro1">
          <table:table-cell office:value-type="float" office:value="163089" calcext:value-type="float">
            <text:p>163089</text:p>
          </table:table-cell>
          <table:table-cell office:value-type="float" office:value="144476" calcext:value-type="float">
            <text:p>144476</text:p>
          </table:table-cell>
        </table:table-row>
        <table:table-row table:style-name="ro1">
          <table:table-cell office:value-type="float" office:value="159128" calcext:value-type="float">
            <text:p>159128</text:p>
          </table:table-cell>
          <table:table-cell office:value-type="float" office:value="146247" calcext:value-type="float">
            <text:p>146247</text:p>
          </table:table-cell>
        </table:table-row>
        <table:table-row table:style-name="ro1">
          <table:table-cell office:value-type="float" office:value="159037" calcext:value-type="float">
            <text:p>159037</text:p>
          </table:table-cell>
          <table:table-cell office:value-type="float" office:value="146428" calcext:value-type="float">
            <text:p>146428</text:p>
          </table:table-cell>
        </table:table-row>
        <table:table-row table:style-name="ro1">
          <table:table-cell office:value-type="float" office:value="157723" calcext:value-type="float">
            <text:p>157723</text:p>
          </table:table-cell>
          <table:table-cell office:value-type="float" office:value="146985" calcext:value-type="float">
            <text:p>146985</text:p>
          </table:table-cell>
        </table:table-row>
        <table:table-row table:style-name="ro1">
          <table:table-cell office:value-type="float" office:value="155998" calcext:value-type="float">
            <text:p>155998</text:p>
          </table:table-cell>
          <table:table-cell office:value-type="float" office:value="146805" calcext:value-type="float">
            <text:p>146805</text:p>
          </table:table-cell>
        </table:table-row>
        <table:table-row table:style-name="ro1">
          <table:table-cell office:value-type="float" office:value="161783" calcext:value-type="float">
            <text:p>161783</text:p>
          </table:table-cell>
          <table:table-cell office:value-type="float" office:value="145977" calcext:value-type="float">
            <text:p>145977</text:p>
          </table:table-cell>
        </table:table-row>
        <table:table-row table:style-name="ro1">
          <table:table-cell office:value-type="float" office:value="146372" calcext:value-type="float">
            <text:p>146372</text:p>
          </table:table-cell>
          <table:table-cell office:value-type="float" office:value="145688" calcext:value-type="float">
            <text:p>145688</text:p>
          </table:table-cell>
        </table:table-row>
        <table:table-row table:style-name="ro1">
          <table:table-cell office:value-type="float" office:value="152256" calcext:value-type="float">
            <text:p>152256</text:p>
          </table:table-cell>
          <table:table-cell office:value-type="float" office:value="148199" calcext:value-type="float">
            <text:p>148199</text:p>
          </table:table-cell>
        </table:table-row>
        <table:table-row table:style-name="ro1">
          <table:table-cell office:value-type="float" office:value="148805" calcext:value-type="float">
            <text:p>148805</text:p>
          </table:table-cell>
          <table:table-cell office:value-type="float" office:value="146670" calcext:value-type="float">
            <text:p>146670</text:p>
          </table:table-cell>
        </table:table-row>
        <table:table-row table:style-name="ro1">
          <table:table-cell office:value-type="float" office:value="152755" calcext:value-type="float">
            <text:p>152755</text:p>
          </table:table-cell>
          <table:table-cell office:value-type="float" office:value="147303" calcext:value-type="float">
            <text:p>147303</text:p>
          </table:table-cell>
        </table:table-row>
        <table:table-row table:style-name="ro1">
          <table:table-cell office:value-type="float" office:value="143362" calcext:value-type="float">
            <text:p>143362</text:p>
          </table:table-cell>
          <table:table-cell office:value-type="float" office:value="147832" calcext:value-type="float">
            <text:p>147832</text:p>
          </table:table-cell>
        </table:table-row>
        <table:table-row table:style-name="ro1">
          <table:table-cell office:value-type="float" office:value="155161" calcext:value-type="float">
            <text:p>155161</text:p>
          </table:table-cell>
          <table:table-cell office:value-type="float" office:value="147648" calcext:value-type="float">
            <text:p>147648</text:p>
          </table:table-cell>
        </table:table-row>
        <table:table-row table:style-name="ro1">
          <table:table-cell office:value-type="float" office:value="153746" calcext:value-type="float">
            <text:p>153746</text:p>
          </table:table-cell>
          <table:table-cell office:value-type="float" office:value="146309" calcext:value-type="float">
            <text:p>146309</text:p>
          </table:table-cell>
        </table:table-row>
        <table:table-row table:style-name="ro1">
          <table:table-cell office:value-type="float" office:value="148620" calcext:value-type="float">
            <text:p>148620</text:p>
          </table:table-cell>
          <table:table-cell office:value-type="float" office:value="149448" calcext:value-type="float">
            <text:p>149448</text:p>
          </table:table-cell>
        </table:table-row>
        <table:table-row table:style-name="ro1">
          <table:table-cell office:value-type="float" office:value="156299" calcext:value-type="float">
            <text:p>156299</text:p>
          </table:table-cell>
          <table:table-cell office:value-type="float" office:value="144076" calcext:value-type="float">
            <text:p>144076</text:p>
          </table:table-cell>
        </table:table-row>
        <table:table-row table:style-name="ro1">
          <table:table-cell office:value-type="float" office:value="155206" calcext:value-type="float">
            <text:p>155206</text:p>
          </table:table-cell>
          <table:table-cell office:value-type="float" office:value="144827" calcext:value-type="float">
            <text:p>144827</text:p>
          </table:table-cell>
        </table:table-row>
        <table:table-row table:style-name="ro1">
          <table:table-cell office:value-type="float" office:value="150205" calcext:value-type="float">
            <text:p>150205</text:p>
          </table:table-cell>
          <table:table-cell office:value-type="float" office:value="145674" calcext:value-type="float">
            <text:p>145674</text:p>
          </table:table-cell>
        </table:table-row>
        <table:table-row table:style-name="ro1">
          <table:table-cell office:value-type="float" office:value="154393" calcext:value-type="float">
            <text:p>154393</text:p>
          </table:table-cell>
          <table:table-cell office:value-type="float" office:value="146188" calcext:value-type="float">
            <text:p>146188</text:p>
          </table:table-cell>
        </table:table-row>
        <table:table-row table:style-name="ro1">
          <table:table-cell office:value-type="float" office:value="144827" calcext:value-type="float">
            <text:p>144827</text:p>
          </table:table-cell>
          <table:table-cell office:value-type="float" office:value="151344" calcext:value-type="float">
            <text:p>151344</text:p>
          </table:table-cell>
        </table:table-row>
        <table:table-row table:style-name="ro1">
          <table:table-cell office:value-type="float" office:value="143573" calcext:value-type="float">
            <text:p>143573</text:p>
          </table:table-cell>
          <table:table-cell office:value-type="float" office:value="147694" calcext:value-type="float">
            <text:p>147694</text:p>
          </table:table-cell>
        </table:table-row>
        <table:table-row table:style-name="ro1">
          <table:table-cell office:value-type="float" office:value="168383" calcext:value-type="float">
            <text:p>168383</text:p>
          </table:table-cell>
          <table:table-cell office:value-type="float" office:value="148540" calcext:value-type="float">
            <text:p>148540</text:p>
          </table:table-cell>
        </table:table-row>
        <table:table-row table:style-name="ro1">
          <table:table-cell office:value-type="float" office:value="157982" calcext:value-type="float">
            <text:p>157982</text:p>
          </table:table-cell>
          <table:table-cell office:value-type="float" office:value="148251" calcext:value-type="float">
            <text:p>148251</text:p>
          </table:table-cell>
        </table:table-row>
        <table:table-row table:style-name="ro1">
          <table:table-cell office:value-type="float" office:value="150459" calcext:value-type="float">
            <text:p>150459</text:p>
          </table:table-cell>
          <table:table-cell office:value-type="float" office:value="146837" calcext:value-type="float">
            <text:p>146837</text:p>
          </table:table-cell>
        </table:table-row>
        <table:table-row table:style-name="ro1">
          <table:table-cell office:value-type="float" office:value="148525" calcext:value-type="float">
            <text:p>148525</text:p>
          </table:table-cell>
          <table:table-cell office:value-type="float" office:value="147164" calcext:value-type="float">
            <text:p>147164</text:p>
          </table:table-cell>
        </table:table-row>
        <table:table-row table:style-name="ro1">
          <table:table-cell office:value-type="float" office:value="154299" calcext:value-type="float">
            <text:p>154299</text:p>
          </table:table-cell>
          <table:table-cell office:value-type="float" office:value="150367" calcext:value-type="float">
            <text:p>150367</text:p>
          </table:table-cell>
        </table:table-row>
        <table:table-row table:style-name="ro1">
          <table:table-cell office:value-type="float" office:value="150429" calcext:value-type="float">
            <text:p>150429</text:p>
          </table:table-cell>
          <table:table-cell office:value-type="float" office:value="147388" calcext:value-type="float">
            <text:p>147388</text:p>
          </table:table-cell>
        </table:table-row>
        <table:table-row table:style-name="ro1">
          <table:table-cell office:value-type="float" office:value="147787" calcext:value-type="float">
            <text:p>147787</text:p>
          </table:table-cell>
          <table:table-cell office:value-type="float" office:value="138631" calcext:value-type="float">
            <text:p>138631</text:p>
          </table:table-cell>
        </table:table-row>
        <table:table-row table:style-name="ro1">
          <table:table-cell office:value-type="float" office:value="146282" calcext:value-type="float">
            <text:p>146282</text:p>
          </table:table-cell>
          <table:table-cell office:value-type="float" office:value="138133" calcext:value-type="float">
            <text:p>138133</text:p>
          </table:table-cell>
        </table:table-row>
        <table:table-row table:style-name="ro1">
          <table:table-cell office:value-type="float" office:value="151555" calcext:value-type="float">
            <text:p>151555</text:p>
          </table:table-cell>
          <table:table-cell office:value-type="float" office:value="139399" calcext:value-type="float">
            <text:p>139399</text:p>
          </table:table-cell>
        </table:table-row>
        <table:table-row table:style-name="ro1">
          <table:table-cell office:value-type="float" office:value="146583" calcext:value-type="float">
            <text:p>146583</text:p>
          </table:table-cell>
          <table:table-cell office:value-type="float" office:value="139804" calcext:value-type="float">
            <text:p>139804</text:p>
          </table:table-cell>
        </table:table-row>
        <table:table-row table:style-name="ro1">
          <table:table-cell office:value-type="float" office:value="150616" calcext:value-type="float">
            <text:p>150616</text:p>
          </table:table-cell>
          <table:table-cell office:value-type="float" office:value="137859" calcext:value-type="float">
            <text:p>137859</text:p>
          </table:table-cell>
        </table:table-row>
        <table:table-row table:style-name="ro1">
          <table:table-cell office:value-type="float" office:value="155759" calcext:value-type="float">
            <text:p>155759</text:p>
          </table:table-cell>
          <table:table-cell office:value-type="float" office:value="138716" calcext:value-type="float">
            <text:p>138716</text:p>
          </table:table-cell>
        </table:table-row>
        <table:table-row table:style-name="ro1">
          <table:table-cell office:value-type="float" office:value="156010" calcext:value-type="float">
            <text:p>156010</text:p>
          </table:table-cell>
          <table:table-cell office:value-type="float" office:value="138878" calcext:value-type="float">
            <text:p>138878</text:p>
          </table:table-cell>
        </table:table-row>
        <table:table-row table:style-name="ro1">
          <table:table-cell office:value-type="float" office:value="158218" calcext:value-type="float">
            <text:p>158218</text:p>
          </table:table-cell>
          <table:table-cell office:value-type="float" office:value="138763" calcext:value-type="float">
            <text:p>138763</text:p>
          </table:table-cell>
        </table:table-row>
        <table:table-row table:style-name="ro1">
          <table:table-cell office:value-type="float" office:value="158678" calcext:value-type="float">
            <text:p>158678</text:p>
          </table:table-cell>
          <table:table-cell office:value-type="float" office:value="139224" calcext:value-type="float">
            <text:p>139224</text:p>
          </table:table-cell>
        </table:table-row>
        <table:table-row table:style-name="ro1">
          <table:table-cell office:value-type="float" office:value="162340" calcext:value-type="float">
            <text:p>162340</text:p>
          </table:table-cell>
          <table:table-cell office:value-type="float" office:value="137791" calcext:value-type="float">
            <text:p>137791</text:p>
          </table:table-cell>
        </table:table-row>
        <table:table-row table:style-name="ro1">
          <table:table-cell office:value-type="float" office:value="157928" calcext:value-type="float">
            <text:p>157928</text:p>
          </table:table-cell>
          <table:table-cell office:value-type="float" office:value="138178" calcext:value-type="float">
            <text:p>138178</text:p>
          </table:table-cell>
        </table:table-row>
        <table:table-row table:style-name="ro1">
          <table:table-cell office:value-type="float" office:value="158500" calcext:value-type="float">
            <text:p>158500</text:p>
          </table:table-cell>
          <table:table-cell office:value-type="float" office:value="136968" calcext:value-type="float">
            <text:p>136968</text:p>
          </table:table-cell>
        </table:table-row>
        <table:table-row table:style-name="ro1">
          <table:table-cell office:value-type="float" office:value="158758" calcext:value-type="float">
            <text:p>158758</text:p>
          </table:table-cell>
          <table:table-cell office:value-type="float" office:value="138779" calcext:value-type="float">
            <text:p>138779</text:p>
          </table:table-cell>
        </table:table-row>
        <table:table-row table:style-name="ro1">
          <table:table-cell office:value-type="float" office:value="153941" calcext:value-type="float">
            <text:p>153941</text:p>
          </table:table-cell>
          <table:table-cell office:value-type="float" office:value="139260" calcext:value-type="float">
            <text:p>139260</text:p>
          </table:table-cell>
        </table:table-row>
        <table:table-row table:style-name="ro1">
          <table:table-cell office:value-type="float" office:value="160833" calcext:value-type="float">
            <text:p>160833</text:p>
          </table:table-cell>
          <table:table-cell office:value-type="float" office:value="139932" calcext:value-type="float">
            <text:p>139932</text:p>
          </table:table-cell>
        </table:table-row>
        <table:table-row table:style-name="ro1">
          <table:table-cell office:value-type="float" office:value="173975" calcext:value-type="float">
            <text:p>173975</text:p>
          </table:table-cell>
          <table:table-cell office:value-type="float" office:value="137573" calcext:value-type="float">
            <text:p>137573</text:p>
          </table:table-cell>
        </table:table-row>
        <table:table-row table:style-name="ro1">
          <table:table-cell office:value-type="float" office:value="156693" calcext:value-type="float">
            <text:p>156693</text:p>
          </table:table-cell>
          <table:table-cell office:value-type="float" office:value="136931" calcext:value-type="float">
            <text:p>136931</text:p>
          </table:table-cell>
        </table:table-row>
        <table:table-row table:style-name="ro1">
          <table:table-cell office:value-type="float" office:value="158952" calcext:value-type="float">
            <text:p>158952</text:p>
          </table:table-cell>
          <table:table-cell office:value-type="float" office:value="138717" calcext:value-type="float">
            <text:p>138717</text:p>
          </table:table-cell>
        </table:table-row>
        <table:table-row table:style-name="ro1">
          <table:table-cell office:value-type="float" office:value="84247" calcext:value-type="float">
            <text:p>84247</text:p>
          </table:table-cell>
          <table:table-cell office:value-type="float" office:value="146269" calcext:value-type="float">
            <text:p>146269</text:p>
          </table:table-cell>
        </table:table-row>
        <table:table-row table:style-name="ro1">
          <table:table-cell office:value-type="float" office:value="124995" calcext:value-type="float">
            <text:p>124995</text:p>
          </table:table-cell>
          <table:table-cell office:value-type="float" office:value="140369" calcext:value-type="float">
            <text:p>140369</text:p>
          </table:table-cell>
        </table:table-row>
        <table:table-row table:style-name="ro1">
          <table:table-cell office:value-type="float" office:value="129044" calcext:value-type="float">
            <text:p>129044</text:p>
          </table:table-cell>
          <table:table-cell office:value-type="float" office:value="139080" calcext:value-type="float">
            <text:p>139080</text:p>
          </table:table-cell>
        </table:table-row>
        <table:table-row table:style-name="ro1">
          <table:table-cell office:value-type="float" office:value="119196" calcext:value-type="float">
            <text:p>119196</text:p>
          </table:table-cell>
          <table:table-cell office:value-type="float" office:value="137323" calcext:value-type="float">
            <text:p>137323</text:p>
          </table:table-cell>
        </table:table-row>
        <table:table-row table:style-name="ro1">
          <table:table-cell office:value-type="float" office:value="118673" calcext:value-type="float">
            <text:p>118673</text:p>
          </table:table-cell>
          <table:table-cell office:value-type="float" office:value="137673" calcext:value-type="float">
            <text:p>137673</text:p>
          </table:table-cell>
        </table:table-row>
        <table:table-row table:style-name="ro1">
          <table:table-cell office:value-type="float" office:value="106926" calcext:value-type="float">
            <text:p>106926</text:p>
          </table:table-cell>
          <table:table-cell office:value-type="float" office:value="137928" calcext:value-type="float">
            <text:p>137928</text:p>
          </table:table-cell>
        </table:table-row>
        <table:table-row table:style-name="ro1">
          <table:table-cell office:value-type="float" office:value="123380" calcext:value-type="float">
            <text:p>123380</text:p>
          </table:table-cell>
          <table:table-cell office:value-type="float" office:value="140110" calcext:value-type="float">
            <text:p>140110</text:p>
          </table:table-cell>
        </table:table-row>
        <table:table-row table:style-name="ro1">
          <table:table-cell office:value-type="float" office:value="93132" calcext:value-type="float">
            <text:p>93132</text:p>
          </table:table-cell>
          <table:table-cell office:value-type="float" office:value="136995" calcext:value-type="float">
            <text:p>136995</text:p>
          </table:table-cell>
        </table:table-row>
        <table:table-row table:style-name="ro1">
          <table:table-cell office:value-type="float" office:value="103448" calcext:value-type="float">
            <text:p>103448</text:p>
          </table:table-cell>
          <table:table-cell office:value-type="float" office:value="139577" calcext:value-type="float">
            <text:p>139577</text:p>
          </table:table-cell>
        </table:table-row>
        <table:table-row table:style-name="ro1">
          <table:table-cell office:value-type="float" office:value="114916" calcext:value-type="float">
            <text:p>114916</text:p>
          </table:table-cell>
          <table:table-cell office:value-type="float" office:value="146424" calcext:value-type="float">
            <text:p>146424</text:p>
          </table:table-cell>
        </table:table-row>
        <table:table-row table:style-name="ro1">
          <table:table-cell office:value-type="float" office:value="125396" calcext:value-type="float">
            <text:p>125396</text:p>
          </table:table-cell>
          <table:table-cell office:value-type="float" office:value="152889" calcext:value-type="float">
            <text:p>152889</text:p>
          </table:table-cell>
        </table:table-row>
        <table:table-row table:style-name="ro1">
          <table:table-cell office:value-type="float" office:value="102513" calcext:value-type="float">
            <text:p>102513</text:p>
          </table:table-cell>
          <table:table-cell office:value-type="float" office:value="153772" calcext:value-type="float">
            <text:p>153772</text:p>
          </table:table-cell>
        </table:table-row>
        <table:table-row table:style-name="ro1">
          <table:table-cell office:value-type="float" office:value="122172" calcext:value-type="float">
            <text:p>122172</text:p>
          </table:table-cell>
          <table:table-cell office:value-type="float" office:value="149480" calcext:value-type="float">
            <text:p>149480</text:p>
          </table:table-cell>
        </table:table-row>
        <table:table-row table:style-name="ro1">
          <table:table-cell office:value-type="float" office:value="107086" calcext:value-type="float">
            <text:p>107086</text:p>
          </table:table-cell>
          <table:table-cell office:value-type="float" office:value="148482" calcext:value-type="float">
            <text:p>148482</text:p>
          </table:table-cell>
        </table:table-row>
        <table:table-row table:style-name="ro1">
          <table:table-cell office:value-type="float" office:value="115431" calcext:value-type="float">
            <text:p>115431</text:p>
          </table:table-cell>
          <table:table-cell office:value-type="float" office:value="153552" calcext:value-type="float">
            <text:p>153552</text:p>
          </table:table-cell>
        </table:table-row>
        <table:table-row table:style-name="ro1">
          <table:table-cell office:value-type="float" office:value="160053" calcext:value-type="float">
            <text:p>160053</text:p>
          </table:table-cell>
          <table:table-cell office:value-type="float" office:value="154771" calcext:value-type="float">
            <text:p>154771</text:p>
          </table:table-cell>
        </table:table-row>
        <table:table-row table:style-name="ro1">
          <table:table-cell office:value-type="float" office:value="213821" calcext:value-type="float">
            <text:p>213821</text:p>
          </table:table-cell>
          <table:table-cell office:value-type="float" office:value="151135" calcext:value-type="float">
            <text:p>151135</text:p>
          </table:table-cell>
        </table:table-row>
        <table:table-row table:style-name="ro1">
          <table:table-cell office:value-type="float" office:value="203331" calcext:value-type="float">
            <text:p>203331</text:p>
          </table:table-cell>
          <table:table-cell office:value-type="float" office:value="155031" calcext:value-type="float">
            <text:p>155031</text:p>
          </table:table-cell>
        </table:table-row>
        <table:table-row table:style-name="ro1">
          <table:table-cell office:value-type="float" office:value="190966" calcext:value-type="float">
            <text:p>190966</text:p>
          </table:table-cell>
          <table:table-cell office:value-type="float" office:value="154320" calcext:value-type="float">
            <text:p>154320</text:p>
          </table:table-cell>
        </table:table-row>
        <table:table-row table:style-name="ro1">
          <table:table-cell office:value-type="float" office:value="196097" calcext:value-type="float">
            <text:p>196097</text:p>
          </table:table-cell>
          <table:table-cell office:value-type="float" office:value="155549" calcext:value-type="float">
            <text:p>155549</text:p>
          </table:table-cell>
        </table:table-row>
        <table:table-row table:style-name="ro1">
          <table:table-cell office:value-type="float" office:value="220078" calcext:value-type="float">
            <text:p>220078</text:p>
          </table:table-cell>
          <table:table-cell office:value-type="float" office:value="147479" calcext:value-type="float">
            <text:p>147479</text:p>
          </table:table-cell>
        </table:table-row>
        <table:table-row table:style-name="ro1">
          <table:table-cell office:value-type="float" office:value="214519" calcext:value-type="float">
            <text:p>214519</text:p>
          </table:table-cell>
          <table:table-cell office:value-type="float" office:value="146823" calcext:value-type="float">
            <text:p>146823</text:p>
          </table:table-cell>
        </table:table-row>
        <table:table-row table:style-name="ro1">
          <table:table-cell office:value-type="float" office:value="205203" calcext:value-type="float">
            <text:p>205203</text:p>
          </table:table-cell>
          <table:table-cell office:value-type="float" office:value="148372" calcext:value-type="float">
            <text:p>148372</text:p>
          </table:table-cell>
        </table:table-row>
        <table:table-row table:style-name="ro1">
          <table:table-cell office:value-type="float" office:value="198093" calcext:value-type="float">
            <text:p>198093</text:p>
          </table:table-cell>
          <table:table-cell office:value-type="float" office:value="157590" calcext:value-type="float">
            <text:p>157590</text:p>
          </table:table-cell>
        </table:table-row>
        <table:table-row table:style-name="ro1">
          <table:table-cell office:value-type="float" office:value="200652" calcext:value-type="float">
            <text:p>200652</text:p>
          </table:table-cell>
          <table:table-cell office:value-type="float" office:value="148256" calcext:value-type="float">
            <text:p>148256</text:p>
          </table:table-cell>
        </table:table-row>
        <table:table-row table:style-name="ro1">
          <table:table-cell office:value-type="float" office:value="196556" calcext:value-type="float">
            <text:p>196556</text:p>
          </table:table-cell>
          <table:table-cell office:value-type="float" office:value="147829" calcext:value-type="float">
            <text:p>147829</text:p>
          </table:table-cell>
        </table:table-row>
        <table:table-row table:style-name="ro1">
          <table:table-cell office:value-type="float" office:value="149842" calcext:value-type="float">
            <text:p>149842</text:p>
          </table:table-cell>
          <table:table-cell office:value-type="float" office:value="149092" calcext:value-type="float">
            <text:p>149092</text:p>
          </table:table-cell>
        </table:table-row>
        <table:table-row table:style-name="ro1">
          <table:table-cell office:value-type="float" office:value="146470" calcext:value-type="float">
            <text:p>146470</text:p>
          </table:table-cell>
          <table:table-cell office:value-type="float" office:value="149123" calcext:value-type="float">
            <text:p>149123</text:p>
          </table:table-cell>
        </table:table-row>
        <table:table-row table:style-name="ro1">
          <table:table-cell office:value-type="float" office:value="143940" calcext:value-type="float">
            <text:p>143940</text:p>
          </table:table-cell>
          <table:table-cell office:value-type="float" office:value="147778" calcext:value-type="float">
            <text:p>147778</text:p>
          </table:table-cell>
        </table:table-row>
        <table:table-row table:style-name="ro1">
          <table:table-cell office:value-type="float" office:value="153045" calcext:value-type="float">
            <text:p>153045</text:p>
          </table:table-cell>
          <table:table-cell office:value-type="float" office:value="147562" calcext:value-type="float">
            <text:p>147562</text:p>
          </table:table-cell>
        </table:table-row>
        <table:table-row table:style-name="ro1">
          <table:table-cell office:value-type="float" office:value="146693" calcext:value-type="float">
            <text:p>146693</text:p>
          </table:table-cell>
          <table:table-cell office:value-type="float" office:value="148917" calcext:value-type="float">
            <text:p>148917</text:p>
          </table:table-cell>
        </table:table-row>
        <table:table-row table:style-name="ro1">
          <table:table-cell office:value-type="float" office:value="146601" calcext:value-type="float">
            <text:p>146601</text:p>
          </table:table-cell>
          <table:table-cell office:value-type="float" office:value="146117" calcext:value-type="float">
            <text:p>146117</text:p>
          </table:table-cell>
        </table:table-row>
        <table:table-row table:style-name="ro1">
          <table:table-cell office:value-type="float" office:value="146116" calcext:value-type="float">
            <text:p>146116</text:p>
          </table:table-cell>
          <table:table-cell office:value-type="float" office:value="148586" calcext:value-type="float">
            <text:p>148586</text:p>
          </table:table-cell>
        </table:table-row>
        <table:table-row table:style-name="ro1">
          <table:table-cell office:value-type="float" office:value="147960" calcext:value-type="float">
            <text:p>147960</text:p>
          </table:table-cell>
          <table:table-cell office:value-type="float" office:value="146011" calcext:value-type="float">
            <text:p>146011</text:p>
          </table:table-cell>
        </table:table-row>
        <table:table-row table:style-name="ro1">
          <table:table-cell office:value-type="float" office:value="144898" calcext:value-type="float">
            <text:p>144898</text:p>
          </table:table-cell>
          <table:table-cell office:value-type="float" office:value="136715" calcext:value-type="float">
            <text:p>136715</text:p>
          </table:table-cell>
        </table:table-row>
        <table:table-row table:style-name="ro1">
          <table:table-cell office:value-type="float" office:value="163273" calcext:value-type="float">
            <text:p>163273</text:p>
          </table:table-cell>
          <table:table-cell office:value-type="float" office:value="138747" calcext:value-type="float">
            <text:p>138747</text:p>
          </table:table-cell>
        </table:table-row>
        <table:table-row table:style-name="ro1">
          <table:table-cell office:value-type="float" office:value="154622" calcext:value-type="float">
            <text:p>154622</text:p>
          </table:table-cell>
          <table:table-cell office:value-type="float" office:value="132419" calcext:value-type="float">
            <text:p>132419</text:p>
          </table:table-cell>
        </table:table-row>
        <table:table-row table:style-name="ro1">
          <table:table-cell office:value-type="float" office:value="167848" calcext:value-type="float">
            <text:p>167848</text:p>
          </table:table-cell>
          <table:table-cell office:value-type="float" office:value="136670" calcext:value-type="float">
            <text:p>136670</text:p>
          </table:table-cell>
        </table:table-row>
        <table:table-row table:style-name="ro1">
          <table:table-cell office:value-type="float" office:value="162353" calcext:value-type="float">
            <text:p>162353</text:p>
          </table:table-cell>
          <table:table-cell office:value-type="float" office:value="129392" calcext:value-type="float">
            <text:p>129392</text:p>
          </table:table-cell>
        </table:table-row>
        <table:table-row table:style-name="ro1">
          <table:table-cell office:value-type="float" office:value="151950" calcext:value-type="float">
            <text:p>151950</text:p>
          </table:table-cell>
          <table:table-cell office:value-type="float" office:value="132523" calcext:value-type="float">
            <text:p>132523</text:p>
          </table:table-cell>
        </table:table-row>
        <table:table-row table:style-name="ro1">
          <table:table-cell office:value-type="float" office:value="147414" calcext:value-type="float">
            <text:p>147414</text:p>
          </table:table-cell>
          <table:table-cell office:value-type="float" office:value="133197" calcext:value-type="float">
            <text:p>133197</text:p>
          </table:table-cell>
        </table:table-row>
        <table:table-row table:style-name="ro1">
          <table:table-cell office:value-type="float" office:value="184504" calcext:value-type="float">
            <text:p>184504</text:p>
          </table:table-cell>
          <table:table-cell office:value-type="float" office:value="128957" calcext:value-type="float">
            <text:p>128957</text:p>
          </table:table-cell>
        </table:table-row>
        <table:table-row table:style-name="ro1">
          <table:table-cell office:value-type="float" office:value="149128" calcext:value-type="float">
            <text:p>149128</text:p>
          </table:table-cell>
          <table:table-cell office:value-type="float" office:value="131953" calcext:value-type="float">
            <text:p>131953</text:p>
          </table:table-cell>
        </table:table-row>
        <table:table-row table:style-name="ro1">
          <table:table-cell office:value-type="float" office:value="147583" calcext:value-type="float">
            <text:p>147583</text:p>
          </table:table-cell>
          <table:table-cell office:value-type="float" office:value="130869" calcext:value-type="float">
            <text:p>130869</text:p>
          </table:table-cell>
        </table:table-row>
        <table:table-row table:style-name="ro1">
          <table:table-cell office:value-type="float" office:value="150413" calcext:value-type="float">
            <text:p>150413</text:p>
          </table:table-cell>
          <table:table-cell office:value-type="float" office:value="136449" calcext:value-type="float">
            <text:p>136449</text:p>
          </table:table-cell>
        </table:table-row>
        <table:table-row table:style-name="ro1">
          <table:table-cell office:value-type="float" office:value="150392" calcext:value-type="float">
            <text:p>150392</text:p>
          </table:table-cell>
          <table:table-cell office:value-type="float" office:value="130890" calcext:value-type="float">
            <text:p>130890</text:p>
          </table:table-cell>
        </table:table-row>
        <table:table-row table:style-name="ro1">
          <table:table-cell office:value-type="float" office:value="146859" calcext:value-type="float">
            <text:p>146859</text:p>
          </table:table-cell>
          <table:table-cell office:value-type="float" office:value="133491" calcext:value-type="float">
            <text:p>133491</text:p>
          </table:table-cell>
        </table:table-row>
        <table:table-row table:style-name="ro1">
          <table:table-cell office:value-type="float" office:value="152008" calcext:value-type="float">
            <text:p>152008</text:p>
          </table:table-cell>
          <table:table-cell office:value-type="float" office:value="134534" calcext:value-type="float">
            <text:p>134534</text:p>
          </table:table-cell>
        </table:table-row>
        <table:table-row table:style-name="ro1">
          <table:table-cell office:value-type="float" office:value="144396" calcext:value-type="float">
            <text:p>144396</text:p>
          </table:table-cell>
          <table:table-cell office:value-type="float" office:value="131009" calcext:value-type="float">
            <text:p>131009</text:p>
          </table:table-cell>
        </table:table-row>
        <table:table-row table:style-name="ro1">
          <table:table-cell office:value-type="float" office:value="149690" calcext:value-type="float">
            <text:p>149690</text:p>
          </table:table-cell>
          <table:table-cell office:value-type="float" office:value="131872" calcext:value-type="float">
            <text:p>131872</text:p>
          </table:table-cell>
        </table:table-row>
        <table:table-row table:style-name="ro1">
          <table:table-cell office:value-type="float" office:value="150435" calcext:value-type="float">
            <text:p>150435</text:p>
          </table:table-cell>
          <table:table-cell office:value-type="float" office:value="132522" calcext:value-type="float">
            <text:p>132522</text:p>
          </table:table-cell>
        </table:table-row>
        <table:table-row table:style-name="ro1">
          <table:table-cell office:value-type="float" office:value="147317" calcext:value-type="float">
            <text:p>147317</text:p>
          </table:table-cell>
          <table:table-cell office:value-type="float" office:value="129845" calcext:value-type="float">
            <text:p>129845</text:p>
          </table:table-cell>
        </table:table-row>
        <table:table-row table:style-name="ro1">
          <table:table-cell office:value-type="float" office:value="154636" calcext:value-type="float">
            <text:p>154636</text:p>
          </table:table-cell>
          <table:table-cell office:value-type="float" office:value="129522" calcext:value-type="float">
            <text:p>129522</text:p>
          </table:table-cell>
        </table:table-row>
        <table:table-row table:style-name="ro1">
          <table:table-cell office:value-type="float" office:value="177111" calcext:value-type="float">
            <text:p>177111</text:p>
          </table:table-cell>
          <table:table-cell office:value-type="float" office:value="131721" calcext:value-type="float">
            <text:p>131721</text:p>
          </table:table-cell>
        </table:table-row>
        <table:table-row table:style-name="ro1">
          <table:table-cell office:value-type="float" office:value="155021" calcext:value-type="float">
            <text:p>155021</text:p>
          </table:table-cell>
          <table:table-cell office:value-type="float" office:value="122107" calcext:value-type="float">
            <text:p>122107</text:p>
          </table:table-cell>
        </table:table-row>
        <table:table-row table:style-name="ro1">
          <table:table-cell office:value-type="float" office:value="148894" calcext:value-type="float">
            <text:p>148894</text:p>
          </table:table-cell>
          <table:table-cell office:value-type="float" office:value="117035" calcext:value-type="float">
            <text:p>117035</text:p>
          </table:table-cell>
        </table:table-row>
        <table:table-row table:style-name="ro1">
          <table:table-cell office:value-type="float" office:value="155036" calcext:value-type="float">
            <text:p>155036</text:p>
          </table:table-cell>
          <table:table-cell office:value-type="float" office:value="131191" calcext:value-type="float">
            <text:p>131191</text:p>
          </table:table-cell>
        </table:table-row>
        <table:table-row table:style-name="ro1">
          <table:table-cell office:value-type="float" office:value="160015" calcext:value-type="float">
            <text:p>160015</text:p>
          </table:table-cell>
          <table:table-cell office:value-type="float" office:value="135237" calcext:value-type="float">
            <text:p>135237</text:p>
          </table:table-cell>
        </table:table-row>
        <table:table-row table:style-name="ro1">
          <table:table-cell office:value-type="float" office:value="155223" calcext:value-type="float">
            <text:p>155223</text:p>
          </table:table-cell>
          <table:table-cell office:value-type="float" office:value="90654" calcext:value-type="float">
            <text:p>90654</text:p>
          </table:table-cell>
        </table:table-row>
        <table:table-row table:style-name="ro1">
          <table:table-cell office:value-type="float" office:value="156414" calcext:value-type="float">
            <text:p>156414</text:p>
          </table:table-cell>
          <table:table-cell office:value-type="float" office:value="103414" calcext:value-type="float">
            <text:p>103414</text:p>
          </table:table-cell>
        </table:table-row>
        <table:table-row table:style-name="ro1">
          <table:table-cell office:value-type="float" office:value="157189" calcext:value-type="float">
            <text:p>157189</text:p>
          </table:table-cell>
          <table:table-cell office:value-type="float" office:value="115714" calcext:value-type="float">
            <text:p>115714</text:p>
          </table:table-cell>
        </table:table-row>
        <table:table-row table:style-name="ro1">
          <table:table-cell office:value-type="float" office:value="152963" calcext:value-type="float">
            <text:p>152963</text:p>
          </table:table-cell>
          <table:table-cell office:value-type="float" office:value="105425" calcext:value-type="float">
            <text:p>105425</text:p>
          </table:table-cell>
        </table:table-row>
        <table:table-row table:style-name="ro1">
          <table:table-cell office:value-type="float" office:value="151861" calcext:value-type="float">
            <text:p>151861</text:p>
          </table:table-cell>
          <table:table-cell office:value-type="float" office:value="99357" calcext:value-type="float">
            <text:p>99357</text:p>
          </table:table-cell>
        </table:table-row>
        <table:table-row table:style-name="ro1">
          <table:table-cell office:value-type="float" office:value="161561" calcext:value-type="float">
            <text:p>161561</text:p>
          </table:table-cell>
          <table:table-cell office:value-type="float" office:value="90941" calcext:value-type="float">
            <text:p>90941</text:p>
          </table:table-cell>
        </table:table-row>
        <table:table-row table:style-name="ro1">
          <table:table-cell office:value-type="float" office:value="149556" calcext:value-type="float">
            <text:p>149556</text:p>
          </table:table-cell>
          <table:table-cell office:value-type="float" office:value="104302" calcext:value-type="float">
            <text:p>104302</text:p>
          </table:table-cell>
        </table:table-row>
        <table:table-row table:style-name="ro1">
          <table:table-cell office:value-type="float" office:value="175657" calcext:value-type="float">
            <text:p>175657</text:p>
          </table:table-cell>
          <table:table-cell office:value-type="float" office:value="119789" calcext:value-type="float">
            <text:p>119789</text:p>
          </table:table-cell>
        </table:table-row>
        <table:table-row table:style-name="ro1">
          <table:table-cell office:value-type="float" office:value="157394" calcext:value-type="float">
            <text:p>157394</text:p>
          </table:table-cell>
          <table:table-cell office:value-type="float" office:value="115985" calcext:value-type="float">
            <text:p>115985</text:p>
          </table:table-cell>
        </table:table-row>
        <table:table-row table:style-name="ro1">
          <table:table-cell office:value-type="float" office:value="147938" calcext:value-type="float">
            <text:p>147938</text:p>
          </table:table-cell>
          <table:table-cell office:value-type="float" office:value="111370" calcext:value-type="float">
            <text:p>111370</text:p>
          </table:table-cell>
        </table:table-row>
        <table:table-row table:style-name="ro1">
          <table:table-cell office:value-type="float" office:value="155086" calcext:value-type="float">
            <text:p>155086</text:p>
          </table:table-cell>
          <table:table-cell office:value-type="float" office:value="82355" calcext:value-type="float">
            <text:p>82355</text:p>
          </table:table-cell>
        </table:table-row>
        <table:table-row table:style-name="ro1">
          <table:table-cell office:value-type="float" office:value="143137" calcext:value-type="float">
            <text:p>143137</text:p>
          </table:table-cell>
          <table:table-cell office:value-type="float" office:value="89071" calcext:value-type="float">
            <text:p>89071</text:p>
          </table:table-cell>
        </table:table-row>
        <table:table-row table:style-name="ro1">
          <table:table-cell office:value-type="float" office:value="164508" calcext:value-type="float">
            <text:p>164508</text:p>
          </table:table-cell>
          <table:table-cell office:value-type="float" office:value="77743" calcext:value-type="float">
            <text:p>77743</text:p>
          </table:table-cell>
        </table:table-row>
        <table:table-row table:style-name="ro1">
          <table:table-cell office:value-type="float" office:value="154308" calcext:value-type="float">
            <text:p>154308</text:p>
          </table:table-cell>
          <table:table-cell office:value-type="float" office:value="78661" calcext:value-type="float">
            <text:p>78661</text:p>
          </table:table-cell>
        </table:table-row>
        <table:table-row table:style-name="ro1">
          <table:table-cell office:value-type="float" office:value="185262" calcext:value-type="float">
            <text:p>185262</text:p>
          </table:table-cell>
          <table:table-cell office:value-type="float" office:value="84452" calcext:value-type="float">
            <text:p>84452</text:p>
          </table:table-cell>
        </table:table-row>
        <table:table-row table:style-name="ro1">
          <table:table-cell office:value-type="float" office:value="184443" calcext:value-type="float">
            <text:p>184443</text:p>
          </table:table-cell>
          <table:table-cell office:value-type="float" office:value="90634" calcext:value-type="float">
            <text:p>90634</text:p>
          </table:table-cell>
        </table:table-row>
        <table:table-row table:style-name="ro1">
          <table:table-cell office:value-type="float" office:value="157499" calcext:value-type="float">
            <text:p>157499</text:p>
          </table:table-cell>
          <table:table-cell office:value-type="float" office:value="85097" calcext:value-type="float">
            <text:p>85097</text:p>
          </table:table-cell>
        </table:table-row>
        <table:table-row table:style-name="ro1">
          <table:table-cell office:value-type="float" office:value="149006" calcext:value-type="float">
            <text:p>149006</text:p>
          </table:table-cell>
          <table:table-cell office:value-type="float" office:value="86911" calcext:value-type="float">
            <text:p>86911</text:p>
          </table:table-cell>
        </table:table-row>
        <table:table-row table:style-name="ro1">
          <table:table-cell office:value-type="float" office:value="147583" calcext:value-type="float">
            <text:p>147583</text:p>
          </table:table-cell>
          <table:table-cell office:value-type="float" office:value="85485" calcext:value-type="float">
            <text:p>85485</text:p>
          </table:table-cell>
        </table:table-row>
        <table:table-row table:style-name="ro1">
          <table:table-cell office:value-type="float" office:value="151889" calcext:value-type="float">
            <text:p>151889</text:p>
          </table:table-cell>
          <table:table-cell office:value-type="float" office:value="91447" calcext:value-type="float">
            <text:p>91447</text:p>
          </table:table-cell>
        </table:table-row>
        <table:table-row table:style-name="ro1">
          <table:table-cell office:value-type="float" office:value="146492" calcext:value-type="float">
            <text:p>146492</text:p>
          </table:table-cell>
          <table:table-cell office:value-type="float" office:value="78647" calcext:value-type="float">
            <text:p>78647</text:p>
          </table:table-cell>
        </table:table-row>
        <table:table-row table:style-name="ro1">
          <table:table-cell office:value-type="float" office:value="152878" calcext:value-type="float">
            <text:p>152878</text:p>
          </table:table-cell>
          <table:table-cell office:value-type="float" office:value="84292" calcext:value-type="float">
            <text:p>84292</text:p>
          </table:table-cell>
        </table:table-row>
        <table:table-row table:style-name="ro1">
          <table:table-cell office:value-type="float" office:value="152549" calcext:value-type="float">
            <text:p>152549</text:p>
          </table:table-cell>
          <table:table-cell office:value-type="float" office:value="81816" calcext:value-type="float">
            <text:p>81816</text:p>
          </table:table-cell>
        </table:table-row>
        <table:table-row table:style-name="ro1">
          <table:table-cell office:value-type="float" office:value="149265" calcext:value-type="float">
            <text:p>149265</text:p>
          </table:table-cell>
          <table:table-cell office:value-type="float" office:value="87301" calcext:value-type="float">
            <text:p>87301</text:p>
          </table:table-cell>
        </table:table-row>
        <table:table-row table:style-name="ro1">
          <table:table-cell office:value-type="float" office:value="150605" calcext:value-type="float">
            <text:p>150605</text:p>
          </table:table-cell>
          <table:table-cell office:value-type="float" office:value="86013" calcext:value-type="float">
            <text:p>86013</text:p>
          </table:table-cell>
        </table:table-row>
        <table:table-row table:style-name="ro1">
          <table:table-cell office:value-type="float" office:value="148251" calcext:value-type="float">
            <text:p>148251</text:p>
          </table:table-cell>
          <table:table-cell office:value-type="float" office:value="84759" calcext:value-type="float">
            <text:p>84759</text:p>
          </table:table-cell>
        </table:table-row>
        <table:table-row table:style-name="ro1">
          <table:table-cell office:value-type="float" office:value="147439" calcext:value-type="float">
            <text:p>147439</text:p>
          </table:table-cell>
          <table:table-cell office:value-type="float" office:value="86809" calcext:value-type="float">
            <text:p>86809</text:p>
          </table:table-cell>
        </table:table-row>
        <table:table-row table:style-name="ro1">
          <table:table-cell office:value-type="float" office:value="147672" calcext:value-type="float">
            <text:p>147672</text:p>
          </table:table-cell>
          <table:table-cell office:value-type="float" office:value="85378" calcext:value-type="float">
            <text:p>85378</text:p>
          </table:table-cell>
        </table:table-row>
        <table:table-row table:style-name="ro1">
          <table:table-cell office:value-type="float" office:value="146420" calcext:value-type="float">
            <text:p>146420</text:p>
          </table:table-cell>
          <table:table-cell office:value-type="float" office:value="87455" calcext:value-type="float">
            <text:p>87455</text:p>
          </table:table-cell>
        </table:table-row>
        <table:table-row table:style-name="ro1">
          <table:table-cell office:value-type="float" office:value="148326" calcext:value-type="float">
            <text:p>148326</text:p>
          </table:table-cell>
          <table:table-cell office:value-type="float" office:value="82921" calcext:value-type="float">
            <text:p>82921</text:p>
          </table:table-cell>
        </table:table-row>
        <table:table-row table:style-name="ro1">
          <table:table-cell office:value-type="float" office:value="146391" calcext:value-type="float">
            <text:p>146391</text:p>
          </table:table-cell>
          <table:table-cell office:value-type="float" office:value="84510" calcext:value-type="float">
            <text:p>84510</text:p>
          </table:table-cell>
        </table:table-row>
        <table:table-row table:style-name="ro1">
          <table:table-cell office:value-type="float" office:value="149815" calcext:value-type="float">
            <text:p>149815</text:p>
          </table:table-cell>
          <table:table-cell office:value-type="float" office:value="84864" calcext:value-type="float">
            <text:p>84864</text:p>
          </table:table-cell>
        </table:table-row>
        <table:table-row table:style-name="ro1">
          <table:table-cell office:value-type="float" office:value="148190" calcext:value-type="float">
            <text:p>148190</text:p>
          </table:table-cell>
          <table:table-cell office:value-type="float" office:value="84074" calcext:value-type="float">
            <text:p>84074</text:p>
          </table:table-cell>
        </table:table-row>
        <table:table-row table:style-name="ro1">
          <table:table-cell office:value-type="float" office:value="150382" calcext:value-type="float">
            <text:p>150382</text:p>
          </table:table-cell>
          <table:table-cell office:value-type="float" office:value="145868" calcext:value-type="float">
            <text:p>145868</text:p>
          </table:table-cell>
        </table:table-row>
        <table:table-row table:style-name="ro1">
          <table:table-cell office:value-type="float" office:value="149273" calcext:value-type="float">
            <text:p>149273</text:p>
          </table:table-cell>
          <table:table-cell office:value-type="float" office:value="144832" calcext:value-type="float">
            <text:p>144832</text:p>
          </table:table-cell>
        </table:table-row>
        <table:table-row table:style-name="ro1">
          <table:table-cell office:value-type="float" office:value="152048" calcext:value-type="float">
            <text:p>152048</text:p>
          </table:table-cell>
          <table:table-cell office:value-type="float" office:value="144722" calcext:value-type="float">
            <text:p>144722</text:p>
          </table:table-cell>
        </table:table-row>
        <table:table-row table:style-name="ro1">
          <table:table-cell office:value-type="float" office:value="151212" calcext:value-type="float">
            <text:p>151212</text:p>
          </table:table-cell>
          <table:table-cell office:value-type="float" office:value="143420" calcext:value-type="float">
            <text:p>143420</text:p>
          </table:table-cell>
        </table:table-row>
        <table:table-row table:style-name="ro1">
          <table:table-cell office:value-type="float" office:value="151336" calcext:value-type="float">
            <text:p>151336</text:p>
          </table:table-cell>
          <table:table-cell office:value-type="float" office:value="141708" calcext:value-type="float">
            <text:p>141708</text:p>
          </table:table-cell>
        </table:table-row>
        <table:table-row table:style-name="ro1">
          <table:table-cell office:value-type="float" office:value="175220" calcext:value-type="float">
            <text:p>175220</text:p>
          </table:table-cell>
          <table:table-cell office:value-type="float" office:value="141011" calcext:value-type="float">
            <text:p>141011</text:p>
          </table:table-cell>
        </table:table-row>
        <table:table-row table:style-name="ro1">
          <table:table-cell office:value-type="float" office:value="165020" calcext:value-type="float">
            <text:p>165020</text:p>
          </table:table-cell>
          <table:table-cell office:value-type="float" office:value="144131" calcext:value-type="float">
            <text:p>144131</text:p>
          </table:table-cell>
        </table:table-row>
        <table:table-row table:style-name="ro1">
          <table:table-cell office:value-type="float" office:value="144730" calcext:value-type="float">
            <text:p>144730</text:p>
          </table:table-cell>
          <table:table-cell office:value-type="float" office:value="143500" calcext:value-type="float">
            <text:p>143500</text:p>
          </table:table-cell>
        </table:table-row>
        <table:table-row table:style-name="ro1">
          <table:table-cell office:value-type="float" office:value="145508" calcext:value-type="float">
            <text:p>145508</text:p>
          </table:table-cell>
          <table:table-cell office:value-type="float" office:value="142000" calcext:value-type="float">
            <text:p>142000</text:p>
          </table:table-cell>
        </table:table-row>
        <table:table-row table:style-name="ro1">
          <table:table-cell office:value-type="float" office:value="144818" calcext:value-type="float">
            <text:p>144818</text:p>
          </table:table-cell>
          <table:table-cell office:value-type="float" office:value="145626" calcext:value-type="float">
            <text:p>145626</text:p>
          </table:table-cell>
        </table:table-row>
        <table:table-row table:style-name="ro1">
          <table:table-cell office:value-type="float" office:value="152591" calcext:value-type="float">
            <text:p>152591</text:p>
          </table:table-cell>
          <table:table-cell office:value-type="float" office:value="141814" calcext:value-type="float">
            <text:p>141814</text:p>
          </table:table-cell>
        </table:table-row>
        <table:table-row table:style-name="ro1">
          <table:table-cell office:value-type="float" office:value="158416" calcext:value-type="float">
            <text:p>158416</text:p>
          </table:table-cell>
          <table:table-cell office:value-type="float" office:value="140678" calcext:value-type="float">
            <text:p>140678</text:p>
          </table:table-cell>
        </table:table-row>
        <table:table-row table:style-name="ro1">
          <table:table-cell office:value-type="float" office:value="174480" calcext:value-type="float">
            <text:p>174480</text:p>
          </table:table-cell>
          <table:table-cell office:value-type="float" office:value="143412" calcext:value-type="float">
            <text:p>143412</text:p>
          </table:table-cell>
        </table:table-row>
        <table:table-row table:style-name="ro1">
          <table:table-cell office:value-type="float" office:value="150712" calcext:value-type="float">
            <text:p>150712</text:p>
          </table:table-cell>
          <table:table-cell office:value-type="float" office:value="141076" calcext:value-type="float">
            <text:p>141076</text:p>
          </table:table-cell>
        </table:table-row>
        <table:table-row table:style-name="ro1">
          <table:table-cell office:value-type="float" office:value="152650" calcext:value-type="float">
            <text:p>152650</text:p>
          </table:table-cell>
          <table:table-cell office:value-type="float" office:value="147503" calcext:value-type="float">
            <text:p>147503</text:p>
          </table:table-cell>
        </table:table-row>
        <table:table-row table:style-name="ro1">
          <table:table-cell office:value-type="float" office:value="150065" calcext:value-type="float">
            <text:p>150065</text:p>
          </table:table-cell>
          <table:table-cell office:value-type="float" office:value="144879" calcext:value-type="float">
            <text:p>144879</text:p>
          </table:table-cell>
        </table:table-row>
        <table:table-row table:style-name="ro1">
          <table:table-cell office:value-type="float" office:value="153599" calcext:value-type="float">
            <text:p>153599</text:p>
          </table:table-cell>
          <table:table-cell office:value-type="float" office:value="163993" calcext:value-type="float">
            <text:p>163993</text:p>
          </table:table-cell>
        </table:table-row>
        <table:table-row table:style-name="ro1">
          <table:table-cell office:value-type="float" office:value="163346" calcext:value-type="float">
            <text:p>163346</text:p>
          </table:table-cell>
          <table:table-cell office:value-type="float" office:value="149437" calcext:value-type="float">
            <text:p>149437</text:p>
          </table:table-cell>
        </table:table-row>
        <table:table-row table:style-name="ro1">
          <table:table-cell office:value-type="float" office:value="145681" calcext:value-type="float">
            <text:p>145681</text:p>
          </table:table-cell>
          <table:table-cell office:value-type="float" office:value="144460" calcext:value-type="float">
            <text:p>144460</text:p>
          </table:table-cell>
        </table:table-row>
        <table:table-row table:style-name="ro1">
          <table:table-cell office:value-type="float" office:value="146023" calcext:value-type="float">
            <text:p>146023</text:p>
          </table:table-cell>
          <table:table-cell office:value-type="float" office:value="142870" calcext:value-type="float">
            <text:p>142870</text:p>
          </table:table-cell>
        </table:table-row>
        <table:table-row table:style-name="ro1">
          <table:table-cell office:value-type="float" office:value="151075" calcext:value-type="float">
            <text:p>151075</text:p>
          </table:table-cell>
          <table:table-cell office:value-type="float" office:value="141963" calcext:value-type="float">
            <text:p>141963</text:p>
          </table:table-cell>
        </table:table-row>
        <table:table-row table:style-name="ro1">
          <table:table-cell office:value-type="float" office:value="156887" calcext:value-type="float">
            <text:p>156887</text:p>
          </table:table-cell>
          <table:table-cell office:value-type="float" office:value="142374" calcext:value-type="float">
            <text:p>142374</text:p>
          </table:table-cell>
        </table:table-row>
        <table:table-row table:style-name="ro1">
          <table:table-cell office:value-type="float" office:value="152214" calcext:value-type="float">
            <text:p>152214</text:p>
          </table:table-cell>
          <table:table-cell office:value-type="float" office:value="146969" calcext:value-type="float">
            <text:p>146969</text:p>
          </table:table-cell>
        </table:table-row>
        <table:table-row table:style-name="ro1">
          <table:table-cell office:value-type="float" office:value="153469" calcext:value-type="float">
            <text:p>153469</text:p>
          </table:table-cell>
          <table:table-cell office:value-type="float" office:value="140470" calcext:value-type="float">
            <text:p>140470</text:p>
          </table:table-cell>
        </table:table-row>
        <table:table-row table:style-name="ro1">
          <table:table-cell office:value-type="float" office:value="152690" calcext:value-type="float">
            <text:p>152690</text:p>
          </table:table-cell>
          <table:table-cell office:value-type="float" office:value="141373" calcext:value-type="float">
            <text:p>141373</text:p>
          </table:table-cell>
        </table:table-row>
        <table:table-row table:style-name="ro1">
          <table:table-cell office:value-type="float" office:value="153347" calcext:value-type="float">
            <text:p>153347</text:p>
          </table:table-cell>
          <table:table-cell office:value-type="float" office:value="140193" calcext:value-type="float">
            <text:p>140193</text:p>
          </table:table-cell>
        </table:table-row>
        <table:table-row table:style-name="ro1">
          <table:table-cell office:value-type="float" office:value="155572" calcext:value-type="float">
            <text:p>155572</text:p>
          </table:table-cell>
          <table:table-cell office:value-type="float" office:value="137987" calcext:value-type="float">
            <text:p>137987</text:p>
          </table:table-cell>
        </table:table-row>
        <table:table-row table:style-name="ro1">
          <table:table-cell office:value-type="float" office:value="170314" calcext:value-type="float">
            <text:p>170314</text:p>
          </table:table-cell>
          <table:table-cell office:value-type="float" office:value="138254" calcext:value-type="float">
            <text:p>138254</text:p>
          </table:table-cell>
        </table:table-row>
        <table:table-row table:style-name="ro1">
          <table:table-cell office:value-type="float" office:value="161111" calcext:value-type="float">
            <text:p>161111</text:p>
          </table:table-cell>
          <table:table-cell office:value-type="float" office:value="139064" calcext:value-type="float">
            <text:p>139064</text:p>
          </table:table-cell>
        </table:table-row>
        <table:table-row table:style-name="ro1">
          <table:table-cell office:value-type="float" office:value="158919" calcext:value-type="float">
            <text:p>158919</text:p>
          </table:table-cell>
          <table:table-cell office:value-type="float" office:value="141834" calcext:value-type="float">
            <text:p>141834</text:p>
          </table:table-cell>
        </table:table-row>
        <table:table-row table:style-name="ro1">
          <table:table-cell office:value-type="float" office:value="163677" calcext:value-type="float">
            <text:p>163677</text:p>
          </table:table-cell>
          <table:table-cell office:value-type="float" office:value="146961" calcext:value-type="float">
            <text:p>146961</text:p>
          </table:table-cell>
        </table:table-row>
        <table:table-row table:style-name="ro1">
          <table:table-cell office:value-type="float" office:value="156584" calcext:value-type="float">
            <text:p>156584</text:p>
          </table:table-cell>
          <table:table-cell office:value-type="float" office:value="140106" calcext:value-type="float">
            <text:p>140106</text:p>
          </table:table-cell>
        </table:table-row>
        <table:table-row table:style-name="ro1">
          <table:table-cell office:value-type="float" office:value="156480" calcext:value-type="float">
            <text:p>156480</text:p>
          </table:table-cell>
          <table:table-cell office:value-type="float" office:value="140896" calcext:value-type="float">
            <text:p>140896</text:p>
          </table:table-cell>
        </table:table-row>
        <table:table-row table:style-name="ro1">
          <table:table-cell office:value-type="float" office:value="145924" calcext:value-type="float">
            <text:p>145924</text:p>
          </table:table-cell>
          <table:table-cell office:value-type="float" office:value="143313" calcext:value-type="float">
            <text:p>143313</text:p>
          </table:table-cell>
        </table:table-row>
        <table:table-row table:style-name="ro1">
          <table:table-cell office:value-type="float" office:value="154441" calcext:value-type="float">
            <text:p>154441</text:p>
          </table:table-cell>
          <table:table-cell office:value-type="float" office:value="150207" calcext:value-type="float">
            <text:p>150207</text:p>
          </table:table-cell>
        </table:table-row>
        <table:table-row table:style-name="ro1">
          <table:table-cell office:value-type="float" office:value="157874" calcext:value-type="float">
            <text:p>157874</text:p>
          </table:table-cell>
          <table:table-cell office:value-type="float" office:value="139399" calcext:value-type="float">
            <text:p>139399</text:p>
          </table:table-cell>
        </table:table-row>
        <table:table-row table:style-name="ro1">
          <table:table-cell office:value-type="float" office:value="158319" calcext:value-type="float">
            <text:p>158319</text:p>
          </table:table-cell>
          <table:table-cell office:value-type="float" office:value="143445" calcext:value-type="float">
            <text:p>143445</text:p>
          </table:table-cell>
        </table:table-row>
        <table:table-row table:style-name="ro1">
          <table:table-cell office:value-type="float" office:value="148568" calcext:value-type="float">
            <text:p>148568</text:p>
          </table:table-cell>
          <table:table-cell office:value-type="float" office:value="137065" calcext:value-type="float">
            <text:p>137065</text:p>
          </table:table-cell>
        </table:table-row>
        <table:table-row table:style-name="ro1">
          <table:table-cell office:value-type="float" office:value="155312" calcext:value-type="float">
            <text:p>155312</text:p>
          </table:table-cell>
          <table:table-cell office:value-type="float" office:value="145084" calcext:value-type="float">
            <text:p>145084</text:p>
          </table:table-cell>
        </table:table-row>
        <table:table-row table:style-name="ro1">
          <table:table-cell office:value-type="float" office:value="147533" calcext:value-type="float">
            <text:p>147533</text:p>
          </table:table-cell>
          <table:table-cell office:value-type="float" office:value="143823" calcext:value-type="float">
            <text:p>143823</text:p>
          </table:table-cell>
        </table:table-row>
        <table:table-row table:style-name="ro1">
          <table:table-cell office:value-type="float" office:value="147286" calcext:value-type="float">
            <text:p>147286</text:p>
          </table:table-cell>
          <table:table-cell office:value-type="float" office:value="139486" calcext:value-type="float">
            <text:p>139486</text:p>
          </table:table-cell>
        </table:table-row>
        <table:table-row table:style-name="ro1">
          <table:table-cell office:value-type="float" office:value="157775" calcext:value-type="float">
            <text:p>157775</text:p>
          </table:table-cell>
          <table:table-cell office:value-type="float" office:value="142589" calcext:value-type="float">
            <text:p>142589</text:p>
          </table:table-cell>
        </table:table-row>
        <table:table-row table:style-name="ro1">
          <table:table-cell office:value-type="float" office:value="148203" calcext:value-type="float">
            <text:p>148203</text:p>
          </table:table-cell>
          <table:table-cell office:value-type="float" office:value="145245" calcext:value-type="float">
            <text:p>145245</text:p>
          </table:table-cell>
        </table:table-row>
        <table:table-row table:style-name="ro1">
          <table:table-cell office:value-type="float" office:value="145592" calcext:value-type="float">
            <text:p>145592</text:p>
          </table:table-cell>
          <table:table-cell office:value-type="float" office:value="149044" calcext:value-type="float">
            <text:p>149044</text:p>
          </table:table-cell>
        </table:table-row>
        <table:table-row table:style-name="ro1">
          <table:table-cell office:value-type="float" office:value="151987" calcext:value-type="float">
            <text:p>151987</text:p>
          </table:table-cell>
          <table:table-cell office:value-type="float" office:value="148446" calcext:value-type="float">
            <text:p>148446</text:p>
          </table:table-cell>
        </table:table-row>
        <table:table-row table:style-name="ro1">
          <table:table-cell office:value-type="float" office:value="148672" calcext:value-type="float">
            <text:p>148672</text:p>
          </table:table-cell>
          <table:table-cell office:value-type="float" office:value="141195" calcext:value-type="float">
            <text:p>141195</text:p>
          </table:table-cell>
        </table:table-row>
        <table:table-row table:style-name="ro1">
          <table:table-cell office:value-type="float" office:value="145282" calcext:value-type="float">
            <text:p>145282</text:p>
          </table:table-cell>
          <table:table-cell office:value-type="float" office:value="140012" calcext:value-type="float">
            <text:p>140012</text:p>
          </table:table-cell>
        </table:table-row>
        <table:table-row table:style-name="ro1">
          <table:table-cell office:value-type="float" office:value="150920" calcext:value-type="float">
            <text:p>150920</text:p>
          </table:table-cell>
          <table:table-cell office:value-type="float" office:value="147590" calcext:value-type="float">
            <text:p>147590</text:p>
          </table:table-cell>
        </table:table-row>
        <table:table-row table:style-name="ro1">
          <table:table-cell office:value-type="float" office:value="150552" calcext:value-type="float">
            <text:p>150552</text:p>
          </table:table-cell>
          <table:table-cell office:value-type="float" office:value="200864" calcext:value-type="float">
            <text:p>200864</text:p>
          </table:table-cell>
        </table:table-row>
        <table:table-row table:style-name="ro1">
          <table:table-cell office:value-type="float" office:value="156222" calcext:value-type="float">
            <text:p>156222</text:p>
          </table:table-cell>
          <table:table-cell office:value-type="float" office:value="233008" calcext:value-type="float">
            <text:p>233008</text:p>
          </table:table-cell>
        </table:table-row>
        <table:table-row table:style-name="ro1">
          <table:table-cell office:value-type="float" office:value="147919" calcext:value-type="float">
            <text:p>147919</text:p>
          </table:table-cell>
          <table:table-cell office:value-type="float" office:value="166823" calcext:value-type="float">
            <text:p>166823</text:p>
          </table:table-cell>
        </table:table-row>
        <table:table-row table:style-name="ro1">
          <table:table-cell office:value-type="float" office:value="157924" calcext:value-type="float">
            <text:p>157924</text:p>
          </table:table-cell>
          <table:table-cell office:value-type="float" office:value="161425" calcext:value-type="float">
            <text:p>161425</text:p>
          </table:table-cell>
        </table:table-row>
        <table:table-row table:style-name="ro1">
          <table:table-cell office:value-type="float" office:value="146605" calcext:value-type="float">
            <text:p>146605</text:p>
          </table:table-cell>
          <table:table-cell office:value-type="float" office:value="141549" calcext:value-type="float">
            <text:p>141549</text:p>
          </table:table-cell>
        </table:table-row>
        <table:table-row table:style-name="ro1">
          <table:table-cell office:value-type="float" office:value="160193" calcext:value-type="float">
            <text:p>160193</text:p>
          </table:table-cell>
          <table:table-cell office:value-type="float" office:value="144313" calcext:value-type="float">
            <text:p>144313</text:p>
          </table:table-cell>
        </table:table-row>
        <table:table-row table:style-name="ro1">
          <table:table-cell office:value-type="float" office:value="150627" calcext:value-type="float">
            <text:p>150627</text:p>
          </table:table-cell>
          <table:table-cell office:value-type="float" office:value="146658" calcext:value-type="float">
            <text:p>146658</text:p>
          </table:table-cell>
        </table:table-row>
        <table:table-row table:style-name="ro1">
          <table:table-cell office:value-type="float" office:value="158728" calcext:value-type="float">
            <text:p>158728</text:p>
          </table:table-cell>
          <table:table-cell office:value-type="float" office:value="142214" calcext:value-type="float">
            <text:p>142214</text:p>
          </table:table-cell>
        </table:table-row>
        <table:table-row table:style-name="ro1">
          <table:table-cell office:value-type="float" office:value="149019" calcext:value-type="float">
            <text:p>149019</text:p>
          </table:table-cell>
          <table:table-cell office:value-type="float" office:value="141681" calcext:value-type="float">
            <text:p>141681</text:p>
          </table:table-cell>
        </table:table-row>
        <table:table-row table:style-name="ro1">
          <table:table-cell office:value-type="float" office:value="148256" calcext:value-type="float">
            <text:p>148256</text:p>
          </table:table-cell>
          <table:table-cell office:value-type="float" office:value="147072" calcext:value-type="float">
            <text:p>147072</text:p>
          </table:table-cell>
        </table:table-row>
        <table:table-row table:style-name="ro1">
          <table:table-cell office:value-type="float" office:value="150273" calcext:value-type="float">
            <text:p>150273</text:p>
          </table:table-cell>
          <table:table-cell office:value-type="float" office:value="141729" calcext:value-type="float">
            <text:p>141729</text:p>
          </table:table-cell>
        </table:table-row>
        <table:table-row table:style-name="ro1">
          <table:table-cell office:value-type="float" office:value="152488" calcext:value-type="float">
            <text:p>152488</text:p>
          </table:table-cell>
          <table:table-cell office:value-type="float" office:value="139394" calcext:value-type="float">
            <text:p>139394</text:p>
          </table:table-cell>
        </table:table-row>
        <table:table-row table:style-name="ro1">
          <table:table-cell office:value-type="float" office:value="159281" calcext:value-type="float">
            <text:p>159281</text:p>
          </table:table-cell>
          <table:table-cell office:value-type="float" office:value="137419" calcext:value-type="float">
            <text:p>137419</text:p>
          </table:table-cell>
        </table:table-row>
        <table:table-row table:style-name="ro1">
          <table:table-cell office:value-type="float" office:value="146272" calcext:value-type="float">
            <text:p>146272</text:p>
          </table:table-cell>
          <table:table-cell office:value-type="float" office:value="138715" calcext:value-type="float">
            <text:p>138715</text:p>
          </table:table-cell>
        </table:table-row>
        <table:table-row table:style-name="ro1">
          <table:table-cell office:value-type="float" office:value="146102" calcext:value-type="float">
            <text:p>146102</text:p>
          </table:table-cell>
          <table:table-cell office:value-type="float" office:value="137157" calcext:value-type="float">
            <text:p>137157</text:p>
          </table:table-cell>
        </table:table-row>
        <table:table-row table:style-name="ro1">
          <table:table-cell office:value-type="float" office:value="160556" calcext:value-type="float">
            <text:p>160556</text:p>
          </table:table-cell>
          <table:table-cell office:value-type="float" office:value="139704" calcext:value-type="float">
            <text:p>139704</text:p>
          </table:table-cell>
        </table:table-row>
        <table:table-row table:style-name="ro1">
          <table:table-cell office:value-type="float" office:value="147137" calcext:value-type="float">
            <text:p>147137</text:p>
          </table:table-cell>
          <table:table-cell office:value-type="float" office:value="138588" calcext:value-type="float">
            <text:p>138588</text:p>
          </table:table-cell>
        </table:table-row>
        <table:table-row table:style-name="ro1">
          <table:table-cell office:value-type="float" office:value="149515" calcext:value-type="float">
            <text:p>149515</text:p>
          </table:table-cell>
          <table:table-cell office:value-type="float" office:value="137993" calcext:value-type="float">
            <text:p>137993</text:p>
          </table:table-cell>
        </table:table-row>
        <table:table-row table:style-name="ro1">
          <table:table-cell office:value-type="float" office:value="149883" calcext:value-type="float">
            <text:p>149883</text:p>
          </table:table-cell>
          <table:table-cell office:value-type="float" office:value="141789" calcext:value-type="float">
            <text:p>141789</text:p>
          </table:table-cell>
        </table:table-row>
        <table:table-row table:style-name="ro1">
          <table:table-cell office:value-type="float" office:value="152239" calcext:value-type="float">
            <text:p>152239</text:p>
          </table:table-cell>
          <table:table-cell office:value-type="float" office:value="137355" calcext:value-type="float">
            <text:p>137355</text:p>
          </table:table-cell>
        </table:table-row>
        <table:table-row table:style-name="ro1">
          <table:table-cell office:value-type="float" office:value="153101" calcext:value-type="float">
            <text:p>153101</text:p>
          </table:table-cell>
          <table:table-cell office:value-type="float" office:value="139554" calcext:value-type="float">
            <text:p>139554</text:p>
          </table:table-cell>
        </table:table-row>
        <table:table-row table:style-name="ro1">
          <table:table-cell office:value-type="float" office:value="166838" calcext:value-type="float">
            <text:p>166838</text:p>
          </table:table-cell>
          <table:table-cell office:value-type="float" office:value="139100" calcext:value-type="float">
            <text:p>139100</text:p>
          </table:table-cell>
        </table:table-row>
        <table:table-row table:style-name="ro1">
          <table:table-cell office:value-type="float" office:value="148460" calcext:value-type="float">
            <text:p>148460</text:p>
          </table:table-cell>
          <table:table-cell office:value-type="float" office:value="149218" calcext:value-type="float">
            <text:p>149218</text:p>
          </table:table-cell>
        </table:table-row>
        <table:table-row table:style-name="ro1">
          <table:table-cell office:value-type="float" office:value="147735" calcext:value-type="float">
            <text:p>147735</text:p>
          </table:table-cell>
          <table:table-cell office:value-type="float" office:value="144817" calcext:value-type="float">
            <text:p>144817</text:p>
          </table:table-cell>
        </table:table-row>
        <table:table-row table:style-name="ro1">
          <table:table-cell office:value-type="float" office:value="152448" calcext:value-type="float">
            <text:p>152448</text:p>
          </table:table-cell>
          <table:table-cell office:value-type="float" office:value="140773" calcext:value-type="float">
            <text:p>140773</text:p>
          </table:table-cell>
        </table:table-row>
        <table:table-row table:style-name="ro1">
          <table:table-cell office:value-type="float" office:value="147663" calcext:value-type="float">
            <text:p>147663</text:p>
          </table:table-cell>
          <table:table-cell office:value-type="float" office:value="139101" calcext:value-type="float">
            <text:p>139101</text:p>
          </table:table-cell>
        </table:table-row>
        <table:table-row table:style-name="ro1">
          <table:table-cell office:value-type="float" office:value="147803" calcext:value-type="float">
            <text:p>147803</text:p>
          </table:table-cell>
          <table:table-cell office:value-type="float" office:value="144623" calcext:value-type="float">
            <text:p>144623</text:p>
          </table:table-cell>
        </table:table-row>
        <table:table-row table:style-name="ro1">
          <table:table-cell office:value-type="float" office:value="155612" calcext:value-type="float">
            <text:p>155612</text:p>
          </table:table-cell>
          <table:table-cell office:value-type="float" office:value="147550" calcext:value-type="float">
            <text:p>147550</text:p>
          </table:table-cell>
        </table:table-row>
        <table:table-row table:style-name="ro1">
          <table:table-cell office:value-type="float" office:value="154175" calcext:value-type="float">
            <text:p>154175</text:p>
          </table:table-cell>
          <table:table-cell office:value-type="float" office:value="164925" calcext:value-type="float">
            <text:p>164925</text:p>
          </table:table-cell>
        </table:table-row>
        <table:table-row table:style-name="ro1">
          <table:table-cell office:value-type="float" office:value="156428" calcext:value-type="float">
            <text:p>156428</text:p>
          </table:table-cell>
          <table:table-cell office:value-type="float" office:value="149236" calcext:value-type="float">
            <text:p>149236</text:p>
          </table:table-cell>
        </table:table-row>
        <table:table-row table:style-name="ro1">
          <table:table-cell office:value-type="float" office:value="162884" calcext:value-type="float">
            <text:p>162884</text:p>
          </table:table-cell>
          <table:table-cell office:value-type="float" office:value="143368" calcext:value-type="float">
            <text:p>143368</text:p>
          </table:table-cell>
        </table:table-row>
        <table:table-row table:style-name="ro1">
          <table:table-cell office:value-type="float" office:value="159913" calcext:value-type="float">
            <text:p>159913</text:p>
          </table:table-cell>
          <table:table-cell office:value-type="float" office:value="139494" calcext:value-type="float">
            <text:p>139494</text:p>
          </table:table-cell>
        </table:table-row>
        <table:table-row table:style-name="ro1">
          <table:table-cell office:value-type="float" office:value="160830" calcext:value-type="float">
            <text:p>160830</text:p>
          </table:table-cell>
          <table:table-cell office:value-type="float" office:value="141696" calcext:value-type="float">
            <text:p>141696</text:p>
          </table:table-cell>
        </table:table-row>
        <table:table-row table:style-name="ro1">
          <table:table-cell office:value-type="float" office:value="163213" calcext:value-type="float">
            <text:p>163213</text:p>
          </table:table-cell>
          <table:table-cell office:value-type="float" office:value="142113" calcext:value-type="float">
            <text:p>142113</text:p>
          </table:table-cell>
        </table:table-row>
        <table:table-row table:style-name="ro1">
          <table:table-cell office:value-type="float" office:value="160213" calcext:value-type="float">
            <text:p>160213</text:p>
          </table:table-cell>
          <table:table-cell office:value-type="float" office:value="146449" calcext:value-type="float">
            <text:p>146449</text:p>
          </table:table-cell>
        </table:table-row>
        <table:table-row table:style-name="ro1">
          <table:table-cell office:value-type="float" office:value="158810" calcext:value-type="float">
            <text:p>158810</text:p>
          </table:table-cell>
          <table:table-cell office:value-type="float" office:value="149026" calcext:value-type="float">
            <text:p>149026</text:p>
          </table:table-cell>
        </table:table-row>
        <table:table-row table:style-name="ro1">
          <table:table-cell office:value-type="float" office:value="156853" calcext:value-type="float">
            <text:p>156853</text:p>
          </table:table-cell>
          <table:table-cell office:value-type="float" office:value="143652" calcext:value-type="float">
            <text:p>143652</text:p>
          </table:table-cell>
        </table:table-row>
        <table:table-row table:style-name="ro1">
          <table:table-cell office:value-type="float" office:value="162632" calcext:value-type="float">
            <text:p>162632</text:p>
          </table:table-cell>
          <table:table-cell office:value-type="float" office:value="146415" calcext:value-type="float">
            <text:p>146415</text:p>
          </table:table-cell>
        </table:table-row>
        <table:table-row table:style-name="ro1">
          <table:table-cell office:value-type="float" office:value="155254" calcext:value-type="float">
            <text:p>155254</text:p>
          </table:table-cell>
          <table:table-cell office:value-type="float" office:value="145494" calcext:value-type="float">
            <text:p>145494</text:p>
          </table:table-cell>
        </table:table-row>
        <table:table-row table:style-name="ro1">
          <table:table-cell office:value-type="float" office:value="155815" calcext:value-type="float">
            <text:p>155815</text:p>
          </table:table-cell>
          <table:table-cell office:value-type="float" office:value="141253" calcext:value-type="float">
            <text:p>141253</text:p>
          </table:table-cell>
        </table:table-row>
        <table:table-row table:style-name="ro1">
          <table:table-cell office:value-type="float" office:value="154942" calcext:value-type="float">
            <text:p>154942</text:p>
          </table:table-cell>
          <table:table-cell office:value-type="float" office:value="143769" calcext:value-type="float">
            <text:p>143769</text:p>
          </table:table-cell>
        </table:table-row>
        <table:table-row table:style-name="ro1">
          <table:table-cell office:value-type="float" office:value="159571" calcext:value-type="float">
            <text:p>159571</text:p>
          </table:table-cell>
          <table:table-cell office:value-type="float" office:value="144694" calcext:value-type="float">
            <text:p>144694</text:p>
          </table:table-cell>
        </table:table-row>
        <table:table-row table:style-name="ro1">
          <table:table-cell office:value-type="float" office:value="154935" calcext:value-type="float">
            <text:p>154935</text:p>
          </table:table-cell>
          <table:table-cell office:value-type="float" office:value="143243" calcext:value-type="float">
            <text:p>143243</text:p>
          </table:table-cell>
        </table:table-row>
        <table:table-row table:style-name="ro1">
          <table:table-cell office:value-type="float" office:value="150622" calcext:value-type="float">
            <text:p>150622</text:p>
          </table:table-cell>
          <table:table-cell office:value-type="float" office:value="148744" calcext:value-type="float">
            <text:p>148744</text:p>
          </table:table-cell>
        </table:table-row>
        <table:table-row table:style-name="ro1">
          <table:table-cell office:value-type="float" office:value="151910" calcext:value-type="float">
            <text:p>151910</text:p>
          </table:table-cell>
          <table:table-cell office:value-type="float" office:value="161416" calcext:value-type="float">
            <text:p>161416</text:p>
          </table:table-cell>
        </table:table-row>
        <table:table-row table:style-name="ro1">
          <table:table-cell office:value-type="float" office:value="159958" calcext:value-type="float">
            <text:p>159958</text:p>
          </table:table-cell>
          <table:table-cell office:value-type="float" office:value="162634" calcext:value-type="float">
            <text:p>162634</text:p>
          </table:table-cell>
        </table:table-row>
        <table:table-row table:style-name="ro1">
          <table:table-cell office:value-type="float" office:value="162246" calcext:value-type="float">
            <text:p>162246</text:p>
          </table:table-cell>
          <table:table-cell office:value-type="float" office:value="158765" calcext:value-type="float">
            <text:p>158765</text:p>
          </table:table-cell>
        </table:table-row>
        <table:table-row table:style-name="ro1">
          <table:table-cell office:value-type="float" office:value="164571" calcext:value-type="float">
            <text:p>164571</text:p>
          </table:table-cell>
          <table:table-cell office:value-type="float" office:value="160211" calcext:value-type="float">
            <text:p>160211</text:p>
          </table:table-cell>
        </table:table-row>
        <table:table-row table:style-name="ro1">
          <table:table-cell office:value-type="float" office:value="167069" calcext:value-type="float">
            <text:p>167069</text:p>
          </table:table-cell>
          <table:table-cell office:value-type="float" office:value="161238" calcext:value-type="float">
            <text:p>161238</text:p>
          </table:table-cell>
        </table:table-row>
        <table:table-row table:style-name="ro1">
          <table:table-cell office:value-type="float" office:value="153050" calcext:value-type="float">
            <text:p>153050</text:p>
          </table:table-cell>
          <table:table-cell office:value-type="float" office:value="155630" calcext:value-type="float">
            <text:p>155630</text:p>
          </table:table-cell>
        </table:table-row>
        <table:table-row table:style-name="ro1">
          <table:table-cell office:value-type="float" office:value="153561" calcext:value-type="float">
            <text:p>153561</text:p>
          </table:table-cell>
          <table:table-cell office:value-type="float" office:value="141461" calcext:value-type="float">
            <text:p>141461</text:p>
          </table:table-cell>
        </table:table-row>
        <table:table-row table:style-name="ro1">
          <table:table-cell office:value-type="float" office:value="153847" calcext:value-type="float">
            <text:p>153847</text:p>
          </table:table-cell>
          <table:table-cell office:value-type="float" office:value="145936" calcext:value-type="float">
            <text:p>145936</text:p>
          </table:table-cell>
        </table:table-row>
        <table:table-row table:style-name="ro1">
          <table:table-cell office:value-type="float" office:value="149742" calcext:value-type="float">
            <text:p>149742</text:p>
          </table:table-cell>
          <table:table-cell office:value-type="float" office:value="142255" calcext:value-type="float">
            <text:p>142255</text:p>
          </table:table-cell>
        </table:table-row>
        <table:table-row table:style-name="ro1">
          <table:table-cell office:value-type="float" office:value="150276" calcext:value-type="float">
            <text:p>150276</text:p>
          </table:table-cell>
          <table:table-cell office:value-type="float" office:value="138258" calcext:value-type="float">
            <text:p>138258</text:p>
          </table:table-cell>
        </table:table-row>
        <table:table-row table:style-name="ro1">
          <table:table-cell office:value-type="float" office:value="148889" calcext:value-type="float">
            <text:p>148889</text:p>
          </table:table-cell>
          <table:table-cell office:value-type="float" office:value="137553" calcext:value-type="float">
            <text:p>137553</text:p>
          </table:table-cell>
        </table:table-row>
        <table:table-row table:style-name="ro1">
          <table:table-cell office:value-type="float" office:value="142741" calcext:value-type="float">
            <text:p>142741</text:p>
          </table:table-cell>
          <table:table-cell office:value-type="float" office:value="141812" calcext:value-type="float">
            <text:p>141812</text:p>
          </table:table-cell>
        </table:table-row>
        <table:table-row table:style-name="ro1">
          <table:table-cell office:value-type="float" office:value="144350" calcext:value-type="float">
            <text:p>144350</text:p>
          </table:table-cell>
          <table:table-cell office:value-type="float" office:value="138532" calcext:value-type="float">
            <text:p>138532</text:p>
          </table:table-cell>
        </table:table-row>
        <table:table-row table:style-name="ro1">
          <table:table-cell office:value-type="float" office:value="149640" calcext:value-type="float">
            <text:p>149640</text:p>
          </table:table-cell>
          <table:table-cell office:value-type="float" office:value="137920" calcext:value-type="float">
            <text:p>137920</text:p>
          </table:table-cell>
        </table:table-row>
        <table:table-row table:style-name="ro1">
          <table:table-cell office:value-type="float" office:value="147008" calcext:value-type="float">
            <text:p>147008</text:p>
          </table:table-cell>
          <table:table-cell office:value-type="float" office:value="139664" calcext:value-type="float">
            <text:p>139664</text:p>
          </table:table-cell>
        </table:table-row>
        <table:table-row table:style-name="ro1">
          <table:table-cell office:value-type="float" office:value="146173" calcext:value-type="float">
            <text:p>146173</text:p>
          </table:table-cell>
          <table:table-cell office:value-type="float" office:value="139254" calcext:value-type="float">
            <text:p>139254</text:p>
          </table:table-cell>
        </table:table-row>
        <table:table-row table:style-name="ro1">
          <table:table-cell office:value-type="float" office:value="143320" calcext:value-type="float">
            <text:p>143320</text:p>
          </table:table-cell>
          <table:table-cell office:value-type="float" office:value="139514" calcext:value-type="float">
            <text:p>139514</text:p>
          </table:table-cell>
        </table:table-row>
        <table:table-row table:style-name="ro1">
          <table:table-cell office:value-type="float" office:value="157970" calcext:value-type="float">
            <text:p>157970</text:p>
          </table:table-cell>
          <table:table-cell office:value-type="float" office:value="139549" calcext:value-type="float">
            <text:p>139549</text:p>
          </table:table-cell>
        </table:table-row>
        <table:table-row table:style-name="ro1">
          <table:table-cell office:value-type="float" office:value="152101" calcext:value-type="float">
            <text:p>152101</text:p>
          </table:table-cell>
          <table:table-cell office:value-type="float" office:value="138213" calcext:value-type="float">
            <text:p>138213</text:p>
          </table:table-cell>
        </table:table-row>
        <table:table-row table:style-name="ro1">
          <table:table-cell office:value-type="float" office:value="148816" calcext:value-type="float">
            <text:p>148816</text:p>
          </table:table-cell>
          <table:table-cell office:value-type="float" office:value="136171" calcext:value-type="float">
            <text:p>136171</text:p>
          </table:table-cell>
        </table:table-row>
        <table:table-row table:style-name="ro1">
          <table:table-cell office:value-type="float" office:value="150237" calcext:value-type="float">
            <text:p>150237</text:p>
          </table:table-cell>
          <table:table-cell office:value-type="float" office:value="136099" calcext:value-type="float">
            <text:p>136099</text:p>
          </table:table-cell>
        </table:table-row>
        <table:table-row table:style-name="ro1">
          <table:table-cell office:value-type="float" office:value="150229" calcext:value-type="float">
            <text:p>150229</text:p>
          </table:table-cell>
          <table:table-cell office:value-type="float" office:value="140412" calcext:value-type="float">
            <text:p>140412</text:p>
          </table:table-cell>
        </table:table-row>
        <table:table-row table:style-name="ro1">
          <table:table-cell office:value-type="float" office:value="151884" calcext:value-type="float">
            <text:p>151884</text:p>
          </table:table-cell>
          <table:table-cell office:value-type="float" office:value="148685" calcext:value-type="float">
            <text:p>148685</text:p>
          </table:table-cell>
        </table:table-row>
        <table:table-row table:style-name="ro1">
          <table:table-cell office:value-type="float" office:value="156628" calcext:value-type="float">
            <text:p>156628</text:p>
          </table:table-cell>
          <table:table-cell office:value-type="float" office:value="136441" calcext:value-type="float">
            <text:p>136441</text:p>
          </table:table-cell>
        </table:table-row>
        <table:table-row table:style-name="ro1">
          <table:table-cell office:value-type="float" office:value="145257" calcext:value-type="float">
            <text:p>145257</text:p>
          </table:table-cell>
          <table:table-cell office:value-type="float" office:value="139048" calcext:value-type="float">
            <text:p>139048</text:p>
          </table:table-cell>
        </table:table-row>
        <table:table-row table:style-name="ro1">
          <table:table-cell office:value-type="float" office:value="156456" calcext:value-type="float">
            <text:p>156456</text:p>
          </table:table-cell>
          <table:table-cell office:value-type="float" office:value="137282" calcext:value-type="float">
            <text:p>137282</text:p>
          </table:table-cell>
        </table:table-row>
        <table:table-row table:style-name="ro1">
          <table:table-cell office:value-type="float" office:value="144518" calcext:value-type="float">
            <text:p>144518</text:p>
          </table:table-cell>
          <table:table-cell office:value-type="float" office:value="139502" calcext:value-type="float">
            <text:p>139502</text:p>
          </table:table-cell>
        </table:table-row>
        <table:table-row table:style-name="ro1">
          <table:table-cell office:value-type="float" office:value="147169" calcext:value-type="float">
            <text:p>147169</text:p>
          </table:table-cell>
          <table:table-cell office:value-type="float" office:value="137877" calcext:value-type="float">
            <text:p>137877</text:p>
          </table:table-cell>
        </table:table-row>
        <table:table-row table:style-name="ro1">
          <table:table-cell office:value-type="float" office:value="141204" calcext:value-type="float">
            <text:p>141204</text:p>
          </table:table-cell>
          <table:table-cell office:value-type="float" office:value="140778" calcext:value-type="float">
            <text:p>140778</text:p>
          </table:table-cell>
        </table:table-row>
        <table:table-row table:style-name="ro1">
          <table:table-cell office:value-type="float" office:value="154362" calcext:value-type="float">
            <text:p>154362</text:p>
          </table:table-cell>
          <table:table-cell office:value-type="float" office:value="146164" calcext:value-type="float">
            <text:p>146164</text:p>
          </table:table-cell>
        </table:table-row>
        <table:table-row table:style-name="ro1">
          <table:table-cell office:value-type="float" office:value="148011" calcext:value-type="float">
            <text:p>148011</text:p>
          </table:table-cell>
          <table:table-cell office:value-type="float" office:value="137799" calcext:value-type="float">
            <text:p>137799</text:p>
          </table:table-cell>
        </table:table-row>
        <table:table-row table:style-name="ro1">
          <table:table-cell office:value-type="float" office:value="161569" calcext:value-type="float">
            <text:p>161569</text:p>
          </table:table-cell>
          <table:table-cell office:value-type="float" office:value="138039" calcext:value-type="float">
            <text:p>138039</text:p>
          </table:table-cell>
        </table:table-row>
        <table:table-row table:style-name="ro1">
          <table:table-cell office:value-type="float" office:value="170726" calcext:value-type="float">
            <text:p>170726</text:p>
          </table:table-cell>
          <table:table-cell office:value-type="float" office:value="135426" calcext:value-type="float">
            <text:p>135426</text:p>
          </table:table-cell>
        </table:table-row>
        <table:table-row table:style-name="ro1">
          <table:table-cell office:value-type="float" office:value="159338" calcext:value-type="float">
            <text:p>159338</text:p>
          </table:table-cell>
          <table:table-cell office:value-type="float" office:value="136836" calcext:value-type="float">
            <text:p>136836</text:p>
          </table:table-cell>
        </table:table-row>
        <table:table-row table:style-name="ro1">
          <table:table-cell office:value-type="float" office:value="165602" calcext:value-type="float">
            <text:p>165602</text:p>
          </table:table-cell>
          <table:table-cell office:value-type="float" office:value="135375" calcext:value-type="float">
            <text:p>135375</text:p>
          </table:table-cell>
        </table:table-row>
        <table:table-row table:style-name="ro1">
          <table:table-cell office:value-type="float" office:value="165071" calcext:value-type="float">
            <text:p>165071</text:p>
          </table:table-cell>
          <table:table-cell office:value-type="float" office:value="135580" calcext:value-type="float">
            <text:p>135580</text:p>
          </table:table-cell>
        </table:table-row>
        <table:table-row table:style-name="ro1">
          <table:table-cell office:value-type="float" office:value="166142" calcext:value-type="float">
            <text:p>166142</text:p>
          </table:table-cell>
          <table:table-cell office:value-type="float" office:value="141443" calcext:value-type="float">
            <text:p>141443</text:p>
          </table:table-cell>
        </table:table-row>
        <table:table-row table:style-name="ro1">
          <table:table-cell office:value-type="float" office:value="170653" calcext:value-type="float">
            <text:p>170653</text:p>
          </table:table-cell>
          <table:table-cell office:value-type="float" office:value="140264" calcext:value-type="float">
            <text:p>140264</text:p>
          </table:table-cell>
        </table:table-row>
        <table:table-row table:style-name="ro1">
          <table:table-cell office:value-type="float" office:value="162574" calcext:value-type="float">
            <text:p>162574</text:p>
          </table:table-cell>
          <table:table-cell office:value-type="float" office:value="140199" calcext:value-type="float">
            <text:p>140199</text:p>
          </table:table-cell>
        </table:table-row>
        <table:table-row table:style-name="ro1">
          <table:table-cell office:value-type="float" office:value="169358" calcext:value-type="float">
            <text:p>169358</text:p>
          </table:table-cell>
          <table:table-cell office:value-type="float" office:value="137448" calcext:value-type="float">
            <text:p>137448</text:p>
          </table:table-cell>
        </table:table-row>
        <table:table-row table:style-name="ro1">
          <table:table-cell office:value-type="float" office:value="159990" calcext:value-type="float">
            <text:p>159990</text:p>
          </table:table-cell>
          <table:table-cell office:value-type="float" office:value="140171" calcext:value-type="float">
            <text:p>140171</text:p>
          </table:table-cell>
        </table:table-row>
        <table:table-row table:style-name="ro1">
          <table:table-cell office:value-type="float" office:value="155128" calcext:value-type="float">
            <text:p>155128</text:p>
          </table:table-cell>
          <table:table-cell office:value-type="float" office:value="141701" calcext:value-type="float">
            <text:p>141701</text:p>
          </table:table-cell>
        </table:table-row>
        <table:table-row table:style-name="ro1">
          <table:table-cell office:value-type="float" office:value="154808" calcext:value-type="float">
            <text:p>154808</text:p>
          </table:table-cell>
          <table:table-cell office:value-type="float" office:value="136886" calcext:value-type="float">
            <text:p>136886</text:p>
          </table:table-cell>
        </table:table-row>
        <table:table-row table:style-name="ro1">
          <table:table-cell office:value-type="float" office:value="165837" calcext:value-type="float">
            <text:p>165837</text:p>
          </table:table-cell>
          <table:table-cell office:value-type="float" office:value="136235" calcext:value-type="float">
            <text:p>136235</text:p>
          </table:table-cell>
        </table:table-row>
        <table:table-row table:style-name="ro1">
          <table:table-cell office:value-type="float" office:value="165696" calcext:value-type="float">
            <text:p>165696</text:p>
          </table:table-cell>
          <table:table-cell office:value-type="float" office:value="136712" calcext:value-type="float">
            <text:p>136712</text:p>
          </table:table-cell>
        </table:table-row>
        <table:table-row table:style-name="ro1">
          <table:table-cell office:value-type="float" office:value="159708" calcext:value-type="float">
            <text:p>159708</text:p>
          </table:table-cell>
          <table:table-cell office:value-type="float" office:value="137120" calcext:value-type="float">
            <text:p>137120</text:p>
          </table:table-cell>
        </table:table-row>
        <table:table-row table:style-name="ro1">
          <table:table-cell office:value-type="float" office:value="158082" calcext:value-type="float">
            <text:p>158082</text:p>
          </table:table-cell>
          <table:table-cell office:value-type="float" office:value="140433" calcext:value-type="float">
            <text:p>140433</text:p>
          </table:table-cell>
        </table:table-row>
        <table:table-row table:style-name="ro1">
          <table:table-cell office:value-type="float" office:value="156876" calcext:value-type="float">
            <text:p>156876</text:p>
          </table:table-cell>
          <table:table-cell office:value-type="float" office:value="136518" calcext:value-type="float">
            <text:p>136518</text:p>
          </table:table-cell>
        </table:table-row>
        <table:table-row table:style-name="ro1">
          <table:table-cell office:value-type="float" office:value="158937" calcext:value-type="float">
            <text:p>158937</text:p>
          </table:table-cell>
          <table:table-cell office:value-type="float" office:value="137582" calcext:value-type="float">
            <text:p>137582</text:p>
          </table:table-cell>
        </table:table-row>
        <table:table-row table:style-name="ro1">
          <table:table-cell office:value-type="float" office:value="155645" calcext:value-type="float">
            <text:p>155645</text:p>
          </table:table-cell>
          <table:table-cell office:value-type="float" office:value="137504" calcext:value-type="float">
            <text:p>137504</text:p>
          </table:table-cell>
        </table:table-row>
        <table:table-row table:style-name="ro1">
          <table:table-cell office:value-type="float" office:value="155425" calcext:value-type="float">
            <text:p>155425</text:p>
          </table:table-cell>
          <table:table-cell office:value-type="float" office:value="137129" calcext:value-type="float">
            <text:p>137129</text:p>
          </table:table-cell>
        </table:table-row>
        <table:table-row table:style-name="ro1">
          <table:table-cell office:value-type="float" office:value="159469" calcext:value-type="float">
            <text:p>159469</text:p>
          </table:table-cell>
          <table:table-cell office:value-type="float" office:value="142875" calcext:value-type="float">
            <text:p>142875</text:p>
          </table:table-cell>
        </table:table-row>
        <table:table-row table:style-name="ro1">
          <table:table-cell office:value-type="float" office:value="152286" calcext:value-type="float">
            <text:p>152286</text:p>
          </table:table-cell>
          <table:table-cell office:value-type="float" office:value="138010" calcext:value-type="float">
            <text:p>138010</text:p>
          </table:table-cell>
        </table:table-row>
        <table:table-row table:style-name="ro1">
          <table:table-cell office:value-type="float" office:value="158653" calcext:value-type="float">
            <text:p>158653</text:p>
          </table:table-cell>
          <table:table-cell office:value-type="float" office:value="146827" calcext:value-type="float">
            <text:p>146827</text:p>
          </table:table-cell>
        </table:table-row>
        <table:table-row table:style-name="ro1">
          <table:table-cell office:value-type="float" office:value="163146" calcext:value-type="float">
            <text:p>163146</text:p>
          </table:table-cell>
          <table:table-cell office:value-type="float" office:value="138946" calcext:value-type="float">
            <text:p>138946</text:p>
          </table:table-cell>
        </table:table-row>
        <table:table-row table:style-name="ro1">
          <table:table-cell office:value-type="float" office:value="266629" calcext:value-type="float">
            <text:p>266629</text:p>
          </table:table-cell>
          <table:table-cell office:value-type="float" office:value="135722" calcext:value-type="float">
            <text:p>135722</text:p>
          </table:table-cell>
        </table:table-row>
        <table:table-row table:style-name="ro1">
          <table:table-cell office:value-type="float" office:value="257513" calcext:value-type="float">
            <text:p>257513</text:p>
          </table:table-cell>
          <table:table-cell office:value-type="float" office:value="135482" calcext:value-type="float">
            <text:p>135482</text:p>
          </table:table-cell>
        </table:table-row>
        <table:table-row table:style-name="ro1">
          <table:table-cell office:value-type="float" office:value="262157" calcext:value-type="float">
            <text:p>262157</text:p>
          </table:table-cell>
          <table:table-cell office:value-type="float" office:value="140370" calcext:value-type="float">
            <text:p>140370</text:p>
          </table:table-cell>
        </table:table-row>
        <table:table-row table:style-name="ro1">
          <table:table-cell office:value-type="float" office:value="257761" calcext:value-type="float">
            <text:p>257761</text:p>
          </table:table-cell>
          <table:table-cell office:value-type="float" office:value="146948" calcext:value-type="float">
            <text:p>146948</text:p>
          </table:table-cell>
        </table:table-row>
        <table:table-row table:style-name="ro1">
          <table:table-cell office:value-type="float" office:value="259560" calcext:value-type="float">
            <text:p>259560</text:p>
          </table:table-cell>
          <table:table-cell office:value-type="float" office:value="146377" calcext:value-type="float">
            <text:p>146377</text:p>
          </table:table-cell>
        </table:table-row>
        <table:table-row table:style-name="ro1">
          <table:table-cell office:value-type="float" office:value="249621" calcext:value-type="float">
            <text:p>249621</text:p>
          </table:table-cell>
          <table:table-cell office:value-type="float" office:value="146127" calcext:value-type="float">
            <text:p>146127</text:p>
          </table:table-cell>
        </table:table-row>
        <table:table-row table:style-name="ro1">
          <table:table-cell office:value-type="float" office:value="267779" calcext:value-type="float">
            <text:p>267779</text:p>
          </table:table-cell>
          <table:table-cell office:value-type="float" office:value="151299" calcext:value-type="float">
            <text:p>151299</text:p>
          </table:table-cell>
        </table:table-row>
        <table:table-row table:style-name="ro1">
          <table:table-cell office:value-type="float" office:value="252814" calcext:value-type="float">
            <text:p>252814</text:p>
          </table:table-cell>
          <table:table-cell office:value-type="float" office:value="148729" calcext:value-type="float">
            <text:p>148729</text:p>
          </table:table-cell>
        </table:table-row>
        <table:table-row table:style-name="ro1">
          <table:table-cell office:value-type="float" office:value="258501" calcext:value-type="float">
            <text:p>258501</text:p>
          </table:table-cell>
          <table:table-cell office:value-type="float" office:value="146670" calcext:value-type="float">
            <text:p>146670</text:p>
          </table:table-cell>
        </table:table-row>
        <table:table-row table:style-name="ro1">
          <table:table-cell office:value-type="float" office:value="274235" calcext:value-type="float">
            <text:p>274235</text:p>
          </table:table-cell>
          <table:table-cell office:value-type="float" office:value="147003" calcext:value-type="float">
            <text:p>147003</text:p>
          </table:table-cell>
        </table:table-row>
        <table:table-row table:style-name="ro1">
          <table:table-cell office:value-type="float" office:value="258977" calcext:value-type="float">
            <text:p>258977</text:p>
          </table:table-cell>
          <table:table-cell office:value-type="float" office:value="147331" calcext:value-type="float">
            <text:p>147331</text:p>
          </table:table-cell>
        </table:table-row>
        <table:table-row table:style-name="ro1">
          <table:table-cell office:value-type="float" office:value="252959" calcext:value-type="float">
            <text:p>252959</text:p>
          </table:table-cell>
          <table:table-cell office:value-type="float" office:value="151624" calcext:value-type="float">
            <text:p>151624</text:p>
          </table:table-cell>
        </table:table-row>
        <table:table-row table:style-name="ro1">
          <table:table-cell office:value-type="float" office:value="260658" calcext:value-type="float">
            <text:p>260658</text:p>
          </table:table-cell>
          <table:table-cell office:value-type="float" office:value="146669" calcext:value-type="float">
            <text:p>146669</text:p>
          </table:table-cell>
        </table:table-row>
        <table:table-row table:style-name="ro1">
          <table:table-cell office:value-type="float" office:value="257742" calcext:value-type="float">
            <text:p>257742</text:p>
          </table:table-cell>
          <table:table-cell office:value-type="float" office:value="146479" calcext:value-type="float">
            <text:p>146479</text:p>
          </table:table-cell>
        </table:table-row>
        <table:table-row table:style-name="ro1">
          <table:table-cell office:value-type="float" office:value="236706" calcext:value-type="float">
            <text:p>236706</text:p>
          </table:table-cell>
          <table:table-cell office:value-type="float" office:value="148187" calcext:value-type="float">
            <text:p>148187</text:p>
          </table:table-cell>
        </table:table-row>
        <table:table-row table:style-name="ro1">
          <table:table-cell office:value-type="float" office:value="176512" calcext:value-type="float">
            <text:p>176512</text:p>
          </table:table-cell>
          <table:table-cell office:value-type="float" office:value="151015" calcext:value-type="float">
            <text:p>151015</text:p>
          </table:table-cell>
        </table:table-row>
        <table:table-row table:style-name="ro1">
          <table:table-cell office:value-type="float" office:value="176906" calcext:value-type="float">
            <text:p>176906</text:p>
          </table:table-cell>
          <table:table-cell office:value-type="float" office:value="148073" calcext:value-type="float">
            <text:p>148073</text:p>
          </table:table-cell>
        </table:table-row>
        <table:table-row table:style-name="ro1">
          <table:table-cell office:value-type="float" office:value="175277" calcext:value-type="float">
            <text:p>175277</text:p>
          </table:table-cell>
          <table:table-cell office:value-type="float" office:value="148943" calcext:value-type="float">
            <text:p>148943</text:p>
          </table:table-cell>
        </table:table-row>
        <table:table-row table:style-name="ro1">
          <table:table-cell office:value-type="float" office:value="184507" calcext:value-type="float">
            <text:p>184507</text:p>
          </table:table-cell>
          <table:table-cell office:value-type="float" office:value="148547" calcext:value-type="float">
            <text:p>148547</text:p>
          </table:table-cell>
        </table:table-row>
        <table:table-row table:style-name="ro1">
          <table:table-cell office:value-type="float" office:value="184778" calcext:value-type="float">
            <text:p>184778</text:p>
          </table:table-cell>
          <table:table-cell office:value-type="float" office:value="153007" calcext:value-type="float">
            <text:p>153007</text:p>
          </table:table-cell>
        </table:table-row>
        <table:table-row table:style-name="ro1">
          <table:table-cell office:value-type="float" office:value="178399" calcext:value-type="float">
            <text:p>178399</text:p>
          </table:table-cell>
          <table:table-cell office:value-type="float" office:value="148639" calcext:value-type="float">
            <text:p>148639</text:p>
          </table:table-cell>
        </table:table-row>
        <table:table-row table:style-name="ro1">
          <table:table-cell office:value-type="float" office:value="190421" calcext:value-type="float">
            <text:p>190421</text:p>
          </table:table-cell>
          <table:table-cell office:value-type="float" office:value="149628" calcext:value-type="float">
            <text:p>149628</text:p>
          </table:table-cell>
        </table:table-row>
        <table:table-row table:style-name="ro1">
          <table:table-cell office:value-type="float" office:value="181785" calcext:value-type="float">
            <text:p>181785</text:p>
          </table:table-cell>
          <table:table-cell office:value-type="float" office:value="148199" calcext:value-type="float">
            <text:p>148199</text:p>
          </table:table-cell>
        </table:table-row>
        <table:table-row table:style-name="ro1">
          <table:table-cell office:value-type="float" office:value="183734" calcext:value-type="float">
            <text:p>183734</text:p>
          </table:table-cell>
          <table:table-cell office:value-type="float" office:value="150689" calcext:value-type="float">
            <text:p>150689</text:p>
          </table:table-cell>
        </table:table-row>
        <table:table-row table:style-name="ro1">
          <table:table-cell office:value-type="float" office:value="175779" calcext:value-type="float">
            <text:p>175779</text:p>
          </table:table-cell>
          <table:table-cell office:value-type="float" office:value="153971" calcext:value-type="float">
            <text:p>153971</text:p>
          </table:table-cell>
        </table:table-row>
        <table:table-row table:style-name="ro1">
          <table:table-cell office:value-type="float" office:value="181283" calcext:value-type="float">
            <text:p>181283</text:p>
          </table:table-cell>
          <table:table-cell office:value-type="float" office:value="154841" calcext:value-type="float">
            <text:p>154841</text:p>
          </table:table-cell>
        </table:table-row>
        <table:table-row table:style-name="ro1">
          <table:table-cell office:value-type="float" office:value="180661" calcext:value-type="float">
            <text:p>180661</text:p>
          </table:table-cell>
          <table:table-cell office:value-type="float" office:value="152492" calcext:value-type="float">
            <text:p>152492</text:p>
          </table:table-cell>
        </table:table-row>
        <table:table-row table:style-name="ro1">
          <table:table-cell office:value-type="float" office:value="171088" calcext:value-type="float">
            <text:p>171088</text:p>
          </table:table-cell>
          <table:table-cell office:value-type="float" office:value="151049" calcext:value-type="float">
            <text:p>151049</text:p>
          </table:table-cell>
        </table:table-row>
        <table:table-row table:style-name="ro1">
          <table:table-cell office:value-type="float" office:value="180400" calcext:value-type="float">
            <text:p>180400</text:p>
          </table:table-cell>
          <table:table-cell office:value-type="float" office:value="143722" calcext:value-type="float">
            <text:p>143722</text:p>
          </table:table-cell>
        </table:table-row>
        <table:table-row table:style-name="ro1">
          <table:table-cell office:value-type="float" office:value="177349" calcext:value-type="float">
            <text:p>177349</text:p>
          </table:table-cell>
          <table:table-cell office:value-type="float" office:value="143623" calcext:value-type="float">
            <text:p>143623</text:p>
          </table:table-cell>
        </table:table-row>
        <table:table-row table:style-name="ro1">
          <table:table-cell office:value-type="float" office:value="177477" calcext:value-type="float">
            <text:p>177477</text:p>
          </table:table-cell>
          <table:table-cell office:value-type="float" office:value="138800" calcext:value-type="float">
            <text:p>138800</text:p>
          </table:table-cell>
        </table:table-row>
        <table:table-row table:style-name="ro1">
          <table:table-cell office:value-type="float" office:value="177214" calcext:value-type="float">
            <text:p>177214</text:p>
          </table:table-cell>
          <table:table-cell office:value-type="float" office:value="139279" calcext:value-type="float">
            <text:p>139279</text:p>
          </table:table-cell>
        </table:table-row>
        <table:table-row table:style-name="ro1">
          <table:table-cell office:value-type="float" office:value="171698" calcext:value-type="float">
            <text:p>171698</text:p>
          </table:table-cell>
          <table:table-cell office:value-type="float" office:value="144215" calcext:value-type="float">
            <text:p>144215</text:p>
          </table:table-cell>
        </table:table-row>
        <table:table-row table:style-name="ro1">
          <table:table-cell office:value-type="float" office:value="183901" calcext:value-type="float">
            <text:p>183901</text:p>
          </table:table-cell>
          <table:table-cell office:value-type="float" office:value="139813" calcext:value-type="float">
            <text:p>139813</text:p>
          </table:table-cell>
        </table:table-row>
        <table:table-row table:style-name="ro1">
          <table:table-cell office:value-type="float" office:value="182832" calcext:value-type="float">
            <text:p>182832</text:p>
          </table:table-cell>
          <table:table-cell office:value-type="float" office:value="140471" calcext:value-type="float">
            <text:p>140471</text:p>
          </table:table-cell>
        </table:table-row>
        <table:table-row table:style-name="ro1">
          <table:table-cell office:value-type="float" office:value="173169" calcext:value-type="float">
            <text:p>173169</text:p>
          </table:table-cell>
          <table:table-cell office:value-type="float" office:value="138729" calcext:value-type="float">
            <text:p>138729</text:p>
          </table:table-cell>
        </table:table-row>
        <table:table-row table:style-name="ro1">
          <table:table-cell office:value-type="float" office:value="162697" calcext:value-type="float">
            <text:p>162697</text:p>
          </table:table-cell>
          <table:table-cell office:value-type="float" office:value="141024" calcext:value-type="float">
            <text:p>141024</text:p>
          </table:table-cell>
        </table:table-row>
        <table:table-row table:style-name="ro1">
          <table:table-cell office:value-type="float" office:value="156168" calcext:value-type="float">
            <text:p>156168</text:p>
          </table:table-cell>
          <table:table-cell office:value-type="float" office:value="141996" calcext:value-type="float">
            <text:p>141996</text:p>
          </table:table-cell>
        </table:table-row>
        <table:table-row table:style-name="ro1">
          <table:table-cell office:value-type="float" office:value="158164" calcext:value-type="float">
            <text:p>158164</text:p>
          </table:table-cell>
          <table:table-cell office:value-type="float" office:value="139020" calcext:value-type="float">
            <text:p>139020</text:p>
          </table:table-cell>
        </table:table-row>
        <table:table-row table:style-name="ro1">
          <table:table-cell office:value-type="float" office:value="160134" calcext:value-type="float">
            <text:p>160134</text:p>
          </table:table-cell>
          <table:table-cell office:value-type="float" office:value="147417" calcext:value-type="float">
            <text:p>147417</text:p>
          </table:table-cell>
        </table:table-row>
        <table:table-row table:style-name="ro1">
          <table:table-cell office:value-type="float" office:value="175673" calcext:value-type="float">
            <text:p>175673</text:p>
          </table:table-cell>
          <table:table-cell office:value-type="float" office:value="142249" calcext:value-type="float">
            <text:p>142249</text:p>
          </table:table-cell>
        </table:table-row>
        <table:table-row table:style-name="ro1">
          <table:table-cell office:value-type="float" office:value="163569" calcext:value-type="float">
            <text:p>163569</text:p>
          </table:table-cell>
          <table:table-cell office:value-type="float" office:value="137938" calcext:value-type="float">
            <text:p>137938</text:p>
          </table:table-cell>
        </table:table-row>
        <table:table-row table:style-name="ro1">
          <table:table-cell office:value-type="float" office:value="169246" calcext:value-type="float">
            <text:p>169246</text:p>
          </table:table-cell>
          <table:table-cell office:value-type="float" office:value="138526" calcext:value-type="float">
            <text:p>138526</text:p>
          </table:table-cell>
        </table:table-row>
        <table:table-row table:style-name="ro1">
          <table:table-cell office:value-type="float" office:value="163757" calcext:value-type="float">
            <text:p>163757</text:p>
          </table:table-cell>
          <table:table-cell office:value-type="float" office:value="138470" calcext:value-type="float">
            <text:p>138470</text:p>
          </table:table-cell>
        </table:table-row>
        <table:table-row table:style-name="ro1">
          <table:table-cell office:value-type="float" office:value="164388" calcext:value-type="float">
            <text:p>164388</text:p>
          </table:table-cell>
          <table:table-cell office:value-type="float" office:value="138200" calcext:value-type="float">
            <text:p>138200</text:p>
          </table:table-cell>
        </table:table-row>
        <table:table-row table:style-name="ro1">
          <table:table-cell office:value-type="float" office:value="165815" calcext:value-type="float">
            <text:p>165815</text:p>
          </table:table-cell>
          <table:table-cell office:value-type="float" office:value="136820" calcext:value-type="float">
            <text:p>136820</text:p>
          </table:table-cell>
        </table:table-row>
        <table:table-row table:style-name="ro1">
          <table:table-cell office:value-type="float" office:value="172213" calcext:value-type="float">
            <text:p>172213</text:p>
          </table:table-cell>
          <table:table-cell office:value-type="float" office:value="139423" calcext:value-type="float">
            <text:p>139423</text:p>
          </table:table-cell>
        </table:table-row>
        <table:table-row table:style-name="ro1">
          <table:table-cell office:value-type="float" office:value="173425" calcext:value-type="float">
            <text:p>173425</text:p>
          </table:table-cell>
          <table:table-cell office:value-type="float" office:value="143141" calcext:value-type="float">
            <text:p>143141</text:p>
          </table:table-cell>
        </table:table-row>
        <table:table-row table:style-name="ro1">
          <table:table-cell office:value-type="float" office:value="190426" calcext:value-type="float">
            <text:p>190426</text:p>
          </table:table-cell>
          <table:table-cell office:value-type="float" office:value="137446" calcext:value-type="float">
            <text:p>137446</text:p>
          </table:table-cell>
        </table:table-row>
        <table:table-row table:style-name="ro1">
          <table:table-cell office:value-type="float" office:value="253229" calcext:value-type="float">
            <text:p>253229</text:p>
          </table:table-cell>
          <table:table-cell office:value-type="float" office:value="137475" calcext:value-type="float">
            <text:p>137475</text:p>
          </table:table-cell>
        </table:table-row>
        <table:table-row table:style-name="ro1">
          <table:table-cell office:value-type="float" office:value="227046" calcext:value-type="float">
            <text:p>227046</text:p>
          </table:table-cell>
          <table:table-cell office:value-type="float" office:value="140735" calcext:value-type="float">
            <text:p>140735</text:p>
          </table:table-cell>
        </table:table-row>
        <table:table-row table:style-name="ro1">
          <table:table-cell office:value-type="float" office:value="181833" calcext:value-type="float">
            <text:p>181833</text:p>
          </table:table-cell>
          <table:table-cell office:value-type="float" office:value="136687" calcext:value-type="float">
            <text:p>136687</text:p>
          </table:table-cell>
        </table:table-row>
        <table:table-row table:style-name="ro1">
          <table:table-cell office:value-type="float" office:value="160939" calcext:value-type="float">
            <text:p>160939</text:p>
          </table:table-cell>
          <table:table-cell office:value-type="float" office:value="137534" calcext:value-type="float">
            <text:p>137534</text:p>
          </table:table-cell>
        </table:table-row>
        <table:table-row table:style-name="ro1">
          <table:table-cell office:value-type="float" office:value="170547" calcext:value-type="float">
            <text:p>170547</text:p>
          </table:table-cell>
          <table:table-cell office:value-type="float" office:value="136027" calcext:value-type="float">
            <text:p>136027</text:p>
          </table:table-cell>
        </table:table-row>
        <table:table-row table:style-name="ro1">
          <table:table-cell office:value-type="float" office:value="163275" calcext:value-type="float">
            <text:p>163275</text:p>
          </table:table-cell>
          <table:table-cell office:value-type="float" office:value="141709" calcext:value-type="float">
            <text:p>141709</text:p>
          </table:table-cell>
        </table:table-row>
        <table:table-row table:style-name="ro1">
          <table:table-cell office:value-type="float" office:value="152791" calcext:value-type="float">
            <text:p>152791</text:p>
          </table:table-cell>
          <table:table-cell office:value-type="float" office:value="149838" calcext:value-type="float">
            <text:p>149838</text:p>
          </table:table-cell>
        </table:table-row>
        <table:table-row table:style-name="ro1">
          <table:table-cell office:value-type="float" office:value="153572" calcext:value-type="float">
            <text:p>153572</text:p>
          </table:table-cell>
          <table:table-cell office:value-type="float" office:value="147892" calcext:value-type="float">
            <text:p>147892</text:p>
          </table:table-cell>
        </table:table-row>
        <table:table-row table:style-name="ro1">
          <table:table-cell office:value-type="float" office:value="145681" calcext:value-type="float">
            <text:p>145681</text:p>
          </table:table-cell>
          <table:table-cell office:value-type="float" office:value="152064" calcext:value-type="float">
            <text:p>152064</text:p>
          </table:table-cell>
        </table:table-row>
        <table:table-row table:style-name="ro1">
          <table:table-cell office:value-type="float" office:value="147328" calcext:value-type="float">
            <text:p>147328</text:p>
          </table:table-cell>
          <table:table-cell office:value-type="float" office:value="147496" calcext:value-type="float">
            <text:p>147496</text:p>
          </table:table-cell>
        </table:table-row>
        <table:table-row table:style-name="ro1">
          <table:table-cell office:value-type="float" office:value="146945" calcext:value-type="float">
            <text:p>146945</text:p>
          </table:table-cell>
          <table:table-cell office:value-type="float" office:value="147134" calcext:value-type="float">
            <text:p>147134</text:p>
          </table:table-cell>
        </table:table-row>
        <table:table-row table:style-name="ro1">
          <table:table-cell office:value-type="float" office:value="151847" calcext:value-type="float">
            <text:p>151847</text:p>
          </table:table-cell>
          <table:table-cell office:value-type="float" office:value="146877" calcext:value-type="float">
            <text:p>146877</text:p>
          </table:table-cell>
        </table:table-row>
        <table:table-row table:style-name="ro1">
          <table:table-cell office:value-type="float" office:value="159482" calcext:value-type="float">
            <text:p>159482</text:p>
          </table:table-cell>
          <table:table-cell office:value-type="float" office:value="145618" calcext:value-type="float">
            <text:p>145618</text:p>
          </table:table-cell>
        </table:table-row>
        <table:table-row table:style-name="ro1">
          <table:table-cell office:value-type="float" office:value="160806" calcext:value-type="float">
            <text:p>160806</text:p>
          </table:table-cell>
          <table:table-cell office:value-type="float" office:value="144642" calcext:value-type="float">
            <text:p>144642</text:p>
          </table:table-cell>
        </table:table-row>
        <table:table-row table:style-name="ro1">
          <table:table-cell office:value-type="float" office:value="158262" calcext:value-type="float">
            <text:p>158262</text:p>
          </table:table-cell>
          <table:table-cell office:value-type="float" office:value="146304" calcext:value-type="float">
            <text:p>146304</text:p>
          </table:table-cell>
        </table:table-row>
        <table:table-row table:style-name="ro1">
          <table:table-cell office:value-type="float" office:value="148249" calcext:value-type="float">
            <text:p>148249</text:p>
          </table:table-cell>
          <table:table-cell office:value-type="float" office:value="147052" calcext:value-type="float">
            <text:p>147052</text:p>
          </table:table-cell>
        </table:table-row>
        <table:table-row table:style-name="ro1">
          <table:table-cell office:value-type="float" office:value="147789" calcext:value-type="float">
            <text:p>147789</text:p>
          </table:table-cell>
          <table:table-cell office:value-type="float" office:value="146731" calcext:value-type="float">
            <text:p>146731</text:p>
          </table:table-cell>
        </table:table-row>
        <table:table-row table:style-name="ro1">
          <table:table-cell office:value-type="float" office:value="155141" calcext:value-type="float">
            <text:p>155141</text:p>
          </table:table-cell>
          <table:table-cell office:value-type="float" office:value="147720" calcext:value-type="float">
            <text:p>147720</text:p>
          </table:table-cell>
        </table:table-row>
        <table:table-row table:style-name="ro1">
          <table:table-cell office:value-type="float" office:value="147831" calcext:value-type="float">
            <text:p>147831</text:p>
          </table:table-cell>
          <table:table-cell office:value-type="float" office:value="149489" calcext:value-type="float">
            <text:p>149489</text:p>
          </table:table-cell>
        </table:table-row>
        <table:table-row table:style-name="ro1">
          <table:table-cell office:value-type="float" office:value="147385" calcext:value-type="float">
            <text:p>147385</text:p>
          </table:table-cell>
          <table:table-cell office:value-type="float" office:value="148603" calcext:value-type="float">
            <text:p>148603</text:p>
          </table:table-cell>
        </table:table-row>
        <table:table-row table:style-name="ro1">
          <table:table-cell office:value-type="float" office:value="152566" calcext:value-type="float">
            <text:p>152566</text:p>
          </table:table-cell>
          <table:table-cell office:value-type="float" office:value="148451" calcext:value-type="float">
            <text:p>148451</text:p>
          </table:table-cell>
        </table:table-row>
        <table:table-row table:style-name="ro1">
          <table:table-cell office:value-type="float" office:value="142107" calcext:value-type="float">
            <text:p>142107</text:p>
          </table:table-cell>
          <table:table-cell office:value-type="float" office:value="146113" calcext:value-type="float">
            <text:p>146113</text:p>
          </table:table-cell>
        </table:table-row>
        <table:table-row table:style-name="ro1">
          <table:table-cell office:value-type="float" office:value="152809" calcext:value-type="float">
            <text:p>152809</text:p>
          </table:table-cell>
          <table:table-cell office:value-type="float" office:value="146977" calcext:value-type="float">
            <text:p>146977</text:p>
          </table:table-cell>
        </table:table-row>
        <table:table-row table:style-name="ro1">
          <table:table-cell office:value-type="float" office:value="146855" calcext:value-type="float">
            <text:p>146855</text:p>
          </table:table-cell>
          <table:table-cell office:value-type="float" office:value="150037" calcext:value-type="float">
            <text:p>150037</text:p>
          </table:table-cell>
        </table:table-row>
        <table:table-row table:style-name="ro1">
          <table:table-cell office:value-type="float" office:value="152537" calcext:value-type="float">
            <text:p>152537</text:p>
          </table:table-cell>
          <table:table-cell office:value-type="float" office:value="144735" calcext:value-type="float">
            <text:p>144735</text:p>
          </table:table-cell>
        </table:table-row>
        <table:table-row table:style-name="ro1">
          <table:table-cell office:value-type="float" office:value="150504" calcext:value-type="float">
            <text:p>150504</text:p>
          </table:table-cell>
          <table:table-cell office:value-type="float" office:value="143852" calcext:value-type="float">
            <text:p>143852</text:p>
          </table:table-cell>
        </table:table-row>
        <table:table-row table:style-name="ro1">
          <table:table-cell office:value-type="float" office:value="147212" calcext:value-type="float">
            <text:p>147212</text:p>
          </table:table-cell>
          <table:table-cell office:value-type="float" office:value="147888" calcext:value-type="float">
            <text:p>147888</text:p>
          </table:table-cell>
        </table:table-row>
        <table:table-row table:style-name="ro1">
          <table:table-cell office:value-type="float" office:value="147511" calcext:value-type="float">
            <text:p>147511</text:p>
          </table:table-cell>
          <table:table-cell office:value-type="float" office:value="150906" calcext:value-type="float">
            <text:p>150906</text:p>
          </table:table-cell>
        </table:table-row>
        <table:table-row table:style-name="ro1">
          <table:table-cell office:value-type="float" office:value="150343" calcext:value-type="float">
            <text:p>150343</text:p>
          </table:table-cell>
          <table:table-cell office:value-type="float" office:value="146147" calcext:value-type="float">
            <text:p>146147</text:p>
          </table:table-cell>
        </table:table-row>
        <table:table-row table:style-name="ro1">
          <table:table-cell office:value-type="float" office:value="148129" calcext:value-type="float">
            <text:p>148129</text:p>
          </table:table-cell>
          <table:table-cell office:value-type="float" office:value="145134" calcext:value-type="float">
            <text:p>145134</text:p>
          </table:table-cell>
        </table:table-row>
        <table:table-row table:style-name="ro1">
          <table:table-cell office:value-type="float" office:value="143277" calcext:value-type="float">
            <text:p>143277</text:p>
          </table:table-cell>
          <table:table-cell office:value-type="float" office:value="148364" calcext:value-type="float">
            <text:p>148364</text:p>
          </table:table-cell>
        </table:table-row>
        <table:table-row table:style-name="ro1">
          <table:table-cell office:value-type="float" office:value="142505" calcext:value-type="float">
            <text:p>142505</text:p>
          </table:table-cell>
          <table:table-cell office:value-type="float" office:value="204823" calcext:value-type="float">
            <text:p>204823</text:p>
          </table:table-cell>
        </table:table-row>
        <table:table-row table:style-name="ro1">
          <table:table-cell office:value-type="float" office:value="146379" calcext:value-type="float">
            <text:p>146379</text:p>
          </table:table-cell>
          <table:table-cell office:value-type="float" office:value="240895" calcext:value-type="float">
            <text:p>240895</text:p>
          </table:table-cell>
        </table:table-row>
        <table:table-row table:style-name="ro1">
          <table:table-cell office:value-type="float" office:value="144311" calcext:value-type="float">
            <text:p>144311</text:p>
          </table:table-cell>
          <table:table-cell office:value-type="float" office:value="244573" calcext:value-type="float">
            <text:p>244573</text:p>
          </table:table-cell>
        </table:table-row>
        <table:table-row table:style-name="ro1">
          <table:table-cell office:value-type="float" office:value="154126" calcext:value-type="float">
            <text:p>154126</text:p>
          </table:table-cell>
          <table:table-cell office:value-type="float" office:value="239953" calcext:value-type="float">
            <text:p>239953</text:p>
          </table:table-cell>
        </table:table-row>
        <table:table-row table:style-name="ro1">
          <table:table-cell office:value-type="float" office:value="160698" calcext:value-type="float">
            <text:p>160698</text:p>
          </table:table-cell>
          <table:table-cell office:value-type="float" office:value="234327" calcext:value-type="float">
            <text:p>234327</text:p>
          </table:table-cell>
        </table:table-row>
        <table:table-row table:style-name="ro1">
          <table:table-cell office:value-type="float" office:value="152293" calcext:value-type="float">
            <text:p>152293</text:p>
          </table:table-cell>
          <table:table-cell office:value-type="float" office:value="236665" calcext:value-type="float">
            <text:p>236665</text:p>
          </table:table-cell>
        </table:table-row>
        <table:table-row table:style-name="ro1">
          <table:table-cell office:value-type="float" office:value="155715" calcext:value-type="float">
            <text:p>155715</text:p>
          </table:table-cell>
          <table:table-cell office:value-type="float" office:value="232689" calcext:value-type="float">
            <text:p>232689</text:p>
          </table:table-cell>
        </table:table-row>
        <table:table-row table:style-name="ro1">
          <table:table-cell office:value-type="float" office:value="158393" calcext:value-type="float">
            <text:p>158393</text:p>
          </table:table-cell>
          <table:table-cell office:value-type="float" office:value="232829" calcext:value-type="float">
            <text:p>232829</text:p>
          </table:table-cell>
        </table:table-row>
        <table:table-row table:style-name="ro1">
          <table:table-cell office:value-type="float" office:value="154174" calcext:value-type="float">
            <text:p>154174</text:p>
          </table:table-cell>
          <table:table-cell office:value-type="float" office:value="232299" calcext:value-type="float">
            <text:p>232299</text:p>
          </table:table-cell>
        </table:table-row>
        <table:table-row table:style-name="ro1">
          <table:table-cell office:value-type="float" office:value="153917" calcext:value-type="float">
            <text:p>153917</text:p>
          </table:table-cell>
          <table:table-cell office:value-type="float" office:value="235163" calcext:value-type="float">
            <text:p>235163</text:p>
          </table:table-cell>
        </table:table-row>
        <table:table-row table:style-name="ro1">
          <table:table-cell office:value-type="float" office:value="153618" calcext:value-type="float">
            <text:p>153618</text:p>
          </table:table-cell>
          <table:table-cell office:value-type="float" office:value="240617" calcext:value-type="float">
            <text:p>240617</text:p>
          </table:table-cell>
        </table:table-row>
        <table:table-row table:style-name="ro1">
          <table:table-cell office:value-type="float" office:value="153278" calcext:value-type="float">
            <text:p>153278</text:p>
          </table:table-cell>
          <table:table-cell office:value-type="float" office:value="235178" calcext:value-type="float">
            <text:p>235178</text:p>
          </table:table-cell>
        </table:table-row>
        <table:table-row table:style-name="ro1">
          <table:table-cell office:value-type="float" office:value="153835" calcext:value-type="float">
            <text:p>153835</text:p>
          </table:table-cell>
          <table:table-cell office:value-type="float" office:value="239308" calcext:value-type="float">
            <text:p>239308</text:p>
          </table:table-cell>
        </table:table-row>
        <table:table-row table:style-name="ro1">
          <table:table-cell office:value-type="float" office:value="153857" calcext:value-type="float">
            <text:p>153857</text:p>
          </table:table-cell>
          <table:table-cell office:value-type="float" office:value="239764" calcext:value-type="float">
            <text:p>239764</text:p>
          </table:table-cell>
        </table:table-row>
        <table:table-row table:style-name="ro1">
          <table:table-cell office:value-type="float" office:value="152233" calcext:value-type="float">
            <text:p>152233</text:p>
          </table:table-cell>
          <table:table-cell office:value-type="float" office:value="243490" calcext:value-type="float">
            <text:p>243490</text:p>
          </table:table-cell>
        </table:table-row>
        <table:table-row table:style-name="ro1">
          <table:table-cell office:value-type="float" office:value="163974" calcext:value-type="float">
            <text:p>163974</text:p>
          </table:table-cell>
          <table:table-cell office:value-type="float" office:value="235916" calcext:value-type="float">
            <text:p>235916</text:p>
          </table:table-cell>
        </table:table-row>
        <table:table-row table:style-name="ro1">
          <table:table-cell office:value-type="float" office:value="160969" calcext:value-type="float">
            <text:p>160969</text:p>
          </table:table-cell>
          <table:table-cell office:value-type="float" office:value="206676" calcext:value-type="float">
            <text:p>206676</text:p>
          </table:table-cell>
        </table:table-row>
        <table:table-row table:style-name="ro1">
          <table:table-cell office:value-type="float" office:value="152984" calcext:value-type="float">
            <text:p>152984</text:p>
          </table:table-cell>
          <table:table-cell office:value-type="float" office:value="161528" calcext:value-type="float">
            <text:p>161528</text:p>
          </table:table-cell>
        </table:table-row>
        <table:table-row table:style-name="ro1">
          <table:table-cell office:value-type="float" office:value="159155" calcext:value-type="float">
            <text:p>159155</text:p>
          </table:table-cell>
          <table:table-cell office:value-type="float" office:value="165047" calcext:value-type="float">
            <text:p>165047</text:p>
          </table:table-cell>
        </table:table-row>
        <table:table-row table:style-name="ro1">
          <table:table-cell office:value-type="float" office:value="153659" calcext:value-type="float">
            <text:p>153659</text:p>
          </table:table-cell>
          <table:table-cell office:value-type="float" office:value="160738" calcext:value-type="float">
            <text:p>160738</text:p>
          </table:table-cell>
        </table:table-row>
        <table:table-row table:style-name="ro1">
          <table:table-cell office:value-type="float" office:value="163947" calcext:value-type="float">
            <text:p>163947</text:p>
          </table:table-cell>
          <table:table-cell office:value-type="float" office:value="167652" calcext:value-type="float">
            <text:p>167652</text:p>
          </table:table-cell>
        </table:table-row>
        <table:table-row table:style-name="ro1">
          <table:table-cell office:value-type="float" office:value="167973" calcext:value-type="float">
            <text:p>167973</text:p>
          </table:table-cell>
          <table:table-cell office:value-type="float" office:value="162126" calcext:value-type="float">
            <text:p>162126</text:p>
          </table:table-cell>
        </table:table-row>
        <table:table-row table:style-name="ro1">
          <table:table-cell office:value-type="float" office:value="165983" calcext:value-type="float">
            <text:p>165983</text:p>
          </table:table-cell>
          <table:table-cell office:value-type="float" office:value="165812" calcext:value-type="float">
            <text:p>165812</text:p>
          </table:table-cell>
        </table:table-row>
        <table:table-row table:style-name="ro1">
          <table:table-cell office:value-type="float" office:value="179404" calcext:value-type="float">
            <text:p>179404</text:p>
          </table:table-cell>
          <table:table-cell office:value-type="float" office:value="161786" calcext:value-type="float">
            <text:p>161786</text:p>
          </table:table-cell>
        </table:table-row>
        <table:table-row table:style-name="ro1">
          <table:table-cell office:value-type="float" office:value="170006" calcext:value-type="float">
            <text:p>170006</text:p>
          </table:table-cell>
          <table:table-cell office:value-type="float" office:value="163474" calcext:value-type="float">
            <text:p>163474</text:p>
          </table:table-cell>
        </table:table-row>
        <table:table-row table:style-name="ro1">
          <table:table-cell office:value-type="float" office:value="166355" calcext:value-type="float">
            <text:p>166355</text:p>
          </table:table-cell>
          <table:table-cell office:value-type="float" office:value="163692" calcext:value-type="float">
            <text:p>163692</text:p>
          </table:table-cell>
        </table:table-row>
        <table:table-row table:style-name="ro1">
          <table:table-cell office:value-type="float" office:value="264334" calcext:value-type="float">
            <text:p>264334</text:p>
          </table:table-cell>
          <table:table-cell office:value-type="float" office:value="163842" calcext:value-type="float">
            <text:p>163842</text:p>
          </table:table-cell>
        </table:table-row>
        <table:table-row table:style-name="ro1">
          <table:table-cell office:value-type="float" office:value="269915" calcext:value-type="float">
            <text:p>269915</text:p>
          </table:table-cell>
          <table:table-cell office:value-type="float" office:value="164591" calcext:value-type="float">
            <text:p>164591</text:p>
          </table:table-cell>
        </table:table-row>
        <table:table-row table:style-name="ro1">
          <table:table-cell office:value-type="float" office:value="261691" calcext:value-type="float">
            <text:p>261691</text:p>
          </table:table-cell>
          <table:table-cell office:value-type="float" office:value="162436" calcext:value-type="float">
            <text:p>162436</text:p>
          </table:table-cell>
        </table:table-row>
        <table:table-row table:style-name="ro1">
          <table:table-cell office:value-type="float" office:value="260045" calcext:value-type="float">
            <text:p>260045</text:p>
          </table:table-cell>
          <table:table-cell office:value-type="float" office:value="165154" calcext:value-type="float">
            <text:p>165154</text:p>
          </table:table-cell>
        </table:table-row>
        <table:table-row table:style-name="ro1">
          <table:table-cell office:value-type="float" office:value="288844" calcext:value-type="float">
            <text:p>288844</text:p>
          </table:table-cell>
          <table:table-cell office:value-type="float" office:value="161112" calcext:value-type="float">
            <text:p>161112</text:p>
          </table:table-cell>
        </table:table-row>
        <table:table-row table:style-name="ro1">
          <table:table-cell office:value-type="float" office:value="276690" calcext:value-type="float">
            <text:p>276690</text:p>
          </table:table-cell>
          <table:table-cell office:value-type="float" office:value="162620" calcext:value-type="float">
            <text:p>162620</text:p>
          </table:table-cell>
        </table:table-row>
        <table:table-row table:style-name="ro1">
          <table:table-cell office:value-type="float" office:value="302767" calcext:value-type="float">
            <text:p>302767</text:p>
          </table:table-cell>
          <table:table-cell office:value-type="float" office:value="169151" calcext:value-type="float">
            <text:p>169151</text:p>
          </table:table-cell>
        </table:table-row>
        <table:table-row table:style-name="ro1">
          <table:table-cell office:value-type="float" office:value="270141" calcext:value-type="float">
            <text:p>270141</text:p>
          </table:table-cell>
          <table:table-cell office:value-type="float" office:value="164063" calcext:value-type="float">
            <text:p>164063</text:p>
          </table:table-cell>
        </table:table-row>
        <table:table-row table:style-name="ro1">
          <table:table-cell office:value-type="float" office:value="252623" calcext:value-type="float">
            <text:p>252623</text:p>
          </table:table-cell>
          <table:table-cell office:value-type="float" office:value="169937" calcext:value-type="float">
            <text:p>169937</text:p>
          </table:table-cell>
        </table:table-row>
        <table:table-row table:style-name="ro1">
          <table:table-cell office:value-type="float" office:value="257237" calcext:value-type="float">
            <text:p>257237</text:p>
          </table:table-cell>
          <table:table-cell office:value-type="float" office:value="164880" calcext:value-type="float">
            <text:p>164880</text:p>
          </table:table-cell>
        </table:table-row>
        <table:table-row table:style-name="ro1">
          <table:table-cell office:value-type="float" office:value="250523" calcext:value-type="float">
            <text:p>250523</text:p>
          </table:table-cell>
          <table:table-cell office:value-type="float" office:value="165400" calcext:value-type="float">
            <text:p>165400</text:p>
          </table:table-cell>
        </table:table-row>
        <table:table-row table:style-name="ro1">
          <table:table-cell office:value-type="float" office:value="258529" calcext:value-type="float">
            <text:p>258529</text:p>
          </table:table-cell>
          <table:table-cell office:value-type="float" office:value="163092" calcext:value-type="float">
            <text:p>163092</text:p>
          </table:table-cell>
        </table:table-row>
        <table:table-row table:style-name="ro1">
          <table:table-cell office:value-type="float" office:value="274190" calcext:value-type="float">
            <text:p>274190</text:p>
          </table:table-cell>
          <table:table-cell office:value-type="float" office:value="165377" calcext:value-type="float">
            <text:p>165377</text:p>
          </table:table-cell>
        </table:table-row>
        <table:table-row table:style-name="ro1">
          <table:table-cell office:value-type="float" office:value="262523" calcext:value-type="float">
            <text:p>262523</text:p>
          </table:table-cell>
          <table:table-cell office:value-type="float" office:value="150809" calcext:value-type="float">
            <text:p>150809</text:p>
          </table:table-cell>
        </table:table-row>
        <table:table-row table:style-name="ro1">
          <table:table-cell office:value-type="float" office:value="225458" calcext:value-type="float">
            <text:p>225458</text:p>
          </table:table-cell>
          <table:table-cell office:value-type="float" office:value="150425" calcext:value-type="float">
            <text:p>150425</text:p>
          </table:table-cell>
        </table:table-row>
        <table:table-row table:style-name="ro1">
          <table:table-cell office:value-type="float" office:value="193053" calcext:value-type="float">
            <text:p>193053</text:p>
          </table:table-cell>
          <table:table-cell office:value-type="float" office:value="148081" calcext:value-type="float">
            <text:p>148081</text:p>
          </table:table-cell>
        </table:table-row>
        <table:table-row table:style-name="ro1">
          <table:table-cell office:value-type="float" office:value="176193" calcext:value-type="float">
            <text:p>176193</text:p>
          </table:table-cell>
          <table:table-cell office:value-type="float" office:value="146454" calcext:value-type="float">
            <text:p>146454</text:p>
          </table:table-cell>
        </table:table-row>
        <table:table-row table:style-name="ro1">
          <table:table-cell office:value-type="float" office:value="173567" calcext:value-type="float">
            <text:p>173567</text:p>
          </table:table-cell>
          <table:table-cell office:value-type="float" office:value="146620" calcext:value-type="float">
            <text:p>146620</text:p>
          </table:table-cell>
        </table:table-row>
        <table:table-row table:style-name="ro1">
          <table:table-cell office:value-type="float" office:value="173996" calcext:value-type="float">
            <text:p>173996</text:p>
          </table:table-cell>
          <table:table-cell office:value-type="float" office:value="146682" calcext:value-type="float">
            <text:p>146682</text:p>
          </table:table-cell>
        </table:table-row>
        <table:table-row table:style-name="ro1">
          <table:table-cell office:value-type="float" office:value="185487" calcext:value-type="float">
            <text:p>185487</text:p>
          </table:table-cell>
          <table:table-cell office:value-type="float" office:value="147509" calcext:value-type="float">
            <text:p>147509</text:p>
          </table:table-cell>
        </table:table-row>
        <table:table-row table:style-name="ro1">
          <table:table-cell office:value-type="float" office:value="188151" calcext:value-type="float">
            <text:p>188151</text:p>
          </table:table-cell>
          <table:table-cell office:value-type="float" office:value="149159" calcext:value-type="float">
            <text:p>149159</text:p>
          </table:table-cell>
        </table:table-row>
        <table:table-row table:style-name="ro1">
          <table:table-cell office:value-type="float" office:value="174679" calcext:value-type="float">
            <text:p>174679</text:p>
          </table:table-cell>
          <table:table-cell office:value-type="float" office:value="149582" calcext:value-type="float">
            <text:p>149582</text:p>
          </table:table-cell>
        </table:table-row>
        <table:table-row table:style-name="ro1">
          <table:table-cell office:value-type="float" office:value="187269" calcext:value-type="float">
            <text:p>187269</text:p>
          </table:table-cell>
          <table:table-cell office:value-type="float" office:value="148980" calcext:value-type="float">
            <text:p>148980</text:p>
          </table:table-cell>
        </table:table-row>
        <table:table-row table:style-name="ro1">
          <table:table-cell office:value-type="float" office:value="174990" calcext:value-type="float">
            <text:p>174990</text:p>
          </table:table-cell>
          <table:table-cell office:value-type="float" office:value="148801" calcext:value-type="float">
            <text:p>148801</text:p>
          </table:table-cell>
        </table:table-row>
        <table:table-row table:style-name="ro1">
          <table:table-cell office:value-type="float" office:value="172630" calcext:value-type="float">
            <text:p>172630</text:p>
          </table:table-cell>
          <table:table-cell office:value-type="float" office:value="147450" calcext:value-type="float">
            <text:p>147450</text:p>
          </table:table-cell>
        </table:table-row>
        <table:table-row table:style-name="ro1">
          <table:table-cell office:value-type="float" office:value="183710" calcext:value-type="float">
            <text:p>183710</text:p>
          </table:table-cell>
          <table:table-cell office:value-type="float" office:value="148119" calcext:value-type="float">
            <text:p>148119</text:p>
          </table:table-cell>
        </table:table-row>
        <table:table-row table:style-name="ro1">
          <table:table-cell office:value-type="float" office:value="181146" calcext:value-type="float">
            <text:p>181146</text:p>
          </table:table-cell>
          <table:table-cell office:value-type="float" office:value="147464" calcext:value-type="float">
            <text:p>147464</text:p>
          </table:table-cell>
        </table:table-row>
        <table:table-row table:style-name="ro1">
          <table:table-cell office:value-type="float" office:value="176466" calcext:value-type="float">
            <text:p>176466</text:p>
          </table:table-cell>
          <table:table-cell office:value-type="float" office:value="181296" calcext:value-type="float">
            <text:p>181296</text:p>
          </table:table-cell>
        </table:table-row>
        <table:table-row table:style-name="ro1">
          <table:table-cell office:value-type="float" office:value="174156" calcext:value-type="float">
            <text:p>174156</text:p>
          </table:table-cell>
          <table:table-cell office:value-type="float" office:value="166440" calcext:value-type="float">
            <text:p>166440</text:p>
          </table:table-cell>
        </table:table-row>
        <table:table-row table:style-name="ro1">
          <table:table-cell office:value-type="float" office:value="175654" calcext:value-type="float">
            <text:p>175654</text:p>
          </table:table-cell>
          <table:table-cell office:value-type="float" office:value="178248" calcext:value-type="float">
            <text:p>178248</text:p>
          </table:table-cell>
        </table:table-row>
        <table:table-row table:style-name="ro1">
          <table:table-cell office:value-type="float" office:value="185855" calcext:value-type="float">
            <text:p>185855</text:p>
          </table:table-cell>
          <table:table-cell office:value-type="float" office:value="212810" calcext:value-type="float">
            <text:p>212810</text:p>
          </table:table-cell>
        </table:table-row>
        <table:table-row table:style-name="ro1">
          <table:table-cell office:value-type="float" office:value="177066" calcext:value-type="float">
            <text:p>177066</text:p>
          </table:table-cell>
          <table:table-cell office:value-type="float" office:value="155270" calcext:value-type="float">
            <text:p>155270</text:p>
          </table:table-cell>
        </table:table-row>
        <table:table-row table:style-name="ro1">
          <table:table-cell office:value-type="float" office:value="169633" calcext:value-type="float">
            <text:p>169633</text:p>
          </table:table-cell>
          <table:table-cell office:value-type="float" office:value="149030" calcext:value-type="float">
            <text:p>149030</text:p>
          </table:table-cell>
        </table:table-row>
        <table:table-row table:style-name="ro1">
          <table:table-cell office:value-type="float" office:value="181694" calcext:value-type="float">
            <text:p>181694</text:p>
          </table:table-cell>
          <table:table-cell office:value-type="float" office:value="154639" calcext:value-type="float">
            <text:p>154639</text:p>
          </table:table-cell>
        </table:table-row>
        <table:table-row table:style-name="ro1">
          <table:table-cell office:value-type="float" office:value="174246" calcext:value-type="float">
            <text:p>174246</text:p>
          </table:table-cell>
          <table:table-cell office:value-type="float" office:value="145462" calcext:value-type="float">
            <text:p>145462</text:p>
          </table:table-cell>
        </table:table-row>
        <table:table-row table:style-name="ro1">
          <table:table-cell office:value-type="float" office:value="168268" calcext:value-type="float">
            <text:p>168268</text:p>
          </table:table-cell>
          <table:table-cell office:value-type="float" office:value="150426" calcext:value-type="float">
            <text:p>150426</text:p>
          </table:table-cell>
        </table:table-row>
        <table:table-row table:style-name="ro1">
          <table:table-cell office:value-type="float" office:value="162092" calcext:value-type="float">
            <text:p>162092</text:p>
          </table:table-cell>
          <table:table-cell office:value-type="float" office:value="150661" calcext:value-type="float">
            <text:p>150661</text:p>
          </table:table-cell>
        </table:table-row>
        <table:table-row table:style-name="ro1">
          <table:table-cell office:value-type="float" office:value="162165" calcext:value-type="float">
            <text:p>162165</text:p>
          </table:table-cell>
          <table:table-cell office:value-type="float" office:value="149977" calcext:value-type="float">
            <text:p>149977</text:p>
          </table:table-cell>
        </table:table-row>
        <table:table-row table:style-name="ro1">
          <table:table-cell office:value-type="float" office:value="170664" calcext:value-type="float">
            <text:p>170664</text:p>
          </table:table-cell>
          <table:table-cell office:value-type="float" office:value="137853" calcext:value-type="float">
            <text:p>137853</text:p>
          </table:table-cell>
        </table:table-row>
        <table:table-row table:style-name="ro1">
          <table:table-cell office:value-type="float" office:value="173757" calcext:value-type="float">
            <text:p>173757</text:p>
          </table:table-cell>
          <table:table-cell office:value-type="float" office:value="137852" calcext:value-type="float">
            <text:p>137852</text:p>
          </table:table-cell>
        </table:table-row>
        <table:table-row table:style-name="ro1">
          <table:table-cell office:value-type="float" office:value="159296" calcext:value-type="float">
            <text:p>159296</text:p>
          </table:table-cell>
          <table:table-cell office:value-type="float" office:value="139944" calcext:value-type="float">
            <text:p>139944</text:p>
          </table:table-cell>
        </table:table-row>
        <table:table-row table:style-name="ro1">
          <table:table-cell office:value-type="float" office:value="155668" calcext:value-type="float">
            <text:p>155668</text:p>
          </table:table-cell>
          <table:table-cell office:value-type="float" office:value="143357" calcext:value-type="float">
            <text:p>143357</text:p>
          </table:table-cell>
        </table:table-row>
        <table:table-row table:style-name="ro1">
          <table:table-cell office:value-type="float" office:value="157435" calcext:value-type="float">
            <text:p>157435</text:p>
          </table:table-cell>
          <table:table-cell office:value-type="float" office:value="146545" calcext:value-type="float">
            <text:p>146545</text:p>
          </table:table-cell>
        </table:table-row>
        <table:table-row table:style-name="ro1">
          <table:table-cell office:value-type="float" office:value="161704" calcext:value-type="float">
            <text:p>161704</text:p>
          </table:table-cell>
          <table:table-cell office:value-type="float" office:value="143638" calcext:value-type="float">
            <text:p>143638</text:p>
          </table:table-cell>
        </table:table-row>
        <table:table-row table:style-name="ro1">
          <table:table-cell office:value-type="float" office:value="161942" calcext:value-type="float">
            <text:p>161942</text:p>
          </table:table-cell>
          <table:table-cell office:value-type="float" office:value="143991" calcext:value-type="float">
            <text:p>143991</text:p>
          </table:table-cell>
        </table:table-row>
        <table:table-row table:style-name="ro1">
          <table:table-cell office:value-type="float" office:value="153436" calcext:value-type="float">
            <text:p>153436</text:p>
          </table:table-cell>
          <table:table-cell office:value-type="float" office:value="145827" calcext:value-type="float">
            <text:p>145827</text:p>
          </table:table-cell>
        </table:table-row>
        <table:table-row table:style-name="ro1">
          <table:table-cell office:value-type="float" office:value="157488" calcext:value-type="float">
            <text:p>157488</text:p>
          </table:table-cell>
          <table:table-cell office:value-type="float" office:value="150675" calcext:value-type="float">
            <text:p>150675</text:p>
          </table:table-cell>
        </table:table-row>
        <table:table-row table:style-name="ro1">
          <table:table-cell office:value-type="float" office:value="173937" calcext:value-type="float">
            <text:p>173937</text:p>
          </table:table-cell>
          <table:table-cell office:value-type="float" office:value="156902" calcext:value-type="float">
            <text:p>156902</text:p>
          </table:table-cell>
        </table:table-row>
        <table:table-row table:style-name="ro1">
          <table:table-cell office:value-type="float" office:value="155377" calcext:value-type="float">
            <text:p>155377</text:p>
          </table:table-cell>
          <table:table-cell office:value-type="float" office:value="145289" calcext:value-type="float">
            <text:p>145289</text:p>
          </table:table-cell>
        </table:table-row>
        <table:table-row table:style-name="ro1">
          <table:table-cell office:value-type="float" office:value="156985" calcext:value-type="float">
            <text:p>156985</text:p>
          </table:table-cell>
          <table:table-cell office:value-type="float" office:value="143404" calcext:value-type="float">
            <text:p>143404</text:p>
          </table:table-cell>
        </table:table-row>
        <table:table-row table:style-name="ro1">
          <table:table-cell office:value-type="float" office:value="157181" calcext:value-type="float">
            <text:p>157181</text:p>
          </table:table-cell>
          <table:table-cell office:value-type="float" office:value="141339" calcext:value-type="float">
            <text:p>141339</text:p>
          </table:table-cell>
        </table:table-row>
        <table:table-row table:style-name="ro1">
          <table:table-cell office:value-type="float" office:value="156069" calcext:value-type="float">
            <text:p>156069</text:p>
          </table:table-cell>
          <table:table-cell office:value-type="float" office:value="141280" calcext:value-type="float">
            <text:p>141280</text:p>
          </table:table-cell>
        </table:table-row>
        <table:table-row table:style-name="ro1">
          <table:table-cell office:value-type="float" office:value="165899" calcext:value-type="float">
            <text:p>165899</text:p>
          </table:table-cell>
          <table:table-cell office:value-type="float" office:value="141915" calcext:value-type="float">
            <text:p>141915</text:p>
          </table:table-cell>
        </table:table-row>
        <table:table-row table:style-name="ro1">
          <table:table-cell office:value-type="float" office:value="161363" calcext:value-type="float">
            <text:p>161363</text:p>
          </table:table-cell>
          <table:table-cell office:value-type="float" office:value="138802" calcext:value-type="float">
            <text:p>138802</text:p>
          </table:table-cell>
        </table:table-row>
        <table:table-row table:style-name="ro1">
          <table:table-cell office:value-type="float" office:value="156549" calcext:value-type="float">
            <text:p>156549</text:p>
          </table:table-cell>
          <table:table-cell office:value-type="float" office:value="148784" calcext:value-type="float">
            <text:p>148784</text:p>
          </table:table-cell>
        </table:table-row>
        <table:table-row table:style-name="ro1">
          <table:table-cell office:value-type="float" office:value="153626" calcext:value-type="float">
            <text:p>153626</text:p>
          </table:table-cell>
          <table:table-cell office:value-type="float" office:value="154610" calcext:value-type="float">
            <text:p>154610</text:p>
          </table:table-cell>
        </table:table-row>
        <table:table-row table:style-name="ro1">
          <table:table-cell office:value-type="float" office:value="158980" calcext:value-type="float">
            <text:p>158980</text:p>
          </table:table-cell>
          <table:table-cell office:value-type="float" office:value="148865" calcext:value-type="float">
            <text:p>148865</text:p>
          </table:table-cell>
        </table:table-row>
        <table:table-row table:style-name="ro1">
          <table:table-cell office:value-type="float" office:value="158524" calcext:value-type="float">
            <text:p>158524</text:p>
          </table:table-cell>
          <table:table-cell office:value-type="float" office:value="147293" calcext:value-type="float">
            <text:p>147293</text:p>
          </table:table-cell>
        </table:table-row>
        <table:table-row table:style-name="ro1">
          <table:table-cell office:value-type="float" office:value="152987" calcext:value-type="float">
            <text:p>152987</text:p>
          </table:table-cell>
          <table:table-cell office:value-type="float" office:value="145841" calcext:value-type="float">
            <text:p>145841</text:p>
          </table:table-cell>
        </table:table-row>
        <table:table-row table:style-name="ro1">
          <table:table-cell office:value-type="float" office:value="154034" calcext:value-type="float">
            <text:p>154034</text:p>
          </table:table-cell>
          <table:table-cell office:value-type="float" office:value="153623" calcext:value-type="float">
            <text:p>153623</text:p>
          </table:table-cell>
        </table:table-row>
        <table:table-row table:style-name="ro1">
          <table:table-cell office:value-type="float" office:value="145562" calcext:value-type="float">
            <text:p>145562</text:p>
          </table:table-cell>
          <table:table-cell office:value-type="float" office:value="144591" calcext:value-type="float">
            <text:p>144591</text:p>
          </table:table-cell>
        </table:table-row>
        <table:table-row table:style-name="ro1">
          <table:table-cell office:value-type="float" office:value="149871" calcext:value-type="float">
            <text:p>149871</text:p>
          </table:table-cell>
          <table:table-cell office:value-type="float" office:value="139184" calcext:value-type="float">
            <text:p>139184</text:p>
          </table:table-cell>
        </table:table-row>
        <table:table-row table:style-name="ro1">
          <table:table-cell office:value-type="float" office:value="151920" calcext:value-type="float">
            <text:p>151920</text:p>
          </table:table-cell>
          <table:table-cell office:value-type="float" office:value="138157" calcext:value-type="float">
            <text:p>138157</text:p>
          </table:table-cell>
        </table:table-row>
        <table:table-row table:style-name="ro1">
          <table:table-cell office:value-type="float" office:value="151269" calcext:value-type="float">
            <text:p>151269</text:p>
          </table:table-cell>
          <table:table-cell office:value-type="float" office:value="143813" calcext:value-type="float">
            <text:p>143813</text:p>
          </table:table-cell>
        </table:table-row>
        <table:table-row table:style-name="ro1">
          <table:table-cell office:value-type="float" office:value="149663" calcext:value-type="float">
            <text:p>149663</text:p>
          </table:table-cell>
          <table:table-cell office:value-type="float" office:value="147352" calcext:value-type="float">
            <text:p>147352</text:p>
          </table:table-cell>
        </table:table-row>
        <table:table-row table:style-name="ro1">
          <table:table-cell office:value-type="float" office:value="155285" calcext:value-type="float">
            <text:p>155285</text:p>
          </table:table-cell>
          <table:table-cell office:value-type="float" office:value="146504" calcext:value-type="float">
            <text:p>146504</text:p>
          </table:table-cell>
        </table:table-row>
        <table:table-row table:style-name="ro1">
          <table:table-cell office:value-type="float" office:value="149391" calcext:value-type="float">
            <text:p>149391</text:p>
          </table:table-cell>
          <table:table-cell office:value-type="float" office:value="150606" calcext:value-type="float">
            <text:p>150606</text:p>
          </table:table-cell>
        </table:table-row>
        <table:table-row table:style-name="ro1">
          <table:table-cell office:value-type="float" office:value="145671" calcext:value-type="float">
            <text:p>145671</text:p>
          </table:table-cell>
          <table:table-cell office:value-type="float" office:value="150794" calcext:value-type="float">
            <text:p>150794</text:p>
          </table:table-cell>
        </table:table-row>
        <table:table-row table:style-name="ro1">
          <table:table-cell office:value-type="float" office:value="167749" calcext:value-type="float">
            <text:p>167749</text:p>
          </table:table-cell>
          <table:table-cell office:value-type="float" office:value="148468" calcext:value-type="float">
            <text:p>148468</text:p>
          </table:table-cell>
        </table:table-row>
        <table:table-row table:style-name="ro1">
          <table:table-cell office:value-type="float" office:value="151738" calcext:value-type="float">
            <text:p>151738</text:p>
          </table:table-cell>
          <table:table-cell office:value-type="float" office:value="156140" calcext:value-type="float">
            <text:p>156140</text:p>
          </table:table-cell>
        </table:table-row>
        <table:table-row table:style-name="ro1">
          <table:table-cell office:value-type="float" office:value="154565" calcext:value-type="float">
            <text:p>154565</text:p>
          </table:table-cell>
          <table:table-cell office:value-type="float" office:value="146970" calcext:value-type="float">
            <text:p>146970</text:p>
          </table:table-cell>
        </table:table-row>
        <table:table-row table:style-name="ro1">
          <table:table-cell office:value-type="float" office:value="153279" calcext:value-type="float">
            <text:p>153279</text:p>
          </table:table-cell>
          <table:table-cell office:value-type="float" office:value="148972" calcext:value-type="float">
            <text:p>148972</text:p>
          </table:table-cell>
        </table:table-row>
        <table:table-row table:style-name="ro1">
          <table:table-cell office:value-type="float" office:value="149135" calcext:value-type="float">
            <text:p>149135</text:p>
          </table:table-cell>
          <table:table-cell office:value-type="float" office:value="148450" calcext:value-type="float">
            <text:p>148450</text:p>
          </table:table-cell>
        </table:table-row>
        <table:table-row table:style-name="ro1">
          <table:table-cell office:value-type="float" office:value="156915" calcext:value-type="float">
            <text:p>156915</text:p>
          </table:table-cell>
          <table:table-cell office:value-type="float" office:value="147081" calcext:value-type="float">
            <text:p>147081</text:p>
          </table:table-cell>
        </table:table-row>
        <table:table-row table:style-name="ro1">
          <table:table-cell office:value-type="float" office:value="152328" calcext:value-type="float">
            <text:p>152328</text:p>
          </table:table-cell>
          <table:table-cell office:value-type="float" office:value="147404" calcext:value-type="float">
            <text:p>147404</text:p>
          </table:table-cell>
        </table:table-row>
        <table:table-row table:style-name="ro1">
          <table:table-cell office:value-type="float" office:value="147351" calcext:value-type="float">
            <text:p>147351</text:p>
          </table:table-cell>
          <table:table-cell office:value-type="float" office:value="149057" calcext:value-type="float">
            <text:p>149057</text:p>
          </table:table-cell>
        </table:table-row>
        <table:table-row table:style-name="ro1">
          <table:table-cell office:value-type="float" office:value="145776" calcext:value-type="float">
            <text:p>145776</text:p>
          </table:table-cell>
          <table:table-cell office:value-type="float" office:value="149213" calcext:value-type="float">
            <text:p>149213</text:p>
          </table:table-cell>
        </table:table-row>
        <table:table-row table:style-name="ro1">
          <table:table-cell office:value-type="float" office:value="152081" calcext:value-type="float">
            <text:p>152081</text:p>
          </table:table-cell>
          <table:table-cell office:value-type="float" office:value="150869" calcext:value-type="float">
            <text:p>150869</text:p>
          </table:table-cell>
        </table:table-row>
        <table:table-row table:style-name="ro1">
          <table:table-cell office:value-type="float" office:value="161359" calcext:value-type="float">
            <text:p>161359</text:p>
          </table:table-cell>
          <table:table-cell office:value-type="float" office:value="152072" calcext:value-type="float">
            <text:p>152072</text:p>
          </table:table-cell>
        </table:table-row>
        <table:table-row table:style-name="ro1">
          <table:table-cell office:value-type="float" office:value="167190" calcext:value-type="float">
            <text:p>167190</text:p>
          </table:table-cell>
          <table:table-cell office:value-type="float" office:value="148538" calcext:value-type="float">
            <text:p>148538</text:p>
          </table:table-cell>
        </table:table-row>
        <table:table-row table:style-name="ro1">
          <table:table-cell office:value-type="float" office:value="164701" calcext:value-type="float">
            <text:p>164701</text:p>
          </table:table-cell>
          <table:table-cell office:value-type="float" office:value="147795" calcext:value-type="float">
            <text:p>147795</text:p>
          </table:table-cell>
        </table:table-row>
        <table:table-row table:style-name="ro1">
          <table:table-cell office:value-type="float" office:value="164833" calcext:value-type="float">
            <text:p>164833</text:p>
          </table:table-cell>
          <table:table-cell office:value-type="float" office:value="152694" calcext:value-type="float">
            <text:p>152694</text:p>
          </table:table-cell>
        </table:table-row>
        <table:table-row table:style-name="ro1">
          <table:table-cell office:value-type="float" office:value="147463" calcext:value-type="float">
            <text:p>147463</text:p>
          </table:table-cell>
          <table:table-cell office:value-type="float" office:value="151066" calcext:value-type="float">
            <text:p>151066</text:p>
          </table:table-cell>
        </table:table-row>
        <table:table-row table:style-name="ro1">
          <table:table-cell office:value-type="float" office:value="153142" calcext:value-type="float">
            <text:p>153142</text:p>
          </table:table-cell>
          <table:table-cell office:value-type="float" office:value="153753" calcext:value-type="float">
            <text:p>153753</text:p>
          </table:table-cell>
        </table:table-row>
        <table:table-row table:style-name="ro1">
          <table:table-cell office:value-type="float" office:value="159384" calcext:value-type="float">
            <text:p>159384</text:p>
          </table:table-cell>
          <table:table-cell office:value-type="float" office:value="150515" calcext:value-type="float">
            <text:p>150515</text:p>
          </table:table-cell>
        </table:table-row>
        <table:table-row table:style-name="ro1">
          <table:table-cell office:value-type="float" office:value="158094" calcext:value-type="float">
            <text:p>158094</text:p>
          </table:table-cell>
          <table:table-cell office:value-type="float" office:value="156113" calcext:value-type="float">
            <text:p>156113</text:p>
          </table:table-cell>
        </table:table-row>
        <table:table-row table:style-name="ro1">
          <table:table-cell office:value-type="float" office:value="165160" calcext:value-type="float">
            <text:p>165160</text:p>
          </table:table-cell>
          <table:table-cell office:value-type="float" office:value="150971" calcext:value-type="float">
            <text:p>150971</text:p>
          </table:table-cell>
        </table:table-row>
        <table:table-row table:style-name="ro1">
          <table:table-cell office:value-type="float" office:value="179484" calcext:value-type="float">
            <text:p>179484</text:p>
          </table:table-cell>
          <table:table-cell office:value-type="float" office:value="147703" calcext:value-type="float">
            <text:p>147703</text:p>
          </table:table-cell>
        </table:table-row>
        <table:table-row table:style-name="ro1">
          <table:table-cell office:value-type="float" office:value="168448" calcext:value-type="float">
            <text:p>168448</text:p>
          </table:table-cell>
          <table:table-cell office:value-type="float" office:value="184235" calcext:value-type="float">
            <text:p>184235</text:p>
          </table:table-cell>
        </table:table-row>
        <table:table-row table:style-name="ro1">
          <table:table-cell office:value-type="float" office:value="167711" calcext:value-type="float">
            <text:p>167711</text:p>
          </table:table-cell>
          <table:table-cell office:value-type="float" office:value="240351" calcext:value-type="float">
            <text:p>240351</text:p>
          </table:table-cell>
        </table:table-row>
        <table:table-row table:style-name="ro1">
          <table:table-cell office:value-type="float" office:value="167450" calcext:value-type="float">
            <text:p>167450</text:p>
          </table:table-cell>
          <table:table-cell office:value-type="float" office:value="234122" calcext:value-type="float">
            <text:p>234122</text:p>
          </table:table-cell>
        </table:table-row>
        <table:table-row table:style-name="ro1">
          <table:table-cell office:value-type="float" office:value="165361" calcext:value-type="float">
            <text:p>165361</text:p>
          </table:table-cell>
          <table:table-cell office:value-type="float" office:value="245466" calcext:value-type="float">
            <text:p>245466</text:p>
          </table:table-cell>
        </table:table-row>
        <table:table-row table:style-name="ro1">
          <table:table-cell office:value-type="float" office:value="151585" calcext:value-type="float">
            <text:p>151585</text:p>
          </table:table-cell>
          <table:table-cell office:value-type="float" office:value="236790" calcext:value-type="float">
            <text:p>236790</text:p>
          </table:table-cell>
        </table:table-row>
        <table:table-row table:style-name="ro1">
          <table:table-cell office:value-type="float" office:value="154610" calcext:value-type="float">
            <text:p>154610</text:p>
          </table:table-cell>
          <table:table-cell office:value-type="float" office:value="241616" calcext:value-type="float">
            <text:p>241616</text:p>
          </table:table-cell>
        </table:table-row>
        <table:table-row table:style-name="ro1">
          <table:table-cell office:value-type="float" office:value="150709" calcext:value-type="float">
            <text:p>150709</text:p>
          </table:table-cell>
          <table:table-cell office:value-type="float" office:value="243007" calcext:value-type="float">
            <text:p>243007</text:p>
          </table:table-cell>
        </table:table-row>
        <table:table-row table:style-name="ro1">
          <table:table-cell office:value-type="float" office:value="163232" calcext:value-type="float">
            <text:p>163232</text:p>
          </table:table-cell>
          <table:table-cell office:value-type="float" office:value="240130" calcext:value-type="float">
            <text:p>240130</text:p>
          </table:table-cell>
        </table:table-row>
        <table:table-row table:style-name="ro1">
          <table:table-cell office:value-type="float" office:value="165073" calcext:value-type="float">
            <text:p>165073</text:p>
          </table:table-cell>
          <table:table-cell office:value-type="float" office:value="241107" calcext:value-type="float">
            <text:p>241107</text:p>
          </table:table-cell>
        </table:table-row>
        <table:table-row table:style-name="ro1">
          <table:table-cell office:value-type="float" office:value="163234" calcext:value-type="float">
            <text:p>163234</text:p>
          </table:table-cell>
          <table:table-cell office:value-type="float" office:value="237192" calcext:value-type="float">
            <text:p>237192</text:p>
          </table:table-cell>
        </table:table-row>
        <table:table-row table:style-name="ro1">
          <table:table-cell office:value-type="float" office:value="152095" calcext:value-type="float">
            <text:p>152095</text:p>
          </table:table-cell>
          <table:table-cell office:value-type="float" office:value="259689" calcext:value-type="float">
            <text:p>259689</text:p>
          </table:table-cell>
        </table:table-row>
        <table:table-row table:style-name="ro1">
          <table:table-cell office:value-type="float" office:value="170904" calcext:value-type="float">
            <text:p>170904</text:p>
          </table:table-cell>
          <table:table-cell office:value-type="float" office:value="237336" calcext:value-type="float">
            <text:p>237336</text:p>
          </table:table-cell>
        </table:table-row>
        <table:table-row table:style-name="ro1">
          <table:table-cell office:value-type="float" office:value="171182" calcext:value-type="float">
            <text:p>171182</text:p>
          </table:table-cell>
          <table:table-cell office:value-type="float" office:value="234177" calcext:value-type="float">
            <text:p>234177</text:p>
          </table:table-cell>
        </table:table-row>
        <table:table-row table:style-name="ro1">
          <table:table-cell office:value-type="float" office:value="168094" calcext:value-type="float">
            <text:p>168094</text:p>
          </table:table-cell>
          <table:table-cell office:value-type="float" office:value="241800" calcext:value-type="float">
            <text:p>241800</text:p>
          </table:table-cell>
        </table:table-row>
        <table:table-row table:style-name="ro1">
          <table:table-cell office:value-type="float" office:value="154066" calcext:value-type="float">
            <text:p>154066</text:p>
          </table:table-cell>
          <table:table-cell office:value-type="float" office:value="254021" calcext:value-type="float">
            <text:p>254021</text:p>
          </table:table-cell>
        </table:table-row>
        <table:table-row table:style-name="ro1">
          <table:table-cell office:value-type="float" office:value="156278" calcext:value-type="float">
            <text:p>156278</text:p>
          </table:table-cell>
          <table:table-cell office:value-type="float" office:value="231826" calcext:value-type="float">
            <text:p>231826</text:p>
          </table:table-cell>
        </table:table-row>
        <table:table-row table:style-name="ro1">
          <table:table-cell office:value-type="float" office:value="156217" calcext:value-type="float">
            <text:p>156217</text:p>
          </table:table-cell>
          <table:table-cell office:value-type="float" office:value="205338" calcext:value-type="float">
            <text:p>205338</text:p>
          </table:table-cell>
        </table:table-row>
        <table:table-row table:style-name="ro1">
          <table:table-cell office:value-type="float" office:value="157139" calcext:value-type="float">
            <text:p>157139</text:p>
          </table:table-cell>
          <table:table-cell office:value-type="float" office:value="161245" calcext:value-type="float">
            <text:p>161245</text:p>
          </table:table-cell>
        </table:table-row>
        <table:table-row table:style-name="ro1">
          <table:table-cell office:value-type="float" office:value="186769" calcext:value-type="float">
            <text:p>186769</text:p>
          </table:table-cell>
          <table:table-cell office:value-type="float" office:value="163159" calcext:value-type="float">
            <text:p>163159</text:p>
          </table:table-cell>
        </table:table-row>
        <table:table-row table:style-name="ro1">
          <table:table-cell office:value-type="float" office:value="264439" calcext:value-type="float">
            <text:p>264439</text:p>
          </table:table-cell>
          <table:table-cell office:value-type="float" office:value="166747" calcext:value-type="float">
            <text:p>166747</text:p>
          </table:table-cell>
        </table:table-row>
        <table:table-row table:style-name="ro1">
          <table:table-cell office:value-type="float" office:value="252601" calcext:value-type="float">
            <text:p>252601</text:p>
          </table:table-cell>
          <table:table-cell office:value-type="float" office:value="170958" calcext:value-type="float">
            <text:p>170958</text:p>
          </table:table-cell>
        </table:table-row>
        <table:table-row table:style-name="ro1">
          <table:table-cell office:value-type="float" office:value="249027" calcext:value-type="float">
            <text:p>249027</text:p>
          </table:table-cell>
          <table:table-cell office:value-type="float" office:value="166737" calcext:value-type="float">
            <text:p>166737</text:p>
          </table:table-cell>
        </table:table-row>
        <table:table-row table:style-name="ro1">
          <table:table-cell office:value-type="float" office:value="251139" calcext:value-type="float">
            <text:p>251139</text:p>
          </table:table-cell>
          <table:table-cell office:value-type="float" office:value="164353" calcext:value-type="float">
            <text:p>164353</text:p>
          </table:table-cell>
        </table:table-row>
        <table:table-row table:style-name="ro1">
          <table:table-cell office:value-type="float" office:value="267630" calcext:value-type="float">
            <text:p>267630</text:p>
          </table:table-cell>
          <table:table-cell office:value-type="float" office:value="162280" calcext:value-type="float">
            <text:p>162280</text:p>
          </table:table-cell>
        </table:table-row>
        <table:table-row table:style-name="ro1">
          <table:table-cell office:value-type="float" office:value="265966" calcext:value-type="float">
            <text:p>265966</text:p>
          </table:table-cell>
          <table:table-cell office:value-type="float" office:value="163514" calcext:value-type="float">
            <text:p>163514</text:p>
          </table:table-cell>
        </table:table-row>
        <table:table-row table:style-name="ro1">
          <table:table-cell office:value-type="float" office:value="254427" calcext:value-type="float">
            <text:p>254427</text:p>
          </table:table-cell>
          <table:table-cell office:value-type="float" office:value="162612" calcext:value-type="float">
            <text:p>162612</text:p>
          </table:table-cell>
        </table:table-row>
        <table:table-row table:style-name="ro1">
          <table:table-cell office:value-type="float" office:value="236631" calcext:value-type="float">
            <text:p>236631</text:p>
          </table:table-cell>
          <table:table-cell office:value-type="float" office:value="162911" calcext:value-type="float">
            <text:p>162911</text:p>
          </table:table-cell>
        </table:table-row>
        <table:table-row table:style-name="ro1">
          <table:table-cell office:value-type="float" office:value="268243" calcext:value-type="float">
            <text:p>268243</text:p>
          </table:table-cell>
          <table:table-cell office:value-type="float" office:value="161810" calcext:value-type="float">
            <text:p>161810</text:p>
          </table:table-cell>
        </table:table-row>
        <table:table-row table:style-name="ro1">
          <table:table-cell office:value-type="float" office:value="243399" calcext:value-type="float">
            <text:p>243399</text:p>
          </table:table-cell>
          <table:table-cell office:value-type="float" office:value="161384" calcext:value-type="float">
            <text:p>161384</text:p>
          </table:table-cell>
        </table:table-row>
        <table:table-row table:style-name="ro1">
          <table:table-cell office:value-type="float" office:value="248472" calcext:value-type="float">
            <text:p>248472</text:p>
          </table:table-cell>
          <table:table-cell office:value-type="float" office:value="163860" calcext:value-type="float">
            <text:p>163860</text:p>
          </table:table-cell>
        </table:table-row>
        <table:table-row table:style-name="ro1">
          <table:table-cell office:value-type="float" office:value="260913" calcext:value-type="float">
            <text:p>260913</text:p>
          </table:table-cell>
          <table:table-cell office:value-type="float" office:value="161024" calcext:value-type="float">
            <text:p>161024</text:p>
          </table:table-cell>
        </table:table-row>
        <table:table-row table:style-name="ro1">
          <table:table-cell office:value-type="float" office:value="244794" calcext:value-type="float">
            <text:p>244794</text:p>
          </table:table-cell>
          <table:table-cell office:value-type="float" office:value="162469" calcext:value-type="float">
            <text:p>162469</text:p>
          </table:table-cell>
        </table:table-row>
        <table:table-row table:style-name="ro1">
          <table:table-cell office:value-type="float" office:value="251457" calcext:value-type="float">
            <text:p>251457</text:p>
          </table:table-cell>
          <table:table-cell office:value-type="float" office:value="165272" calcext:value-type="float">
            <text:p>165272</text:p>
          </table:table-cell>
        </table:table-row>
        <table:table-row table:style-name="ro1">
          <table:table-cell office:value-type="float" office:value="237298" calcext:value-type="float">
            <text:p>237298</text:p>
          </table:table-cell>
          <table:table-cell office:value-type="float" office:value="164308" calcext:value-type="float">
            <text:p>164308</text:p>
          </table:table-cell>
        </table:table-row>
        <table:table-row table:style-name="ro1">
          <table:table-cell office:value-type="float" office:value="148214" calcext:value-type="float">
            <text:p>148214</text:p>
          </table:table-cell>
          <table:table-cell office:value-type="float" office:value="164005" calcext:value-type="float">
            <text:p>164005</text:p>
          </table:table-cell>
        </table:table-row>
        <table:table-row table:style-name="ro1">
          <table:table-cell office:value-type="float" office:value="145352" calcext:value-type="float">
            <text:p>145352</text:p>
          </table:table-cell>
          <table:table-cell office:value-type="float" office:value="162087" calcext:value-type="float">
            <text:p>162087</text:p>
          </table:table-cell>
        </table:table-row>
        <table:table-row table:style-name="ro1">
          <table:table-cell office:value-type="float" office:value="136714" calcext:value-type="float">
            <text:p>136714</text:p>
          </table:table-cell>
          <table:table-cell office:value-type="float" office:value="163001" calcext:value-type="float">
            <text:p>163001</text:p>
          </table:table-cell>
        </table:table-row>
        <table:table-row table:style-name="ro1">
          <table:table-cell office:value-type="float" office:value="134037" calcext:value-type="float">
            <text:p>134037</text:p>
          </table:table-cell>
          <table:table-cell office:value-type="float" office:value="164567" calcext:value-type="float">
            <text:p>164567</text:p>
          </table:table-cell>
        </table:table-row>
        <table:table-row table:style-name="ro1">
          <table:table-cell office:value-type="float" office:value="134764" calcext:value-type="float">
            <text:p>134764</text:p>
          </table:table-cell>
          <table:table-cell office:value-type="float" office:value="163412" calcext:value-type="float">
            <text:p>163412</text:p>
          </table:table-cell>
        </table:table-row>
        <table:table-row table:style-name="ro1">
          <table:table-cell office:value-type="float" office:value="141036" calcext:value-type="float">
            <text:p>141036</text:p>
          </table:table-cell>
          <table:table-cell office:value-type="float" office:value="150514" calcext:value-type="float">
            <text:p>150514</text:p>
          </table:table-cell>
        </table:table-row>
        <table:table-row table:style-name="ro1">
          <table:table-cell office:value-type="float" office:value="138397" calcext:value-type="float">
            <text:p>138397</text:p>
          </table:table-cell>
          <table:table-cell office:value-type="float" office:value="145244" calcext:value-type="float">
            <text:p>145244</text:p>
          </table:table-cell>
        </table:table-row>
        <table:table-row table:style-name="ro1">
          <table:table-cell office:value-type="float" office:value="143982" calcext:value-type="float">
            <text:p>143982</text:p>
          </table:table-cell>
          <table:table-cell office:value-type="float" office:value="147141" calcext:value-type="float">
            <text:p>147141</text:p>
          </table:table-cell>
        </table:table-row>
        <table:table-row table:style-name="ro1">
          <table:table-cell office:value-type="float" office:value="137352" calcext:value-type="float">
            <text:p>137352</text:p>
          </table:table-cell>
          <table:table-cell office:value-type="float" office:value="147224" calcext:value-type="float">
            <text:p>147224</text:p>
          </table:table-cell>
        </table:table-row>
        <table:table-row table:style-name="ro1">
          <table:table-cell office:value-type="float" office:value="140741" calcext:value-type="float">
            <text:p>140741</text:p>
          </table:table-cell>
          <table:table-cell office:value-type="float" office:value="148506" calcext:value-type="float">
            <text:p>148506</text:p>
          </table:table-cell>
        </table:table-row>
        <table:table-row table:style-name="ro1">
          <table:table-cell office:value-type="float" office:value="132274" calcext:value-type="float">
            <text:p>132274</text:p>
          </table:table-cell>
          <table:table-cell office:value-type="float" office:value="148986" calcext:value-type="float">
            <text:p>148986</text:p>
          </table:table-cell>
        </table:table-row>
        <table:table-row table:style-name="ro1">
          <table:table-cell office:value-type="float" office:value="136326" calcext:value-type="float">
            <text:p>136326</text:p>
          </table:table-cell>
          <table:table-cell office:value-type="float" office:value="150949" calcext:value-type="float">
            <text:p>150949</text:p>
          </table:table-cell>
        </table:table-row>
        <table:table-row table:style-name="ro1">
          <table:table-cell office:value-type="float" office:value="146302" calcext:value-type="float">
            <text:p>146302</text:p>
          </table:table-cell>
          <table:table-cell office:value-type="float" office:value="146636" calcext:value-type="float">
            <text:p>146636</text:p>
          </table:table-cell>
        </table:table-row>
        <table:table-row table:style-name="ro1">
          <table:table-cell office:value-type="float" office:value="138383" calcext:value-type="float">
            <text:p>138383</text:p>
          </table:table-cell>
          <table:table-cell office:value-type="float" office:value="150177" calcext:value-type="float">
            <text:p>150177</text:p>
          </table:table-cell>
        </table:table-row>
        <table:table-row table:style-name="ro1">
          <table:table-cell office:value-type="float" office:value="139889" calcext:value-type="float">
            <text:p>139889</text:p>
          </table:table-cell>
          <table:table-cell office:value-type="float" office:value="146973" calcext:value-type="float">
            <text:p>146973</text:p>
          </table:table-cell>
        </table:table-row>
        <table:table-row table:style-name="ro1">
          <table:table-cell office:value-type="float" office:value="133893" calcext:value-type="float">
            <text:p>133893</text:p>
          </table:table-cell>
          <table:table-cell office:value-type="float" office:value="147483" calcext:value-type="float">
            <text:p>147483</text:p>
          </table:table-cell>
        </table:table-row>
        <table:table-row table:style-name="ro1">
          <table:table-cell office:value-type="float" office:value="134147" calcext:value-type="float">
            <text:p>134147</text:p>
          </table:table-cell>
          <table:table-cell office:value-type="float" office:value="146072" calcext:value-type="float">
            <text:p>146072</text:p>
          </table:table-cell>
        </table:table-row>
        <table:table-row table:style-name="ro1">
          <table:table-cell office:value-type="float" office:value="132153" calcext:value-type="float">
            <text:p>132153</text:p>
          </table:table-cell>
          <table:table-cell office:value-type="float" office:value="152363" calcext:value-type="float">
            <text:p>152363</text:p>
          </table:table-cell>
        </table:table-row>
        <table:table-row table:style-name="ro1">
          <table:table-cell office:value-type="float" office:value="139298" calcext:value-type="float">
            <text:p>139298</text:p>
          </table:table-cell>
          <table:table-cell office:value-type="float" office:value="152288" calcext:value-type="float">
            <text:p>152288</text:p>
          </table:table-cell>
        </table:table-row>
        <table:table-row table:style-name="ro1">
          <table:table-cell office:value-type="float" office:value="135997" calcext:value-type="float">
            <text:p>135997</text:p>
          </table:table-cell>
          <table:table-cell office:value-type="float" office:value="147094" calcext:value-type="float">
            <text:p>147094</text:p>
          </table:table-cell>
        </table:table-row>
        <table:table-row table:style-name="ro1">
          <table:table-cell office:value-type="float" office:value="134400" calcext:value-type="float">
            <text:p>134400</text:p>
          </table:table-cell>
          <table:table-cell office:value-type="float" office:value="146634" calcext:value-type="float">
            <text:p>146634</text:p>
          </table:table-cell>
        </table:table-row>
        <table:table-row table:style-name="ro1">
          <table:table-cell office:value-type="float" office:value="135367" calcext:value-type="float">
            <text:p>135367</text:p>
          </table:table-cell>
          <table:table-cell office:value-type="float" office:value="145310" calcext:value-type="float">
            <text:p>145310</text:p>
          </table:table-cell>
        </table:table-row>
        <table:table-row table:style-name="ro1">
          <table:table-cell office:value-type="float" office:value="142088" calcext:value-type="float">
            <text:p>142088</text:p>
          </table:table-cell>
          <table:table-cell office:value-type="float" office:value="148540" calcext:value-type="float">
            <text:p>148540</text:p>
          </table:table-cell>
        </table:table-row>
        <table:table-row table:style-name="ro1">
          <table:table-cell office:value-type="float" office:value="137732" calcext:value-type="float">
            <text:p>137732</text:p>
          </table:table-cell>
          <table:table-cell office:value-type="float" office:value="147910" calcext:value-type="float">
            <text:p>147910</text:p>
          </table:table-cell>
        </table:table-row>
        <table:table-row table:style-name="ro1">
          <table:table-cell office:value-type="float" office:value="131583" calcext:value-type="float">
            <text:p>131583</text:p>
          </table:table-cell>
          <table:table-cell office:value-type="float" office:value="148815" calcext:value-type="float">
            <text:p>148815</text:p>
          </table:table-cell>
        </table:table-row>
        <table:table-row table:style-name="ro1">
          <table:table-cell office:value-type="float" office:value="139250" calcext:value-type="float">
            <text:p>139250</text:p>
          </table:table-cell>
          <table:table-cell office:value-type="float" office:value="147483" calcext:value-type="float">
            <text:p>147483</text:p>
          </table:table-cell>
        </table:table-row>
        <table:table-row table:style-name="ro1">
          <table:table-cell office:value-type="float" office:value="132561" calcext:value-type="float">
            <text:p>132561</text:p>
          </table:table-cell>
          <table:table-cell office:value-type="float" office:value="149389" calcext:value-type="float">
            <text:p>149389</text:p>
          </table:table-cell>
        </table:table-row>
        <table:table-row table:style-name="ro1">
          <table:table-cell office:value-type="float" office:value="135063" calcext:value-type="float">
            <text:p>135063</text:p>
          </table:table-cell>
          <table:table-cell office:value-type="float" office:value="147570" calcext:value-type="float">
            <text:p>147570</text:p>
          </table:table-cell>
        </table:table-row>
        <table:table-row table:style-name="ro1">
          <table:table-cell office:value-type="float" office:value="134149" calcext:value-type="float">
            <text:p>134149</text:p>
          </table:table-cell>
          <table:table-cell office:value-type="float" office:value="149041" calcext:value-type="float">
            <text:p>149041</text:p>
          </table:table-cell>
        </table:table-row>
        <table:table-row table:style-name="ro1">
          <table:table-cell office:value-type="float" office:value="138581" calcext:value-type="float">
            <text:p>138581</text:p>
          </table:table-cell>
          <table:table-cell office:value-type="float" office:value="145142" calcext:value-type="float">
            <text:p>145142</text:p>
          </table:table-cell>
        </table:table-row>
        <table:table-row table:style-name="ro1">
          <table:table-cell office:value-type="float" office:value="132392" calcext:value-type="float">
            <text:p>132392</text:p>
          </table:table-cell>
          <table:table-cell office:value-type="float" office:value="143702" calcext:value-type="float">
            <text:p>143702</text:p>
          </table:table-cell>
        </table:table-row>
        <table:table-row table:style-name="ro1">
          <table:table-cell office:value-type="float" office:value="138237" calcext:value-type="float">
            <text:p>138237</text:p>
          </table:table-cell>
          <table:table-cell office:value-type="float" office:value="142331" calcext:value-type="float">
            <text:p>142331</text:p>
          </table:table-cell>
        </table:table-row>
        <table:table-row table:style-name="ro1">
          <table:table-cell office:value-type="float" office:value="134141" calcext:value-type="float">
            <text:p>134141</text:p>
          </table:table-cell>
          <table:table-cell office:value-type="float" office:value="147004" calcext:value-type="float">
            <text:p>147004</text:p>
          </table:table-cell>
        </table:table-row>
        <table:table-row table:style-name="ro1">
          <table:table-cell office:value-type="float" office:value="133891" calcext:value-type="float">
            <text:p>133891</text:p>
          </table:table-cell>
          <table:table-cell office:value-type="float" office:value="136819" calcext:value-type="float">
            <text:p>136819</text:p>
          </table:table-cell>
        </table:table-row>
        <table:table-row table:style-name="ro1">
          <table:table-cell/>
          <table:table-cell office:value-type="float" office:value="136790" calcext:value-type="float">
            <text:p>136790</text:p>
          </table:table-cell>
        </table:table-row>
        <table:table-row table:style-name="ro1">
          <table:table-cell/>
          <table:table-cell office:value-type="float" office:value="140623" calcext:value-type="float">
            <text:p>140623</text:p>
          </table:table-cell>
        </table:table-row>
        <table:table-row table:style-name="ro1">
          <table:table-cell/>
          <table:table-cell office:value-type="float" office:value="142755" calcext:value-type="float">
            <text:p>142755</text:p>
          </table:table-cell>
        </table:table-row>
        <table:table-row table:style-name="ro1">
          <table:table-cell/>
          <table:table-cell office:value-type="float" office:value="143464" calcext:value-type="float">
            <text:p>143464</text:p>
          </table:table-cell>
        </table:table-row>
        <table:table-row table:style-name="ro1">
          <table:table-cell/>
          <table:table-cell office:value-type="float" office:value="142235" calcext:value-type="float">
            <text:p>142235</text:p>
          </table:table-cell>
        </table:table-row>
        <table:table-row table:style-name="ro1">
          <table:table-cell/>
          <table:table-cell office:value-type="float" office:value="141358" calcext:value-type="float">
            <text:p>141358</text:p>
          </table:table-cell>
        </table:table-row>
        <table:table-row table:style-name="ro1">
          <table:table-cell/>
          <table:table-cell office:value-type="float" office:value="137656" calcext:value-type="float">
            <text:p>137656</text:p>
          </table:table-cell>
        </table:table-row>
        <table:table-row table:style-name="ro1">
          <table:table-cell/>
          <table:table-cell office:value-type="float" office:value="141119" calcext:value-type="float">
            <text:p>141119</text:p>
          </table:table-cell>
        </table:table-row>
        <table:table-row table:style-name="ro1">
          <table:table-cell/>
          <table:table-cell office:value-type="float" office:value="139547" calcext:value-type="float">
            <text:p>139547</text:p>
          </table:table-cell>
        </table:table-row>
        <table:table-row table:style-name="ro1">
          <table:table-cell/>
          <table:table-cell office:value-type="float" office:value="135780" calcext:value-type="float">
            <text:p>135780</text:p>
          </table:table-cell>
        </table:table-row>
        <table:table-row table:style-name="ro1">
          <table:table-cell/>
          <table:table-cell office:value-type="float" office:value="139648" calcext:value-type="float">
            <text:p>139648</text:p>
          </table:table-cell>
        </table:table-row>
        <table:table-row table:style-name="ro1">
          <table:table-cell/>
          <table:table-cell office:value-type="float" office:value="138463" calcext:value-type="float">
            <text:p>138463</text:p>
          </table:table-cell>
        </table:table-row>
        <table:table-row table:style-name="ro1">
          <table:table-cell/>
          <table:table-cell office:value-type="float" office:value="139858" calcext:value-type="float">
            <text:p>139858</text:p>
          </table:table-cell>
        </table:table-row>
        <table:table-row table:style-name="ro1">
          <table:table-cell/>
          <table:table-cell office:value-type="float" office:value="141472" calcext:value-type="float">
            <text:p>141472</text:p>
          </table:table-cell>
        </table:table-row>
        <table:table-row table:style-name="ro1">
          <table:table-cell/>
          <table:table-cell office:value-type="float" office:value="139317" calcext:value-type="float">
            <text:p>139317</text:p>
          </table:table-cell>
        </table:table-row>
        <table:table-row table:style-name="ro1">
          <table:table-cell/>
          <table:table-cell office:value-type="float" office:value="139519" calcext:value-type="float">
            <text:p>139519</text:p>
          </table:table-cell>
        </table:table-row>
        <table:table-row table:style-name="ro1">
          <table:table-cell/>
          <table:table-cell office:value-type="float" office:value="140295" calcext:value-type="float">
            <text:p>140295</text:p>
          </table:table-cell>
        </table:table-row>
        <table:table-row table:style-name="ro1">
          <table:table-cell/>
          <table:table-cell office:value-type="float" office:value="140887" calcext:value-type="float">
            <text:p>140887</text:p>
          </table:table-cell>
        </table:table-row>
        <table:table-row table:style-name="ro1">
          <table:table-cell/>
          <table:table-cell office:value-type="float" office:value="158223" calcext:value-type="float">
            <text:p>158223</text:p>
          </table:table-cell>
        </table:table-row>
        <table:table-row table:style-name="ro1">
          <table:table-cell/>
          <table:table-cell office:value-type="float" office:value="168845" calcext:value-type="float">
            <text:p>168845</text:p>
          </table:table-cell>
        </table:table-row>
        <table:table-row table:style-name="ro1">
          <table:table-cell/>
          <table:table-cell office:value-type="float" office:value="147206" calcext:value-type="float">
            <text:p>147206</text:p>
          </table:table-cell>
        </table:table-row>
        <table:table-row table:style-name="ro1">
          <table:table-cell/>
          <table:table-cell office:value-type="float" office:value="142338" calcext:value-type="float">
            <text:p>142338</text:p>
          </table:table-cell>
        </table:table-row>
        <table:table-row table:style-name="ro1">
          <table:table-cell/>
          <table:table-cell office:value-type="float" office:value="139291" calcext:value-type="float">
            <text:p>139291</text:p>
          </table:table-cell>
        </table:table-row>
        <table:table-row table:style-name="ro1">
          <table:table-cell/>
          <table:table-cell office:value-type="float" office:value="150079" calcext:value-type="float">
            <text:p>150079</text:p>
          </table:table-cell>
        </table:table-row>
        <table:table-row table:style-name="ro1">
          <table:table-cell/>
          <table:table-cell office:value-type="float" office:value="147138" calcext:value-type="float">
            <text:p>147138</text:p>
          </table:table-cell>
        </table:table-row>
        <table:table-row table:style-name="ro1">
          <table:table-cell/>
          <table:table-cell office:value-type="float" office:value="148966" calcext:value-type="float">
            <text:p>148966</text:p>
          </table:table-cell>
        </table:table-row>
        <table:table-row table:style-name="ro1">
          <table:table-cell/>
          <table:table-cell office:value-type="float" office:value="157954" calcext:value-type="float">
            <text:p>157954</text:p>
          </table:table-cell>
        </table:table-row>
        <table:table-row table:style-name="ro1">
          <table:table-cell/>
          <table:table-cell office:value-type="float" office:value="147909" calcext:value-type="float">
            <text:p>147909</text:p>
          </table:table-cell>
        </table:table-row>
        <table:table-row table:style-name="ro1">
          <table:table-cell/>
          <table:table-cell office:value-type="float" office:value="150154" calcext:value-type="float">
            <text:p>150154</text:p>
          </table:table-cell>
        </table:table-row>
        <table:table-row table:style-name="ro1">
          <table:table-cell/>
          <table:table-cell office:value-type="float" office:value="146770" calcext:value-type="float">
            <text:p>146770</text:p>
          </table:table-cell>
        </table:table-row>
        <table:table-row table:style-name="ro1">
          <table:table-cell/>
          <table:table-cell office:value-type="float" office:value="152034" calcext:value-type="float">
            <text:p>152034</text:p>
          </table:table-cell>
        </table:table-row>
        <table:table-row table:style-name="ro1">
          <table:table-cell/>
          <table:table-cell office:value-type="float" office:value="148098" calcext:value-type="float">
            <text:p>148098</text:p>
          </table:table-cell>
        </table:table-row>
        <table:table-row table:style-name="ro1">
          <table:table-cell/>
          <table:table-cell office:value-type="float" office:value="149320" calcext:value-type="float">
            <text:p>149320</text:p>
          </table:table-cell>
        </table:table-row>
        <table:table-row table:style-name="ro1">
          <table:table-cell/>
          <table:table-cell office:value-type="float" office:value="149895" calcext:value-type="float">
            <text:p>149895</text:p>
          </table:table-cell>
        </table:table-row>
        <table:table-row table:style-name="ro1">
          <table:table-cell/>
          <table:table-cell office:value-type="float" office:value="151051" calcext:value-type="float">
            <text:p>151051</text:p>
          </table:table-cell>
        </table:table-row>
        <table:table-row table:style-name="ro1">
          <table:table-cell/>
          <table:table-cell office:value-type="float" office:value="149594" calcext:value-type="float">
            <text:p>149594</text:p>
          </table:table-cell>
        </table:table-row>
        <table:table-row table:style-name="ro1">
          <table:table-cell/>
          <table:table-cell office:value-type="float" office:value="147205" calcext:value-type="float">
            <text:p>147205</text:p>
          </table:table-cell>
        </table:table-row>
        <table:table-row table:style-name="ro1">
          <table:table-cell/>
          <table:table-cell office:value-type="float" office:value="148551" calcext:value-type="float">
            <text:p>148551</text:p>
          </table:table-cell>
        </table:table-row>
        <table:table-row table:style-name="ro1">
          <table:table-cell/>
          <table:table-cell office:value-type="float" office:value="149563" calcext:value-type="float">
            <text:p>149563</text:p>
          </table:table-cell>
        </table:table-row>
        <table:table-row table:style-name="ro1">
          <table:table-cell/>
          <table:table-cell office:value-type="float" office:value="146821" calcext:value-type="float">
            <text:p>146821</text:p>
          </table:table-cell>
        </table:table-row>
        <table:table-row table:style-name="ro1">
          <table:table-cell/>
          <table:table-cell office:value-type="float" office:value="151788" calcext:value-type="float">
            <text:p>151788</text:p>
          </table:table-cell>
        </table:table-row>
        <table:table-row table:style-name="ro1">
          <table:table-cell/>
          <table:table-cell office:value-type="float" office:value="152586" calcext:value-type="float">
            <text:p>152586</text:p>
          </table:table-cell>
        </table:table-row>
        <table:table-row table:style-name="ro1">
          <table:table-cell/>
          <table:table-cell office:value-type="float" office:value="153341" calcext:value-type="float">
            <text:p>153341</text:p>
          </table:table-cell>
        </table:table-row>
        <table:table-row table:style-name="ro1">
          <table:table-cell/>
          <table:table-cell office:value-type="float" office:value="153764" calcext:value-type="float">
            <text:p>153764</text:p>
          </table:table-cell>
        </table:table-row>
        <table:table-row table:style-name="ro1">
          <table:table-cell/>
          <table:table-cell office:value-type="float" office:value="152008" calcext:value-type="float">
            <text:p>152008</text:p>
          </table:table-cell>
        </table:table-row>
        <table:table-row table:style-name="ro1">
          <table:table-cell/>
          <table:table-cell office:value-type="float" office:value="149506" calcext:value-type="float">
            <text:p>149506</text:p>
          </table:table-cell>
        </table:table-row>
        <table:table-row table:style-name="ro1">
          <table:table-cell/>
          <table:table-cell office:value-type="float" office:value="149428" calcext:value-type="float">
            <text:p>149428</text:p>
          </table:table-cell>
        </table:table-row>
        <table:table-row table:style-name="ro1">
          <table:table-cell/>
          <table:table-cell office:value-type="float" office:value="150879" calcext:value-type="float">
            <text:p>150879</text:p>
          </table:table-cell>
        </table:table-row>
        <table:table-row table:style-name="ro1">
          <table:table-cell/>
          <table:table-cell office:value-type="float" office:value="210383" calcext:value-type="float">
            <text:p>210383</text:p>
          </table:table-cell>
        </table:table-row>
        <table:table-row table:style-name="ro1">
          <table:table-cell/>
          <table:table-cell office:value-type="float" office:value="241603" calcext:value-type="float">
            <text:p>241603</text:p>
          </table:table-cell>
        </table:table-row>
        <table:table-row table:style-name="ro1">
          <table:table-cell/>
          <table:table-cell office:value-type="float" office:value="252578" calcext:value-type="float">
            <text:p>252578</text:p>
          </table:table-cell>
        </table:table-row>
        <table:table-row table:style-name="ro1">
          <table:table-cell/>
          <table:table-cell office:value-type="float" office:value="242878" calcext:value-type="float">
            <text:p>242878</text:p>
          </table:table-cell>
        </table:table-row>
        <table:table-row table:style-name="ro1">
          <table:table-cell/>
          <table:table-cell office:value-type="float" office:value="241305" calcext:value-type="float">
            <text:p>241305</text:p>
          </table:table-cell>
        </table:table-row>
        <table:table-row table:style-name="ro1">
          <table:table-cell/>
          <table:table-cell office:value-type="float" office:value="232143" calcext:value-type="float">
            <text:p>232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4:31:03.221302963</meta:creation-date>
    <dc:date>2018-05-08T14:34:24.391997149</dc:date>
    <meta:editing-duration>PT3M23S</meta:editing-duration>
    <meta:editing-cycles>1</meta:editing-cycles>
    <meta:document-statistic meta:table-count="1" meta:cell-count="189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602cm" svg:height="8.994cm" xlink:href=".." xlink:type="simple" chart:class="chart:line" chart:style-name="ch1">
        <chart:legend chart:legend-position="end" svg:x="36.365cm" svg:y="4.198cm" style:legend-expansion="high" chart:style-name="ch2"/>
        <chart:plot-area chart:style-name="ch3" table:cell-range-address="Sheet1.A1:Sheet1.A920" svg:x="0.772cm" svg:y="0.179cm" svg:width="34.821cm" svg:height="8.636cm">
          <chartooo:coordinate-region svg:x="2.134cm" svg:y="0.3cm" svg:width="33.459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920" chart:class="chart:line">
            <chart:data-point chart:repeated="9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6785">
                <text:p>186785</text:p>
                <draw:g>
                  <svg:desc>Sheet1.A1:Sheet1.A9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237">
                <text:p>91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907">
                <text:p>90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870">
                <text:p>838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881">
                <text:p>93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931">
                <text:p>90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289">
                <text:p>93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240">
                <text:p>922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48">
                <text:p>85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335">
                <text:p>843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962">
                <text:p>86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613">
                <text:p>85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469">
                <text:p>84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640">
                <text:p>866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6463">
                <text:p>864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105">
                <text:p>85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746">
                <text:p>87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895">
                <text:p>111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486">
                <text:p>1184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2439">
                <text:p>122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532">
                <text:p>123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3416">
                <text:p>153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9663">
                <text:p>1496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487">
                <text:p>149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6381">
                <text:p>1563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351">
                <text:p>151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061">
                <text:p>1480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9481">
                <text:p>149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483">
                <text:p>145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1223">
                <text:p>151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533">
                <text:p>1495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7631">
                <text:p>1476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144">
                <text:p>1501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429">
                <text:p>153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396">
                <text:p>1513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9884">
                <text:p>159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0492">
                <text:p>1604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7861">
                <text:p>1578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6807">
                <text:p>1468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468">
                <text:p>1544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129">
                <text:p>1521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452">
                <text:p>1574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7704">
                <text:p>147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588">
                <text:p>153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1713">
                <text:p>1617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692">
                <text:p>1606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3211">
                <text:p>1532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1602">
                <text:p>161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8836">
                <text:p>2088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6429">
                <text:p>1864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6650">
                <text:p>1866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3452">
                <text:p>1734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3664">
                <text:p>1736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5854">
                <text:p>185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625">
                <text:p>165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3229">
                <text:p>1532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6936">
                <text:p>1569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1883">
                <text:p>1618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3356">
                <text:p>1533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589">
                <text:p>1605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7710">
                <text:p>1577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6163">
                <text:p>1561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3213">
                <text:p>1532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196">
                <text:p>1481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2235">
                <text:p>1522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2526">
                <text:p>1525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5392">
                <text:p>1453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3562">
                <text:p>143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9195">
                <text:p>1491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1305">
                <text:p>1613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3418">
                <text:p>1434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359">
                <text:p>1433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768">
                <text:p>1507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983">
                <text:p>1479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455">
                <text:p>1494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849">
                <text:p>1468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861">
                <text:p>1538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304">
                <text:p>148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843">
                <text:p>1608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6968">
                <text:p>1469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3750">
                <text:p>1437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6958">
                <text:p>1469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4565">
                <text:p>1445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9333">
                <text:p>149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5452">
                <text:p>1454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2114">
                <text:p>1521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5095">
                <text:p>1450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9406">
                <text:p>1494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8941">
                <text:p>1589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9229">
                <text:p>1592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8935">
                <text:p>148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800">
                <text:p>1478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3115">
                <text:p>1531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6316">
                <text:p>1563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125">
                <text:p>147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3834">
                <text:p>1438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5471">
                <text:p>1454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3933">
                <text:p>1539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8962">
                <text:p>1589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5716">
                <text:p>1557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1463">
                <text:p>1514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805">
                <text:p>1658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1820">
                <text:p>1518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636">
                <text:p>1506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0180">
                <text:p>150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2363">
                <text:p>1523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703">
                <text:p>1487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8268">
                <text:p>1482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9151">
                <text:p>149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0812">
                <text:p>1508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5828">
                <text:p>1458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1327">
                <text:p>1513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5523">
                <text:p>1555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8169">
                <text:p>1481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6855">
                <text:p>1568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462">
                <text:p>1474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0867">
                <text:p>1508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1124">
                <text:p>1511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4207">
                <text:p>1542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5293">
                <text:p>1552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1270">
                <text:p>1512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701">
                <text:p>1467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6923">
                <text:p>1569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8050">
                <text:p>1480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0327">
                <text:p>1503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5576">
                <text:p>1455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4615">
                <text:p>1546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3145">
                <text:p>1531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0770">
                <text:p>1507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4452">
                <text:p>1644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3855">
                <text:p>1538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704">
                <text:p>1477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931">
                <text:p>1509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4120">
                <text:p>1541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4373">
                <text:p>1443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8341">
                <text:p>1483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3654">
                <text:p>1436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9082">
                <text:p>1590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5341">
                <text:p>1453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6606">
                <text:p>1466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3149">
                <text:p>1531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5514">
                <text:p>1555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1764">
                <text:p>1517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009">
                <text:p>1580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664">
                <text:p>1466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161">
                <text:p>1471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160">
                <text:p>1461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480">
                <text:p>1474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6389">
                <text:p>1463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049">
                <text:p>1460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4707">
                <text:p>1447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5701">
                <text:p>1457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4611">
                <text:p>1446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7023">
                <text:p>1570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0114">
                <text:p>1501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7793">
                <text:p>1477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4417">
                <text:p>1544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7702">
                <text:p>1477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559">
                <text:p>1495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2144">
                <text:p>1621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432">
                <text:p>1604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183">
                <text:p>1461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1433">
                <text:p>1514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5509">
                <text:p>1555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117">
                <text:p>1471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9156">
                <text:p>1491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7235">
                <text:p>1472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7551">
                <text:p>1475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6538">
                <text:p>1565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3811">
                <text:p>1538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2983">
                <text:p>1629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5271">
                <text:p>1452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4969">
                <text:p>1449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6948">
                <text:p>1469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046">
                <text:p>1470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5490">
                <text:p>14549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5160">
                <text:p>1451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1729">
                <text:p>1517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6014">
                <text:p>1560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6178">
                <text:p>1561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8989">
                <text:p>1489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9250">
                <text:p>1492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6168">
                <text:p>1461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5193">
                <text:p>1451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3687">
                <text:p>1636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3315">
                <text:p>1533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5435">
                <text:p>1654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6845">
                <text:p>1568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0366">
                <text:p>150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9780">
                <text:p>1497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5723">
                <text:p>1557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6798">
                <text:p>1467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3684">
                <text:p>1536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1157">
                <text:p>1611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3408">
                <text:p>1434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2208">
                <text:p>1522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9499">
                <text:p>1494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5186">
                <text:p>1551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9167">
                <text:p>1491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6557">
                <text:p>1465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7380">
                <text:p>1473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5449">
                <text:p>1554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8715">
                <text:p>1587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3940">
                <text:p>1539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4092">
                <text:p>1540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7944">
                <text:p>1779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5601">
                <text:p>1656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6843">
                <text:p>1668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4733">
                <text:p>1647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2608">
                <text:p>1526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2802">
                <text:p>1628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8886">
                <text:p>1588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6756">
                <text:p>1567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3853">
                <text:p>1738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8957">
                <text:p>1489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2608">
                <text:p>1526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5088">
                <text:p>1450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2376">
                <text:p>1523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6733">
                <text:p>1567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5850">
                <text:p>1458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5032">
                <text:p>1450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5367">
                <text:p>1453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3221">
                <text:p>1432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0661">
                <text:p>1506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5390">
                <text:p>15539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9955">
                <text:p>149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7013">
                <text:p>1570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8556">
                <text:p>1585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3303">
                <text:p>1533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0697">
                <text:p>1506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7962">
                <text:p>1479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5158">
                <text:p>1451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2255">
                <text:p>1422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8851">
                <text:p>1488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0507">
                <text:p>1505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3176">
                <text:p>1431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2099">
                <text:p>1520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3603">
                <text:p>1436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7461">
                <text:p>1574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1289">
                <text:p>1512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8911">
                <text:p>1489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6673">
                <text:p>1466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3329">
                <text:p>1533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9359">
                <text:p>1493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8986">
                <text:p>1489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215">
                <text:p>1472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7608">
                <text:p>1576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7715">
                <text:p>1477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8367">
                <text:p>1483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7896">
                <text:p>1478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0053">
                <text:p>1500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8778">
                <text:p>1487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2624">
                <text:p>1526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0050">
                <text:p>1500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8897">
                <text:p>1488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7261">
                <text:p>1472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8208">
                <text:p>1482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1201">
                <text:p>1512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7008">
                <text:p>1470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0993">
                <text:p>1509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6819">
                <text:p>1468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2866">
                <text:p>1528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7922">
                <text:p>1479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0872">
                <text:p>1508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2892">
                <text:p>1428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4066">
                <text:p>1540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2275">
                <text:p>1522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9415">
                <text:p>1494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7904">
                <text:p>1479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6303">
                <text:p>1463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7486">
                <text:p>1474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0010">
                <text:p>1500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2002">
                <text:p>1520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4191">
                <text:p>1641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6121">
                <text:p>1561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4815">
                <text:p>1448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5399">
                <text:p>1553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5572">
                <text:p>1555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7114">
                <text:p>1471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3359">
                <text:p>1533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0614">
                <text:p>1506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0867">
                <text:p>1508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7167">
                <text:p>1471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8822">
                <text:p>1688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5890">
                <text:p>15589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0550">
                <text:p>15055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6496">
                <text:p>1464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8930">
                <text:p>14893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501">
                <text:p>1445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4136">
                <text:p>1541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4757">
                <text:p>1447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3613">
                <text:p>1536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7562">
                <text:p>1475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1116">
                <text:p>1511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2601">
                <text:p>1526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661">
                <text:p>1476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6553">
                <text:p>1465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5906">
                <text:p>1459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0163">
                <text:p>1501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1244">
                <text:p>1512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6265">
                <text:p>1462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120">
                <text:p>1511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3975">
                <text:p>1439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4096">
                <text:p>1540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5699">
                <text:p>1556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7148">
                <text:p>1471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294">
                <text:p>1532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1970">
                <text:p>15197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3989">
                <text:p>2139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78084">
                <text:p>1780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1834">
                <text:p>1618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962">
                <text:p>1569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8458">
                <text:p>1584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5014">
                <text:p>1550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4156">
                <text:p>1541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2550">
                <text:p>15255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285">
                <text:p>1582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4313">
                <text:p>1643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5400">
                <text:p>1654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4079">
                <text:p>1540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8000">
                <text:p>158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3073">
                <text:p>1630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5929">
                <text:p>1559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3876">
                <text:p>1538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2352">
                <text:p>1523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345">
                <text:p>1623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2997">
                <text:p>1529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3593">
                <text:p>1535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1819">
                <text:p>1518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3410">
                <text:p>1534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8632">
                <text:p>1786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3955">
                <text:p>1639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0229">
                <text:p>1502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8896">
                <text:p>1488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4393">
                <text:p>1543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6364">
                <text:p>1463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3014">
                <text:p>1430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4667">
                <text:p>144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6529">
                <text:p>1665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6082">
                <text:p>14608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6446">
                <text:p>1464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9900">
                <text:p>1499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6716">
                <text:p>1467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5420">
                <text:p>14542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8921">
                <text:p>1489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1610">
                <text:p>15161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5208">
                <text:p>1452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2243">
                <text:p>1522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6973">
                <text:p>1469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397">
                <text:p>1463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4362">
                <text:p>1443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560">
                <text:p>1485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7652">
                <text:p>1476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9709">
                <text:p>1597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2666">
                <text:p>1626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7717">
                <text:p>1477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2652">
                <text:p>1426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4407">
                <text:p>1444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6688">
                <text:p>1566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2695">
                <text:p>1526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067">
                <text:p>1590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8274">
                <text:p>1582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5822">
                <text:p>1558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5407">
                <text:p>1654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8509">
                <text:p>1585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5550">
                <text:p>15555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5868">
                <text:p>1658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9331">
                <text:p>1593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3677">
                <text:p>1636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8160">
                <text:p>15816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5692">
                <text:p>1656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5975">
                <text:p>1559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3491">
                <text:p>1634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5251">
                <text:p>1552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7103">
                <text:p>1771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5804">
                <text:p>1558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3089">
                <text:p>1630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9128">
                <text:p>1591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9037">
                <text:p>1590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7723">
                <text:p>1577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5998">
                <text:p>1559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1783">
                <text:p>1617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6372">
                <text:p>1463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2256">
                <text:p>1522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8805">
                <text:p>1488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2755">
                <text:p>1527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3362">
                <text:p>1433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5161">
                <text:p>15516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3746">
                <text:p>1537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8620">
                <text:p>14862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6299">
                <text:p>1562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5206">
                <text:p>1552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0205">
                <text:p>1502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4393">
                <text:p>1543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4827">
                <text:p>1448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3573">
                <text:p>1435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8383">
                <text:p>1683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7982">
                <text:p>1579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0459">
                <text:p>1504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8525">
                <text:p>1485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4299">
                <text:p>1542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0429">
                <text:p>1504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7787">
                <text:p>1477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282">
                <text:p>1462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1555">
                <text:p>1515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6583">
                <text:p>1465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0616">
                <text:p>1506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5759">
                <text:p>1557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6010">
                <text:p>15601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8218">
                <text:p>1582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8678">
                <text:p>1586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2340">
                <text:p>1623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7928">
                <text:p>1579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8500">
                <text:p>1585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8758">
                <text:p>1587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3941">
                <text:p>1539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0833">
                <text:p>1608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3975">
                <text:p>1739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6693">
                <text:p>1566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8952">
                <text:p>1589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247">
                <text:p>842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4995">
                <text:p>1249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9044">
                <text:p>1290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9196">
                <text:p>1191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8673">
                <text:p>1186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926">
                <text:p>1069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3380">
                <text:p>12338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3132">
                <text:p>931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3448">
                <text:p>1034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4916">
                <text:p>1149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5396">
                <text:p>1253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2513">
                <text:p>1025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2172">
                <text:p>1221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7086">
                <text:p>1070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5431">
                <text:p>1154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0053">
                <text:p>1600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3821">
                <text:p>2138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3331">
                <text:p>2033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0966">
                <text:p>1909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6097">
                <text:p>1960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078">
                <text:p>2200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14519">
                <text:p>2145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5203">
                <text:p>2052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8093">
                <text:p>1980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0652">
                <text:p>2006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6556">
                <text:p>1965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9842">
                <text:p>1498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6470">
                <text:p>14647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3940">
                <text:p>14394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3045">
                <text:p>1530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6693">
                <text:p>1466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6601">
                <text:p>1466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6116">
                <text:p>1461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7960">
                <text:p>14796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4898">
                <text:p>1448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3273">
                <text:p>16327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4622">
                <text:p>1546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7848">
                <text:p>1678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2353">
                <text:p>1623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1950">
                <text:p>15195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7414">
                <text:p>1474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4504">
                <text:p>1845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9128">
                <text:p>1491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7583">
                <text:p>1475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0413">
                <text:p>1504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0392">
                <text:p>1503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6859">
                <text:p>14685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2008">
                <text:p>1520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4396">
                <text:p>14439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9690">
                <text:p>14969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0435">
                <text:p>1504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7317">
                <text:p>1473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4636">
                <text:p>1546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7111">
                <text:p>1771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5021">
                <text:p>1550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8894">
                <text:p>1488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5036">
                <text:p>1550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0015">
                <text:p>1600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5223">
                <text:p>1552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6414">
                <text:p>1564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7189">
                <text:p>1571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2963">
                <text:p>1529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1861">
                <text:p>1518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1561">
                <text:p>1615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9556">
                <text:p>1495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5657">
                <text:p>1756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7394">
                <text:p>1573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7938">
                <text:p>14793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5086">
                <text:p>1550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3137">
                <text:p>1431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4508">
                <text:p>16450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4308">
                <text:p>1543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5262">
                <text:p>1852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4443">
                <text:p>1844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7499">
                <text:p>1574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9006">
                <text:p>1490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7583">
                <text:p>1475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1889">
                <text:p>1518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6492">
                <text:p>1464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2878">
                <text:p>1528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2549">
                <text:p>1525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9265">
                <text:p>14926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0605">
                <text:p>1506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8251">
                <text:p>1482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7439">
                <text:p>14743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7672">
                <text:p>14767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6420">
                <text:p>14642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8326">
                <text:p>14832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6391">
                <text:p>14639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9815">
                <text:p>1498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8190">
                <text:p>14819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0382">
                <text:p>1503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9273">
                <text:p>1492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2048">
                <text:p>15204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1212">
                <text:p>1512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1336">
                <text:p>1513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5220">
                <text:p>17522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5020">
                <text:p>16502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4730">
                <text:p>14473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5508">
                <text:p>1455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4818">
                <text:p>14481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2591">
                <text:p>1525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8416">
                <text:p>1584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4480">
                <text:p>17448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0712">
                <text:p>1507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2650">
                <text:p>15265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0065">
                <text:p>1500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3599">
                <text:p>1535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3346">
                <text:p>1633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5681">
                <text:p>14568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6023">
                <text:p>1460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1075">
                <text:p>1510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6887">
                <text:p>15688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2214">
                <text:p>1522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3469">
                <text:p>1534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2690">
                <text:p>15269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3347">
                <text:p>1533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5572">
                <text:p>1555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0314">
                <text:p>1703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1111">
                <text:p>1611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58919">
                <text:p>1589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3677">
                <text:p>1636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6584">
                <text:p>1565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6480">
                <text:p>15648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5924">
                <text:p>14592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4441">
                <text:p>15444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7874">
                <text:p>15787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58319">
                <text:p>15831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8568">
                <text:p>14856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5312">
                <text:p>1553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7533">
                <text:p>1475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7286">
                <text:p>14728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7775">
                <text:p>1577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8203">
                <text:p>1482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5592">
                <text:p>1455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1987">
                <text:p>15198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8672">
                <text:p>14867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5282">
                <text:p>14528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0920">
                <text:p>15092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0552">
                <text:p>15055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6222">
                <text:p>1562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7919">
                <text:p>1479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7924">
                <text:p>1579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6605">
                <text:p>1466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0193">
                <text:p>16019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0627">
                <text:p>15062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8728">
                <text:p>1587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9019">
                <text:p>1490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8256">
                <text:p>1482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0273">
                <text:p>15027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2488">
                <text:p>1524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9281">
                <text:p>15928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6272">
                <text:p>1462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6102">
                <text:p>14610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0556">
                <text:p>16055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7137">
                <text:p>1471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9515">
                <text:p>1495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9883">
                <text:p>14988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2239">
                <text:p>1522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3101">
                <text:p>1531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6838">
                <text:p>1668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8460">
                <text:p>14846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7735">
                <text:p>14773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2448">
                <text:p>15244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47663">
                <text:p>1476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7803">
                <text:p>1478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55612">
                <text:p>1556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4175">
                <text:p>1541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6428">
                <text:p>1564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2884">
                <text:p>1628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9913">
                <text:p>1599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0830">
                <text:p>16083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3213">
                <text:p>1632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0213">
                <text:p>1602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8810">
                <text:p>15881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6853">
                <text:p>1568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2632">
                <text:p>1626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5254">
                <text:p>15525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5815">
                <text:p>1558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4942">
                <text:p>1549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9571">
                <text:p>15957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4935">
                <text:p>15493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0622">
                <text:p>15062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1910">
                <text:p>1519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9958">
                <text:p>15995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2246">
                <text:p>16224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4571">
                <text:p>16457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7069">
                <text:p>1670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3050">
                <text:p>15305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3561">
                <text:p>1535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3847">
                <text:p>15384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9742">
                <text:p>14974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0276">
                <text:p>1502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8889">
                <text:p>14888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2741">
                <text:p>1427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4350">
                <text:p>14435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9640">
                <text:p>14964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7008">
                <text:p>14700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6173">
                <text:p>14617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3320">
                <text:p>14332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7970">
                <text:p>15797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2101">
                <text:p>15210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8816">
                <text:p>1488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0237">
                <text:p>15023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0229">
                <text:p>15022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1884">
                <text:p>1518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6628">
                <text:p>1566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5257">
                <text:p>14525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6456">
                <text:p>1564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4518">
                <text:p>1445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7169">
                <text:p>1471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1204">
                <text:p>1412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4362">
                <text:p>1543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8011">
                <text:p>1480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1569">
                <text:p>16156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0726">
                <text:p>1707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9338">
                <text:p>1593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5602">
                <text:p>16560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5071">
                <text:p>16507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6142">
                <text:p>16614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0653">
                <text:p>17065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2574">
                <text:p>1625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9358">
                <text:p>16935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9990">
                <text:p>15999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5128">
                <text:p>15512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4808">
                <text:p>1548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5837">
                <text:p>16583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5696">
                <text:p>1656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9708">
                <text:p>1597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8082">
                <text:p>15808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6876">
                <text:p>15687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8937">
                <text:p>1589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5645">
                <text:p>1556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5425">
                <text:p>1554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9469">
                <text:p>1594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2286">
                <text:p>15228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8653">
                <text:p>15865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3146">
                <text:p>1631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66629">
                <text:p>26662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57513">
                <text:p>2575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62157">
                <text:p>26215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57761">
                <text:p>25776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59560">
                <text:p>25956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49621">
                <text:p>24962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67779">
                <text:p>26777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52814">
                <text:p>2528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58501">
                <text:p>25850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74235">
                <text:p>27423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58977">
                <text:p>25897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52959">
                <text:p>25295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0658">
                <text:p>26065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57742">
                <text:p>25774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36706">
                <text:p>23670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6512">
                <text:p>1765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6906">
                <text:p>1769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5277">
                <text:p>17527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84507">
                <text:p>18450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84778">
                <text:p>18477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8399">
                <text:p>1783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0421">
                <text:p>1904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81785">
                <text:p>18178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83734">
                <text:p>1837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5779">
                <text:p>17577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81283">
                <text:p>1812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0661">
                <text:p>18066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1088">
                <text:p>17108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80400">
                <text:p>18040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7349">
                <text:p>17734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7477">
                <text:p>1774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7214">
                <text:p>1772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1698">
                <text:p>17169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83901">
                <text:p>1839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2832">
                <text:p>1828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3169">
                <text:p>1731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2697">
                <text:p>16269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6168">
                <text:p>1561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8164">
                <text:p>15816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0134">
                <text:p>1601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5673">
                <text:p>17567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63569">
                <text:p>16356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9246">
                <text:p>1692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3757">
                <text:p>16375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4388">
                <text:p>16438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5815">
                <text:p>1658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2213">
                <text:p>1722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3425">
                <text:p>1734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90426">
                <text:p>19042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53229">
                <text:p>2532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27046">
                <text:p>2270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81833">
                <text:p>18183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0939">
                <text:p>16093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0547">
                <text:p>1705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63275">
                <text:p>1632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2791">
                <text:p>1527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3572">
                <text:p>15357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5681">
                <text:p>14568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7328">
                <text:p>1473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6945">
                <text:p>14694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1847">
                <text:p>15184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9482">
                <text:p>1594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0806">
                <text:p>16080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8262">
                <text:p>15826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8249">
                <text:p>1482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7789">
                <text:p>1477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5141">
                <text:p>15514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7831">
                <text:p>14783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7385">
                <text:p>1473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2566">
                <text:p>15256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2107">
                <text:p>1421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2809">
                <text:p>1528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855">
                <text:p>1468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2537">
                <text:p>1525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504">
                <text:p>15050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7212">
                <text:p>1472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7511">
                <text:p>1475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343">
                <text:p>15034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8129">
                <text:p>1481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3277">
                <text:p>14327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2505">
                <text:p>1425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6379">
                <text:p>14637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4311">
                <text:p>14431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4126">
                <text:p>15412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0698">
                <text:p>1606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2293">
                <text:p>1522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5715">
                <text:p>1557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8393">
                <text:p>15839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4174">
                <text:p>15417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3917">
                <text:p>1539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3618">
                <text:p>15361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3278">
                <text:p>15327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3835">
                <text:p>15383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3857">
                <text:p>1538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2233">
                <text:p>15223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3974">
                <text:p>16397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0969">
                <text:p>16096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2984">
                <text:p>15298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9155">
                <text:p>1591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3659">
                <text:p>15365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3947">
                <text:p>16394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7973">
                <text:p>16797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5983">
                <text:p>16598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79404">
                <text:p>17940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70006">
                <text:p>1700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6355">
                <text:p>1663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64334">
                <text:p>2643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69915">
                <text:p>2699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61691">
                <text:p>2616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60045">
                <text:p>2600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88844">
                <text:p>28884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76690">
                <text:p>27669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02767">
                <text:p>3027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70141">
                <text:p>27014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2623">
                <text:p>2526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7237">
                <text:p>25723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0523">
                <text:p>2505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58529">
                <text:p>25852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74190">
                <text:p>27419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62523">
                <text:p>2625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25458">
                <text:p>22545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93053">
                <text:p>19305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6193">
                <text:p>17619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3567">
                <text:p>1735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3996">
                <text:p>17399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85487">
                <text:p>18548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8151">
                <text:p>18815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4679">
                <text:p>17467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7269">
                <text:p>18726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74990">
                <text:p>17499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72630">
                <text:p>17263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83710">
                <text:p>18371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81146">
                <text:p>18114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76466">
                <text:p>17646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74156">
                <text:p>17415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5654">
                <text:p>17565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85855">
                <text:p>18585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77066">
                <text:p>17706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9633">
                <text:p>16963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81694">
                <text:p>1816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74246">
                <text:p>17424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8268">
                <text:p>16826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2092">
                <text:p>16209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2165">
                <text:p>1621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70664">
                <text:p>1706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73757">
                <text:p>17375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9296">
                <text:p>15929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5668">
                <text:p>15566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7435">
                <text:p>1574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704">
                <text:p>1617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942">
                <text:p>16194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3436">
                <text:p>15343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7488">
                <text:p>15748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73937">
                <text:p>1739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5377">
                <text:p>1553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6985">
                <text:p>15698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7181">
                <text:p>15718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6069">
                <text:p>1560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5899">
                <text:p>16589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1363">
                <text:p>16136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6549">
                <text:p>15654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3626">
                <text:p>1536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8980">
                <text:p>15898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8524">
                <text:p>15852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2987">
                <text:p>15298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4034">
                <text:p>15403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45562">
                <text:p>14556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9871">
                <text:p>14987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1920">
                <text:p>15192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1269">
                <text:p>15126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49663">
                <text:p>14966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5285">
                <text:p>15528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9391">
                <text:p>14939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45671">
                <text:p>14567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7749">
                <text:p>1677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1738">
                <text:p>15173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54565">
                <text:p>1545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3279">
                <text:p>15327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9135">
                <text:p>14913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56915">
                <text:p>1569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2328">
                <text:p>1523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7351">
                <text:p>14735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5776">
                <text:p>14577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2081">
                <text:p>15208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1359">
                <text:p>16135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7190">
                <text:p>16719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4701">
                <text:p>16470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4833">
                <text:p>1648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7463">
                <text:p>14746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3142">
                <text:p>15314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9384">
                <text:p>15938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8094">
                <text:p>15809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5160">
                <text:p>16516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9484">
                <text:p>17948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8448">
                <text:p>16844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7711">
                <text:p>1677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7450">
                <text:p>16745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5361">
                <text:p>16536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1585">
                <text:p>15158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4610">
                <text:p>15461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0709">
                <text:p>1507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3232">
                <text:p>16323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5073">
                <text:p>16507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3234">
                <text:p>16323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2095">
                <text:p>15209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0904">
                <text:p>1709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1182">
                <text:p>17118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8094">
                <text:p>16809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4066">
                <text:p>15406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6278">
                <text:p>15627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6217">
                <text:p>15621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7139">
                <text:p>15713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6769">
                <text:p>18676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64439">
                <text:p>26443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52601">
                <text:p>2526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49027">
                <text:p>24902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51139">
                <text:p>25113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67630">
                <text:p>26763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65966">
                <text:p>26596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54427">
                <text:p>25442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36631">
                <text:p>23663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68243">
                <text:p>26824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43399">
                <text:p>2433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48472">
                <text:p>24847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60913">
                <text:p>26091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51457">
                <text:p>25145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37298">
                <text:p>23729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8214">
                <text:p>1482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5352">
                <text:p>1453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6714">
                <text:p>13671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4037">
                <text:p>1340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4764">
                <text:p>13476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1036">
                <text:p>14103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8397">
                <text:p>13839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3982">
                <text:p>14398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7352">
                <text:p>1373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0741">
                <text:p>14074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32274">
                <text:p>13227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6326">
                <text:p>13632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6302">
                <text:p>14630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8383">
                <text:p>13838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39889">
                <text:p>13988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33893">
                <text:p>13389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34147">
                <text:p>13414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2153">
                <text:p>13215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9298">
                <text:p>13929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5997">
                <text:p>13599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34400">
                <text:p>13440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35367">
                <text:p>13536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2088">
                <text:p>14208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37732">
                <text:p>13773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31583">
                <text:p>13158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39250">
                <text:p>13925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32561">
                <text:p>13256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35063">
                <text:p>13506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34149">
                <text:p>13414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38581">
                <text:p>13858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32392">
                <text:p>13239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8237">
                <text:p>13823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34141">
                <text:p>13414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33891">
                <text:p>1338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529cm" svg:height="8.994cm" xlink:href=".." xlink:type="simple" chart:class="chart:line" chart:style-name="ch1">
        <chart:legend chart:legend-position="end" svg:x="36.266cm" svg:y="4.198cm" style:legend-expansion="high" chart:style-name="ch2"/>
        <chart:plot-area chart:style-name="ch3" table:cell-range-address="Sheet1.B1:Sheet1.B974" svg:x="0.77cm" svg:y="0.179cm" svg:width="34.726cm" svg:height="8.636cm">
          <chartooo:coordinate-region svg:x="2.132cm" svg:y="0.3cm" svg:width="33.224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974" chart:class="chart:line">
            <chart:data-point chart:repeated="9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608">
                <text:p>189608</text:p>
                <draw:g>
                  <svg:desc>Sheet1.B1:Sheet1.B9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244">
                <text:p>207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39">
                <text:p>199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058">
                <text:p>188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208">
                <text:p>200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2302">
                <text:p>222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5973">
                <text:p>215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3100">
                <text:p>213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5287">
                <text:p>2152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027">
                <text:p>169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021">
                <text:p>1730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6764">
                <text:p>176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415">
                <text:p>161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539">
                <text:p>163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811">
                <text:p>165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016">
                <text:p>156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9671">
                <text:p>1496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618">
                <text:p>149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810">
                <text:p>1578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2538">
                <text:p>1625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467">
                <text:p>1474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061">
                <text:p>1460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537">
                <text:p>1465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268">
                <text:p>150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934">
                <text:p>157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3214">
                <text:p>143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547">
                <text:p>139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266">
                <text:p>1382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9999">
                <text:p>13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3767">
                <text:p>1437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7698">
                <text:p>1376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910">
                <text:p>1359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7953">
                <text:p>137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347">
                <text:p>138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755">
                <text:p>1377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1544">
                <text:p>141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9147">
                <text:p>139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9271">
                <text:p>139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3037">
                <text:p>1430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4130">
                <text:p>1441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624">
                <text:p>1406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1165">
                <text:p>1411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9828">
                <text:p>1398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0880">
                <text:p>1408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9304">
                <text:p>1393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3590">
                <text:p>1435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0654">
                <text:p>1606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7920">
                <text:p>1379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8960">
                <text:p>1389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1137">
                <text:p>1411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9070">
                <text:p>1390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9296">
                <text:p>1392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9331">
                <text:p>1393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857">
                <text:p>140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8139">
                <text:p>1381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7504">
                <text:p>1375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882">
                <text:p>1408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8581">
                <text:p>138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7025">
                <text:p>1370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7700">
                <text:p>1377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7091">
                <text:p>1370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0223">
                <text:p>1402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7896">
                <text:p>137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486">
                <text:p>1364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7334">
                <text:p>1373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7771">
                <text:p>1377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532">
                <text:p>136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2475">
                <text:p>1424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9275">
                <text:p>1392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953">
                <text:p>1409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578">
                <text:p>1405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7418">
                <text:p>1374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9403">
                <text:p>1394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4207">
                <text:p>1442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495">
                <text:p>1364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7376">
                <text:p>1373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9683">
                <text:p>1396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9300">
                <text:p>1393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6902">
                <text:p>1369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0865">
                <text:p>1408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8756">
                <text:p>1387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8205">
                <text:p>138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7635">
                <text:p>137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2965">
                <text:p>1429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0642">
                <text:p>1406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2516">
                <text:p>1425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6334">
                <text:p>1363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6307">
                <text:p>1363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6292">
                <text:p>1362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6164">
                <text:p>1361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1349">
                <text:p>1413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5672">
                <text:p>1356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7851">
                <text:p>1378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9149">
                <text:p>139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9720">
                <text:p>1397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7561">
                <text:p>1375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6633">
                <text:p>1366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6589">
                <text:p>1365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9841">
                <text:p>1398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9227">
                <text:p>1392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8904">
                <text:p>1389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752">
                <text:p>1357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0263">
                <text:p>1402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8779">
                <text:p>1387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9670">
                <text:p>1396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9873">
                <text:p>1398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1761">
                <text:p>1417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9360">
                <text:p>1393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8526">
                <text:p>1385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5953">
                <text:p>1359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8342">
                <text:p>1383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470">
                <text:p>1354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181">
                <text:p>1371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3372">
                <text:p>1433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8632">
                <text:p>1386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8050">
                <text:p>1380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246">
                <text:p>1372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7840">
                <text:p>1378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9326">
                <text:p>139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7925">
                <text:p>1379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9810">
                <text:p>1398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414">
                <text:p>1364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6340">
                <text:p>1363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5443">
                <text:p>1354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7156">
                <text:p>1371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7520">
                <text:p>1375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8898">
                <text:p>1388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783">
                <text:p>1437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078">
                <text:p>1440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9104">
                <text:p>1391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7073">
                <text:p>1370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1957">
                <text:p>1419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7407">
                <text:p>137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7267">
                <text:p>1372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149">
                <text:p>1361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654">
                <text:p>1376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0099">
                <text:p>1400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134">
                <text:p>1391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896">
                <text:p>1378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756">
                <text:p>1457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8550">
                <text:p>1385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007">
                <text:p>1400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7945">
                <text:p>1379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735">
                <text:p>1407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163">
                <text:p>1461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6271">
                <text:p>1362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7043">
                <text:p>1370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7226">
                <text:p>1372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7000">
                <text:p>137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9702">
                <text:p>1397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6916">
                <text:p>1369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6989">
                <text:p>136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7243">
                <text:p>1372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2228">
                <text:p>1422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7494">
                <text:p>1374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2478">
                <text:p>1424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8110">
                <text:p>1381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8527">
                <text:p>1385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6095">
                <text:p>1460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9746">
                <text:p>1397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8235">
                <text:p>1382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6604">
                <text:p>1366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5516">
                <text:p>1355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9746">
                <text:p>1397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7544">
                <text:p>1375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6691">
                <text:p>1366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8463">
                <text:p>1384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9919">
                <text:p>1399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1183">
                <text:p>1411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8888">
                <text:p>1388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8207">
                <text:p>1382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9773">
                <text:p>1397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3750">
                <text:p>1437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6610">
                <text:p>1466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9351">
                <text:p>1393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6137">
                <text:p>1361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6491">
                <text:p>1364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0419">
                <text:p>1404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6799">
                <text:p>1367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6684">
                <text:p>1366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7832">
                <text:p>1378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8721">
                <text:p>1387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8048">
                <text:p>1380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6799">
                <text:p>1367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5920">
                <text:p>1359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8807">
                <text:p>1388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7022">
                <text:p>1370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5125">
                <text:p>135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6068">
                <text:p>1460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0920">
                <text:p>1409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8376">
                <text:p>1383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8599">
                <text:p>1385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9465">
                <text:p>1394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9496">
                <text:p>1394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9758">
                <text:p>1397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0946">
                <text:p>1409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7734">
                <text:p>1377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6744">
                <text:p>1367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6877">
                <text:p>1368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4903">
                <text:p>1349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7027">
                <text:p>1370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6483">
                <text:p>1364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0099">
                <text:p>1400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8741">
                <text:p>1387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9427">
                <text:p>1394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6894">
                <text:p>1368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8876">
                <text:p>1388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8054">
                <text:p>1380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0886">
                <text:p>1408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7098">
                <text:p>1370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7875">
                <text:p>137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0983">
                <text:p>1409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0811">
                <text:p>1408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9700">
                <text:p>1397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9259">
                <text:p>1392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972">
                <text:p>1429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7333">
                <text:p>137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1710">
                <text:p>1417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9594">
                <text:p>1395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0434">
                <text:p>1404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5493">
                <text:p>1454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9361">
                <text:p>1593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9686">
                <text:p>1396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7608">
                <text:p>1376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0423">
                <text:p>1404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6403">
                <text:p>13640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5780">
                <text:p>1357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7526">
                <text:p>1375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9770">
                <text:p>1397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7070">
                <text:p>1370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8212">
                <text:p>1382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9097">
                <text:p>1390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1003">
                <text:p>1410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9037">
                <text:p>1390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2619">
                <text:p>1426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0457">
                <text:p>1404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0932">
                <text:p>1409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9885">
                <text:p>1398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8581">
                <text:p>1385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1050">
                <text:p>1410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8517">
                <text:p>1385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9299">
                <text:p>1392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6196">
                <text:p>1361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4669">
                <text:p>1446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9381">
                <text:p>1393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0536">
                <text:p>1405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0209">
                <text:p>1402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4490">
                <text:p>14449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8278">
                <text:p>1382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0976">
                <text:p>1409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8437">
                <text:p>1384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7939">
                <text:p>1379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6617">
                <text:p>1466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7143">
                <text:p>1371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6241">
                <text:p>1362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9341">
                <text:p>1393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8216">
                <text:p>1382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2527">
                <text:p>1425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7592">
                <text:p>1375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0511">
                <text:p>1405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8638">
                <text:p>1386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8996">
                <text:p>1389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922">
                <text:p>1469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8221">
                <text:p>1382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8772">
                <text:p>1387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8449">
                <text:p>1384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8027">
                <text:p>1380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7649">
                <text:p>1376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8256">
                <text:p>1382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8380">
                <text:p>1383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7055">
                <text:p>1470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8758">
                <text:p>1387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332">
                <text:p>1363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7473">
                <text:p>1374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708">
                <text:p>1377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873">
                <text:p>1378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1182">
                <text:p>1411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2617">
                <text:p>1426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2944">
                <text:p>1429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8347">
                <text:p>1383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9714">
                <text:p>1397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6531">
                <text:p>1465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0060">
                <text:p>1400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8595">
                <text:p>1385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284">
                <text:p>1412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1659">
                <text:p>1416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8988">
                <text:p>1389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7374">
                <text:p>1373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9716">
                <text:p>1397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9533">
                <text:p>1395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9620">
                <text:p>1396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4096">
                <text:p>1440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1594">
                <text:p>1415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4749">
                <text:p>1447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0689">
                <text:p>1406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3084">
                <text:p>1430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7534">
                <text:p>1375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7753">
                <text:p>13775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7681">
                <text:p>1376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9112">
                <text:p>1391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8294">
                <text:p>1382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7299">
                <text:p>1372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9534">
                <text:p>1395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8378">
                <text:p>1383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1407">
                <text:p>1414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3825">
                <text:p>1438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1552">
                <text:p>1415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3138">
                <text:p>1431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8145">
                <text:p>1381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9844">
                <text:p>1398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7332">
                <text:p>1373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6707">
                <text:p>1367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7443">
                <text:p>1474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8692">
                <text:p>1386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8167">
                <text:p>1381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2486">
                <text:p>1424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7871">
                <text:p>1378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8591">
                <text:p>1385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8227">
                <text:p>1382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7292">
                <text:p>1372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2232">
                <text:p>1422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7481">
                <text:p>1474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5627">
                <text:p>1456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3216">
                <text:p>1432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1617">
                <text:p>1516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5656">
                <text:p>1556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7478">
                <text:p>1474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7498">
                <text:p>1474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9395">
                <text:p>1493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1375">
                <text:p>1513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2413">
                <text:p>1524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0580">
                <text:p>15058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9710">
                <text:p>1497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0002">
                <text:p>1500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0425">
                <text:p>1504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1949">
                <text:p>1519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3299">
                <text:p>1532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1671">
                <text:p>1516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3492">
                <text:p>1534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9009">
                <text:p>1490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3088">
                <text:p>1530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0118">
                <text:p>1501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9738">
                <text:p>1497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7888">
                <text:p>1478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7619">
                <text:p>1476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1558">
                <text:p>1515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6052">
                <text:p>1460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1075">
                <text:p>1510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0153">
                <text:p>1501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2626">
                <text:p>1426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4469">
                <text:p>1444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1583">
                <text:p>1415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9637">
                <text:p>1396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5936">
                <text:p>1459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1126">
                <text:p>1411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3188">
                <text:p>1431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1527">
                <text:p>1415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3180">
                <text:p>1431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0946">
                <text:p>1409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3041">
                <text:p>1430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9473">
                <text:p>1394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7730">
                <text:p>13773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6370">
                <text:p>13637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7945">
                <text:p>1379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5297">
                <text:p>1352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7534">
                <text:p>1375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6471">
                <text:p>13647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7975">
                <text:p>1379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9439">
                <text:p>1394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8757">
                <text:p>1387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1274">
                <text:p>1412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9543">
                <text:p>1395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9205">
                <text:p>1392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9026">
                <text:p>13902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8116">
                <text:p>1381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0801">
                <text:p>1408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4476">
                <text:p>1444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6247">
                <text:p>1462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6428">
                <text:p>1464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6985">
                <text:p>1469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6805">
                <text:p>1468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5977">
                <text:p>1459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5688">
                <text:p>1456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8199">
                <text:p>1481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6670">
                <text:p>14667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7303">
                <text:p>1473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7832">
                <text:p>1478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7648">
                <text:p>1476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6309">
                <text:p>1463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9448">
                <text:p>1494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4076">
                <text:p>1440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4827">
                <text:p>1448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5674">
                <text:p>1456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6188">
                <text:p>1461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1344">
                <text:p>1513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7694">
                <text:p>1476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8540">
                <text:p>14854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8251">
                <text:p>14825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6837">
                <text:p>1468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7164">
                <text:p>1471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0367">
                <text:p>1503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7388">
                <text:p>1473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8631">
                <text:p>1386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8133">
                <text:p>1381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9399">
                <text:p>1393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9804">
                <text:p>1398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7859">
                <text:p>1378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8716">
                <text:p>1387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8878">
                <text:p>1388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8763">
                <text:p>1387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9224">
                <text:p>1392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7791">
                <text:p>1377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8178">
                <text:p>1381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6968">
                <text:p>1369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8779">
                <text:p>13877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9260">
                <text:p>13926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9932">
                <text:p>1399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7573">
                <text:p>1375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6931">
                <text:p>1369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8717">
                <text:p>1387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6269">
                <text:p>1462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0369">
                <text:p>1403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9080">
                <text:p>13908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7323">
                <text:p>1373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7673">
                <text:p>1376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7928">
                <text:p>1379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0110">
                <text:p>14011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6995">
                <text:p>1369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9577">
                <text:p>1395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6424">
                <text:p>1464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2889">
                <text:p>15288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3772">
                <text:p>15377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9480">
                <text:p>1494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8482">
                <text:p>1484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3552">
                <text:p>1535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4771">
                <text:p>1547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1135">
                <text:p>1511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5031">
                <text:p>1550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4320">
                <text:p>15432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5549">
                <text:p>1555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7479">
                <text:p>1474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6823">
                <text:p>1468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8372">
                <text:p>14837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7590">
                <text:p>15759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8256">
                <text:p>1482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7829">
                <text:p>14782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9092">
                <text:p>1490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9123">
                <text:p>1491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7778">
                <text:p>1477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7562">
                <text:p>1475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8917">
                <text:p>1489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6117">
                <text:p>1461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8586">
                <text:p>1485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6011">
                <text:p>1460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6715">
                <text:p>1367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8747">
                <text:p>13874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2419">
                <text:p>1324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6670">
                <text:p>13667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9392">
                <text:p>1293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2523">
                <text:p>1325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3197">
                <text:p>1331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8957">
                <text:p>1289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1953">
                <text:p>1319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0869">
                <text:p>1308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6449">
                <text:p>1364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0890">
                <text:p>13089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3491">
                <text:p>1334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4534">
                <text:p>1345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1009">
                <text:p>1310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1872">
                <text:p>1318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2522">
                <text:p>1325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9845">
                <text:p>1298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9522">
                <text:p>1295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1721">
                <text:p>1317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2107">
                <text:p>1221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7035">
                <text:p>1170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1191">
                <text:p>1311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5237">
                <text:p>1352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654">
                <text:p>906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414">
                <text:p>1034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5714">
                <text:p>1157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5425">
                <text:p>1054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9357">
                <text:p>993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941">
                <text:p>909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4302">
                <text:p>1043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9789">
                <text:p>1197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5985">
                <text:p>11598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1370">
                <text:p>11137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2355">
                <text:p>823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9071">
                <text:p>890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7743">
                <text:p>777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8661">
                <text:p>786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4452">
                <text:p>844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0634">
                <text:p>906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5097">
                <text:p>850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6911">
                <text:p>869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5485">
                <text:p>854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1447">
                <text:p>914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8647">
                <text:p>786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4292">
                <text:p>842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1816">
                <text:p>818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7301">
                <text:p>873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6013">
                <text:p>860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4759">
                <text:p>847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6809">
                <text:p>868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5378">
                <text:p>853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7455">
                <text:p>8745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2921">
                <text:p>8292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4510">
                <text:p>8451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4864">
                <text:p>848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4074">
                <text:p>840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5868">
                <text:p>14586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4832">
                <text:p>14483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4722">
                <text:p>1447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3420">
                <text:p>14342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1708">
                <text:p>1417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1011">
                <text:p>1410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4131">
                <text:p>1441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3500">
                <text:p>1435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2000">
                <text:p>142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5626">
                <text:p>1456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1814">
                <text:p>1418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0678">
                <text:p>14067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3412">
                <text:p>1434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1076">
                <text:p>1410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7503">
                <text:p>1475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4879">
                <text:p>14487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3993">
                <text:p>16399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9437">
                <text:p>1494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4460">
                <text:p>14446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2870">
                <text:p>14287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1963">
                <text:p>1419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2374">
                <text:p>1423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6969">
                <text:p>1469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0470">
                <text:p>14047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1373">
                <text:p>14137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0193">
                <text:p>1401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7987">
                <text:p>1379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8254">
                <text:p>1382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9064">
                <text:p>13906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1834">
                <text:p>1418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6961">
                <text:p>14696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0106">
                <text:p>14010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0896">
                <text:p>1408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3313">
                <text:p>1433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0207">
                <text:p>15020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9399">
                <text:p>1393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3445">
                <text:p>1434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7065">
                <text:p>1370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5084">
                <text:p>1450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3823">
                <text:p>14382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9486">
                <text:p>13948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2589">
                <text:p>1425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5245">
                <text:p>14524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9044">
                <text:p>14904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8446">
                <text:p>1484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1195">
                <text:p>14119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0012">
                <text:p>1400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7590">
                <text:p>14759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0864">
                <text:p>20086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33008">
                <text:p>2330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6823">
                <text:p>1668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1425">
                <text:p>1614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1549">
                <text:p>14154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4313">
                <text:p>1443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6658">
                <text:p>1466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2214">
                <text:p>1422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1681">
                <text:p>1416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7072">
                <text:p>1470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1729">
                <text:p>14172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9394">
                <text:p>1393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7419">
                <text:p>1374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8715">
                <text:p>1387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7157">
                <text:p>13715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9704">
                <text:p>1397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8588">
                <text:p>1385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7993">
                <text:p>13799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1789">
                <text:p>1417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7355">
                <text:p>1373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9554">
                <text:p>13955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9100">
                <text:p>139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9218">
                <text:p>1492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4817">
                <text:p>1448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0773">
                <text:p>1407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9101">
                <text:p>13910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4623">
                <text:p>1446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7550">
                <text:p>14755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4925">
                <text:p>1649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9236">
                <text:p>14923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3368">
                <text:p>14336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9494">
                <text:p>13949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1696">
                <text:p>1416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42113">
                <text:p>1421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6449">
                <text:p>14644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9026">
                <text:p>14902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3652">
                <text:p>1436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6415">
                <text:p>1464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5494">
                <text:p>1454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1253">
                <text:p>1412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3769">
                <text:p>1437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4694">
                <text:p>1446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3243">
                <text:p>14324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8744">
                <text:p>14874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1416">
                <text:p>16141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2634">
                <text:p>16263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8765">
                <text:p>15876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0211">
                <text:p>1602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1238">
                <text:p>16123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5630">
                <text:p>15563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1461">
                <text:p>1414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5936">
                <text:p>14593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2255">
                <text:p>1422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8258">
                <text:p>13825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7553">
                <text:p>13755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1812">
                <text:p>1418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8532">
                <text:p>13853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7920">
                <text:p>13792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9664">
                <text:p>1396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9254">
                <text:p>1392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9514">
                <text:p>1395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9549">
                <text:p>13954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8213">
                <text:p>1382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6171">
                <text:p>13617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6099">
                <text:p>1360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0412">
                <text:p>1404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8685">
                <text:p>14868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6441">
                <text:p>13644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9048">
                <text:p>13904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7282">
                <text:p>1372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9502">
                <text:p>13950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7877">
                <text:p>1378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0778">
                <text:p>14077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6164">
                <text:p>1461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37799">
                <text:p>13779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8039">
                <text:p>1380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5426">
                <text:p>1354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5375">
                <text:p>1353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5580">
                <text:p>13558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1443">
                <text:p>14144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0264">
                <text:p>14026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0199">
                <text:p>1401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7448">
                <text:p>13744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0171">
                <text:p>14017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701">
                <text:p>14170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6886">
                <text:p>13688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6235">
                <text:p>13623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6712">
                <text:p>1367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7120">
                <text:p>13712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0433">
                <text:p>1404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6518">
                <text:p>1365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7582">
                <text:p>13758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7504">
                <text:p>13750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7129">
                <text:p>1371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2875">
                <text:p>1428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8010">
                <text:p>13801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6827">
                <text:p>14682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8946">
                <text:p>1389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5722">
                <text:p>13572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5482">
                <text:p>13548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0370">
                <text:p>14037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948">
                <text:p>14694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6377">
                <text:p>14637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6127">
                <text:p>1461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1299">
                <text:p>1512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8729">
                <text:p>1487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6670">
                <text:p>14667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7003">
                <text:p>14700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7331">
                <text:p>1473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1624">
                <text:p>1516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6669">
                <text:p>14666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6479">
                <text:p>14647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8187">
                <text:p>1481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1015">
                <text:p>1510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8073">
                <text:p>14807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8943">
                <text:p>14894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8547">
                <text:p>14854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3007">
                <text:p>1530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8639">
                <text:p>14863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9628">
                <text:p>14962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8199">
                <text:p>14819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0689">
                <text:p>1506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3971">
                <text:p>1539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4841">
                <text:p>1548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2492">
                <text:p>15249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1049">
                <text:p>15104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3722">
                <text:p>1437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3623">
                <text:p>14362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8800">
                <text:p>1388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9279">
                <text:p>1392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4215">
                <text:p>1442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9813">
                <text:p>13981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0471">
                <text:p>14047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29">
                <text:p>1387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1024">
                <text:p>1410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1996">
                <text:p>1419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020">
                <text:p>13902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7417">
                <text:p>1474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2249">
                <text:p>14224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7938">
                <text:p>13793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8526">
                <text:p>13852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8470">
                <text:p>13847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8200">
                <text:p>13820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6820">
                <text:p>13682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9423">
                <text:p>13942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3141">
                <text:p>1431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7446">
                <text:p>13744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7475">
                <text:p>1374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0735">
                <text:p>14073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36687">
                <text:p>13668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7534">
                <text:p>1375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6027">
                <text:p>1360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1709">
                <text:p>14170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9838">
                <text:p>14983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7892">
                <text:p>1478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2064">
                <text:p>15206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7496">
                <text:p>14749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7134">
                <text:p>1471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6877">
                <text:p>1468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5618">
                <text:p>1456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642">
                <text:p>14464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6304">
                <text:p>14630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7052">
                <text:p>14705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6731">
                <text:p>1467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7720">
                <text:p>14772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9489">
                <text:p>14948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8603">
                <text:p>1486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8451">
                <text:p>1484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6113">
                <text:p>1461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6977">
                <text:p>14697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037">
                <text:p>15003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4735">
                <text:p>14473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3852">
                <text:p>1438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7888">
                <text:p>1478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906">
                <text:p>15090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6147">
                <text:p>14614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5134">
                <text:p>14513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8364">
                <text:p>1483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4823">
                <text:p>20482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0895">
                <text:p>24089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4573">
                <text:p>24457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39953">
                <text:p>2399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34327">
                <text:p>2343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36665">
                <text:p>23666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32689">
                <text:p>2326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32829">
                <text:p>23282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2299">
                <text:p>23229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35163">
                <text:p>23516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0617">
                <text:p>2406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35178">
                <text:p>23517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39308">
                <text:p>23930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39764">
                <text:p>23976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43490">
                <text:p>24349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35916">
                <text:p>2359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6676">
                <text:p>20667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1528">
                <text:p>1615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5047">
                <text:p>16504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0738">
                <text:p>16073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7652">
                <text:p>16765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2126">
                <text:p>1621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5812">
                <text:p>1658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1786">
                <text:p>16178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3474">
                <text:p>16347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3692">
                <text:p>16369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3842">
                <text:p>16384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4591">
                <text:p>1645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2436">
                <text:p>16243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5154">
                <text:p>16515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1112">
                <text:p>1611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2620">
                <text:p>16262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9151">
                <text:p>16915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4063">
                <text:p>16406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9937">
                <text:p>16993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4880">
                <text:p>16488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5400">
                <text:p>1654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3092">
                <text:p>16309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5377">
                <text:p>1653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0809">
                <text:p>15080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0425">
                <text:p>1504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48081">
                <text:p>14808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6454">
                <text:p>14645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6620">
                <text:p>14662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46682">
                <text:p>14668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47509">
                <text:p>14750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49159">
                <text:p>14915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9582">
                <text:p>14958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48980">
                <text:p>14898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48801">
                <text:p>14880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7450">
                <text:p>14745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8119">
                <text:p>1481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47464">
                <text:p>14746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81296">
                <text:p>18129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6440">
                <text:p>16644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78248">
                <text:p>17824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12810">
                <text:p>21281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5270">
                <text:p>15527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49030">
                <text:p>14903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4639">
                <text:p>15463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5462">
                <text:p>14546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0426">
                <text:p>15042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0661">
                <text:p>15066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9977">
                <text:p>14997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7853">
                <text:p>13785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37852">
                <text:p>13785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9944">
                <text:p>13994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3357">
                <text:p>14335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6545">
                <text:p>14654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43638">
                <text:p>14363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43991">
                <text:p>1439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45827">
                <text:p>14582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0675">
                <text:p>15067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6902">
                <text:p>15690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45289">
                <text:p>14528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43404">
                <text:p>14340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41339">
                <text:p>14133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41280">
                <text:p>14128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41915">
                <text:p>1419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38802">
                <text:p>13880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48784">
                <text:p>14878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4610">
                <text:p>15461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48865">
                <text:p>14886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47293">
                <text:p>14729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45841">
                <text:p>14584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3623">
                <text:p>1536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44591">
                <text:p>1445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39184">
                <text:p>13918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8157">
                <text:p>13815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43813">
                <text:p>14381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47352">
                <text:p>14735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46504">
                <text:p>14650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50606">
                <text:p>1506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50794">
                <text:p>15079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8468">
                <text:p>14846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6140">
                <text:p>15614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6970">
                <text:p>14697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8972">
                <text:p>1489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8450">
                <text:p>14845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7081">
                <text:p>14708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47404">
                <text:p>1474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9057">
                <text:p>14905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9213">
                <text:p>14921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50869">
                <text:p>15086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52072">
                <text:p>15207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8538">
                <text:p>14853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7795">
                <text:p>14779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2694">
                <text:p>15269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51066">
                <text:p>15106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3753">
                <text:p>15375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50515">
                <text:p>1505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6113">
                <text:p>15611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0971">
                <text:p>15097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7703">
                <text:p>14770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84235">
                <text:p>18423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40351">
                <text:p>24035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34122">
                <text:p>23412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45466">
                <text:p>24546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36790">
                <text:p>23679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41616">
                <text:p>24161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43007">
                <text:p>2430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40130">
                <text:p>24013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41107">
                <text:p>24110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37192">
                <text:p>2371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59689">
                <text:p>25968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37336">
                <text:p>2373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34177">
                <text:p>23417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41800">
                <text:p>24180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54021">
                <text:p>25402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31826">
                <text:p>2318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5338">
                <text:p>20533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1245">
                <text:p>16124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3159">
                <text:p>16315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6747">
                <text:p>16674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0958">
                <text:p>17095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6737">
                <text:p>16673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4353">
                <text:p>16435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2280">
                <text:p>16228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3514">
                <text:p>1635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2612">
                <text:p>16261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2911">
                <text:p>1629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1810">
                <text:p>16181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1384">
                <text:p>16138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3860">
                <text:p>16386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1024">
                <text:p>16102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2469">
                <text:p>1624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5272">
                <text:p>1652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4308">
                <text:p>1643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4005">
                <text:p>16400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2087">
                <text:p>16208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3001">
                <text:p>1630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4567">
                <text:p>16456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3412">
                <text:p>1634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0514">
                <text:p>1505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5244">
                <text:p>14524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7141">
                <text:p>14714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7224">
                <text:p>1472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8506">
                <text:p>14850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8986">
                <text:p>14898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0949">
                <text:p>15094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6636">
                <text:p>14663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0177">
                <text:p>15017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6973">
                <text:p>14697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7483">
                <text:p>14748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6072">
                <text:p>14607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2363">
                <text:p>15236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2288">
                <text:p>15228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7094">
                <text:p>14709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46634">
                <text:p>1466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5310">
                <text:p>14531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8540">
                <text:p>14854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7910">
                <text:p>14791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8815">
                <text:p>1488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7483">
                <text:p>14748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9389">
                <text:p>14938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7570">
                <text:p>14757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9041">
                <text:p>14904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5142">
                <text:p>14514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3702">
                <text:p>14370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2331">
                <text:p>14233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47004">
                <text:p>14700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36819">
                <text:p>1368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6790">
                <text:p>13679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40623">
                <text:p>14062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2755">
                <text:p>1427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3464">
                <text:p>1434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42235">
                <text:p>14223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1358">
                <text:p>14135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7656">
                <text:p>13765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1119">
                <text:p>1411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39547">
                <text:p>13954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5780">
                <text:p>13578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39648">
                <text:p>13964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38463">
                <text:p>13846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39858">
                <text:p>13985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41472">
                <text:p>14147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39317">
                <text:p>1393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9519">
                <text:p>13951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0295">
                <text:p>14029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0887">
                <text:p>14088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8223">
                <text:p>15822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8845">
                <text:p>16884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47206">
                <text:p>14720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2338">
                <text:p>14233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39291">
                <text:p>1392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0079">
                <text:p>15007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7138">
                <text:p>14713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48966">
                <text:p>14896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7954">
                <text:p>15795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7909">
                <text:p>14790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0154">
                <text:p>15015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6770">
                <text:p>14677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2034">
                <text:p>15203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8098">
                <text:p>14809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9320">
                <text:p>14932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9895">
                <text:p>14989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1051">
                <text:p>15105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49594">
                <text:p>1495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47205">
                <text:p>1472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8551">
                <text:p>14855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49563">
                <text:p>14956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46821">
                <text:p>1468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1788">
                <text:p>15178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2586">
                <text:p>15258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3341">
                <text:p>15334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3764">
                <text:p>15376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2008">
                <text:p>15200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49506">
                <text:p>14950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49428">
                <text:p>14942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0879">
                <text:p>15087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10383">
                <text:p>21038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41603">
                <text:p>24160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52578">
                <text:p>25257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42878">
                <text:p>24287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41305">
                <text:p>24130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32143">
                <text:p>232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